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63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58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2.136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1.886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2.635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94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21cm"/>
    </style:style>
    <style:style style:name="co24" style:family="table-column">
      <style:table-column-properties fo:break-before="auto" style:column-width="1.438cm"/>
    </style:style>
    <style:style style:name="co25" style:family="table-column">
      <style:table-column-properties fo:break-before="auto" style:column-width="1.411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589cm"/>
    </style:style>
    <style:style style:name="co29" style:family="table-column">
      <style:table-column-properties fo:break-before="auto" style:column-width="1.462cm"/>
    </style:style>
    <style:style style:name="co30" style:family="table-column">
      <style:table-column-properties fo:break-before="auto" style:column-width="0.804cm"/>
    </style:style>
    <style:style style:name="co31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1.831cm"/>
    </style:style>
    <style:style style:name="co33" style:family="table-column">
      <style:table-column-properties fo:break-before="auto" style:column-width="2.08cm"/>
    </style:style>
    <style:style style:name="co34" style:family="table-column">
      <style:table-column-properties fo:break-before="auto" style:column-width="0.998cm"/>
    </style:style>
    <style:style style:name="co35" style:family="table-column">
      <style:table-column-properties fo:break-before="auto" style:column-width="1.221cm"/>
    </style:style>
    <style:style style:name="co36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style:font-name="Liberation Sans" style:font-name-asian="DejaVu Sans" style:font-name-complex="Lohit Hindi"/>
    </style:style>
    <style:style style:name="ce4" style:family="table-cell" style:parent-style-name="Default" style:data-style-name="N2"/>
    <style:style style:name="ce5" style:family="table-cell" style:parent-style-name="Default" style:data-style-name="N100"/>
    <style:style style:name="ce6" style:family="table-cell" style:parent-style-name="Default" style:data-style-name="N108"/>
    <style:style style:name="ce7" style:family="table-cell" style:parent-style-name="Default"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8" style:family="table-cell" style:parent-style-name="Default">
      <style:text-properties style:font-name="Liberation Sans" style:font-name-asian="DejaVu Sans" style:font-name-complex="Lohit Hindi"/>
    </style:style>
    <style:style style:name="ce9" style:family="table-cell" style:parent-style-name="Default" style:data-style-name="N0"/>
    <style:style style:name="ce10" style:family="table-cell" style:parent-style-name="Default">
      <style:text-properties fo:color="#ff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xploratory" table:style-name="ta1" table:print="false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>
            <text:p>Sample 1</text:p>
          </table:table-cell>
          <table:table-cell table:number-columns-repeated="1023"/>
        </table:table-row>
        <table:table-row table:style-name="ro2">
          <table:table-cell office:value-type="float" office:value="1.286">
            <text:p>1.286</text:p>
          </table:table-cell>
          <table:table-cell office:value-type="float" office:value="1.918">
            <text:p>1.918</text:p>
          </table:table-cell>
          <table:table-cell office:value-type="float" office:value="2.351">
            <text:p>2.351</text:p>
          </table:table-cell>
          <table:table-cell office:value-type="float" office:value="2.126">
            <text:p>2.126</text:p>
          </table:table-cell>
          <table:table-cell office:value-type="float" office:value="2.257">
            <text:p>2.257</text:p>
          </table:table-cell>
          <table:table-cell office:value-type="float" office:value="2.071">
            <text:p>2.071</text:p>
          </table:table-cell>
          <table:table-cell office:value-type="float" office:value="2.212">
            <text:p>2.212</text:p>
          </table:table-cell>
          <table:table-cell office:value-type="float" office:value="1.943">
            <text:p>1.943</text:p>
          </table:table-cell>
          <table:table-cell office:value-type="float" office:value="2.561">
            <text:p>2.561</text:p>
          </table:table-cell>
          <table:table-cell office:value-type="float" office:value="2.004">
            <text:p>2.004</text:p>
          </table:table-cell>
          <table:table-cell office:value-type="float" office:value="2.43">
            <text:p>2.43</text:p>
          </table:table-cell>
          <table:table-cell office:value-type="float" office:value="1.744">
            <text:p>1.744</text:p>
          </table:table-cell>
          <table:table-cell office:value-type="float" office:value="2.092">
            <text:p>2.092</text:p>
          </table:table-cell>
          <table:table-cell office:value-type="float" office:value="2.244">
            <text:p>2.244</text:p>
          </table:table-cell>
          <table:table-cell office:value-type="float" office:value="1.427">
            <text:p>1.427</text:p>
          </table:table-cell>
          <table:table-cell office:value-type="float" office:value="1.269">
            <text:p>1.269</text:p>
          </table:table-cell>
          <table:table-cell office:value-type="float" office:value="2.163">
            <text:p>2.163</text:p>
          </table:table-cell>
          <table:table-cell office:value-type="float" office:value="1.853">
            <text:p>1.853</text:p>
          </table:table-cell>
          <table:table-cell office:value-type="float" office:value="1.852">
            <text:p>1.852</text:p>
          </table:table-cell>
          <table:table-cell office:value-type="float" office:value="1.813">
            <text:p>1.813</text:p>
          </table:table-cell>
          <table:table-cell office:value-type="float" office:value="1.921">
            <text:p>1.921</text:p>
          </table:table-cell>
          <table:table-cell office:value-type="float" office:value="3.046">
            <text:p>3.046</text:p>
          </table:table-cell>
          <table:table-cell office:value-type="float" office:value="1.126">
            <text:p>1.126</text:p>
          </table:table-cell>
          <table:table-cell office:value-type="float" office:value="2.157">
            <text:p>2.157</text:p>
          </table:table-cell>
          <table:table-cell office:value-type="float" office:value="1.678">
            <text:p>1.678</text:p>
          </table:table-cell>
          <table:table-cell office:value-type="float" office:value="2.022">
            <text:p>2.022</text:p>
          </table:table-cell>
          <table:table-cell office:value-type="float" office:value="1.831">
            <text:p>1.831</text:p>
          </table:table-cell>
          <table:table-cell office:value-type="float" office:value="1.959">
            <text:p>1.959</text:p>
          </table:table-cell>
          <table:table-cell office:value-type="float" office:value="1.782">
            <text:p>1.782</text:p>
          </table:table-cell>
          <table:table-cell office:value-type="float" office:value="2.214">
            <text:p>2.214</text:p>
          </table:table-cell>
          <table:table-cell office:value-type="float" office:value="2.067">
            <text:p>2.067</text:p>
          </table:table-cell>
          <table:table-cell office:value-type="float" office:value="1.513">
            <text:p>1.513</text:p>
          </table:table-cell>
          <table:table-cell office:value-type="float" office:value="1.816">
            <text:p>1.816</text:p>
          </table:table-cell>
          <table:table-cell office:value-type="float" office:value="1.929">
            <text:p>1.929</text:p>
          </table:table-cell>
          <table:table-cell office:value-type="float" office:value="2.638">
            <text:p>2.638</text:p>
          </table:table-cell>
          <table:table-cell office:value-type="float" office:value="2.092">
            <text:p>2.092</text:p>
          </table:table-cell>
          <table:table-cell office:value-type="float" office:value="2.157">
            <text:p>2.157</text:p>
          </table:table-cell>
          <table:table-cell office:value-type="float" office:value="1.78">
            <text:p>1.78</text:p>
          </table:table-cell>
          <table:table-cell office:value-type="float" office:value="2.431">
            <text:p>2.431</text:p>
          </table:table-cell>
          <table:table-cell office:value-type="float" office:value="1.962">
            <text:p>1.962</text:p>
          </table:table-cell>
          <table:table-cell office:value-type="float" office:value="1.711">
            <text:p>1.711</text:p>
          </table:table-cell>
          <table:table-cell office:value-type="float" office:value="2.783">
            <text:p>2.783</text:p>
          </table:table-cell>
          <table:table-cell office:value-type="float" office:value="2.27">
            <text:p>2.27</text:p>
          </table:table-cell>
          <table:table-cell office:value-type="float" office:value="1.618">
            <text:p>1.618</text:p>
          </table:table-cell>
          <table:table-cell office:value-type="float" office:value="1.675">
            <text:p>1.675</text:p>
          </table:table-cell>
          <table:table-cell office:value-type="float" office:value="2.136">
            <text:p>2.136</text:p>
          </table:table-cell>
          <table:table-cell office:value-type="float" office:value="2.484">
            <text:p>2.484</text:p>
          </table:table-cell>
          <table:table-cell office:value-type="float" office:value="2.722">
            <text:p>2.722</text:p>
          </table:table-cell>
          <table:table-cell office:value-type="float" office:value="1.699">
            <text:p>1.699</text:p>
          </table:table-cell>
          <table:table-cell office:value-type="float" office:value="2.054">
            <text:p>2.054</text:p>
          </table:table-cell>
          <table:table-cell office:value-type="float" office:value="1.654">
            <text:p>1.654</text:p>
          </table:table-cell>
          <table:table-cell office:value-type="float" office:value="3.201">
            <text:p>3.201</text:p>
          </table:table-cell>
          <table:table-cell office:value-type="float" office:value="2.25">
            <text:p>2.25</text:p>
          </table:table-cell>
          <table:table-cell office:value-type="float" office:value="1.719">
            <text:p>1.719</text:p>
          </table:table-cell>
          <table:table-cell office:value-type="float" office:value="2.268">
            <text:p>2.268</text:p>
          </table:table-cell>
          <table:table-cell office:value-type="float" office:value="2.088">
            <text:p>2.088</text:p>
          </table:table-cell>
          <table:table-cell office:value-type="float" office:value="1.677">
            <text:p>1.677</text:p>
          </table:table-cell>
          <table:table-cell office:value-type="float" office:value="1.322">
            <text:p>1.322</text:p>
          </table:table-cell>
          <table:table-cell office:value-type="float" office:value="2.667">
            <text:p>2.667</text:p>
          </table:table-cell>
          <table:table-cell office:value-type="float" office:value="1.556">
            <text:p>1.556</text:p>
          </table:table-cell>
          <table:table-cell office:value-type="float" office:value="2.786">
            <text:p>2.786</text:p>
          </table:table-cell>
          <table:table-cell office:value-type="float" office:value="2.071">
            <text:p>2.071</text:p>
          </table:table-cell>
          <table:table-cell office:value-type="float" office:value="1.306">
            <text:p>1.306</text:p>
          </table:table-cell>
          <table:table-cell office:value-type="float" office:value="1.619">
            <text:p>1.619</text:p>
          </table:table-cell>
          <table:table-cell office:value-type="float" office:value="1.226">
            <text:p>1.226</text:p>
          </table:table-cell>
          <table:table-cell office:value-type="float" office:value="1.489">
            <text:p>1.489</text:p>
          </table:table-cell>
          <table:table-cell office:value-type="float" office:value="1.233">
            <text:p>1.233</text:p>
          </table:table-cell>
          <table:table-cell office:value-type="float" office:value="1.758">
            <text:p>1.758</text:p>
          </table:table-cell>
          <table:table-cell office:value-type="float" office:value="2.441">
            <text:p>2.441</text:p>
          </table:table-cell>
          <table:table-cell office:value-type="float" office:value="3.259">
            <text:p>3.259</text:p>
          </table:table-cell>
          <table:table-cell table:number-columns-repeated="40"/>
          <table:table-cell table:style-name="Default" table:number-columns-repeated="2"/>
          <table:table-cell table:number-columns-repeated="912"/>
        </table:table-row>
        <table:table-row table:style-name="ro1">
          <table:table-cell table:style-name="ce1" office:value-type="string">
            <text:p>avg</text:p>
          </table:table-cell>
          <table:table-cell office:value-type="string">
            <text:p>var</text:p>
          </table:table-cell>
          <table:table-cell office:value-type="string">
            <text:p>std</text:p>
          </table:table-cell>
          <table:table-cell office:value-type="string">
            <text:p>skew</text:p>
          </table:table-cell>
          <table:table-cell office:value-type="string">
            <text:p>kurt</text:p>
          </table:table-cell>
          <table:table-cell table:style-name="Default" office:value-type="string">
            <text:p>iqr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outiqr1</text:p>
          </table:table-cell>
          <table:table-cell office:value-type="string">
            <text:p>outiqr2</text:p>
          </table:table-cell>
          <table:table-cell table:number-columns-repeated="1014"/>
        </table:table-row>
        <table:table-row table:style-name="ro2">
          <table:table-cell table:formula="of:=AVERAGE([.A2:.BR2])" office:value-type="float" office:value="2.00684285714286">
            <text:p>2.0068428571</text:p>
          </table:table-cell>
          <table:table-cell table:formula="of:=VAR([.A2:.BR2])" office:value-type="float" office:value="0.215354887991718">
            <text:p>0.215354888</text:p>
          </table:table-cell>
          <table:table-cell table:formula="of:=STDEV([.A2:.BR2])" office:value-type="float" office:value="0.464063452549022">
            <text:p>0.4640634525</text:p>
          </table:table-cell>
          <table:table-cell table:formula="of:=SKEW([.A2:.BR2])" office:value-type="float" office:value="0.486189749116693">
            <text:p>0.4861897491</text:p>
          </table:table-cell>
          <table:table-cell table:formula="of:=KURT([.A2:.BR2])" office:value-type="float" office:value="0.297869543745709">
            <text:p>0.2978695437</text:p>
          </table:table-cell>
          <table:table-cell table:formula="of:=QUARTILE([.A2:.BR2];3 )-QUARTILE([.A2:.BR2];1)" office:value-type="float" office:value="0.5465">
            <text:p>0.5465</text:p>
          </table:table-cell>
          <table:table-cell table:style-name="ce3" table:formula="of:=QUARTILE([.A2:.BR2];1)" office:value-type="float" office:value="1.702">
            <text:p>1.702</text:p>
          </table:table-cell>
          <table:table-cell table:style-name="ce3" table:formula="of:=QUARTILE([.A2:.BR2];3 )" office:value-type="float" office:value="2.2485">
            <text:p>2.2485</text:p>
          </table:table-cell>
          <table:table-cell table:formula="of:=[.G4]-1.5*[.F4]" office:value-type="float" office:value="0.88225">
            <text:p>0.88225</text:p>
          </table:table-cell>
          <table:table-cell table:style-name="ce3" table:formula="of:=[.H4]+1.5*[.F4]" office:value-type="float" office:value="3.06825">
            <text:p>3.06825</text:p>
          </table:table-cell>
          <table:table-cell table:number-columns-repeated="1014"/>
        </table:table-row>
        <table:table-row table:style-name="ro1">
          <table:table-cell office:value-type="string">
            <text:p>outliers</text:p>
          </table:table-cell>
          <table:table-cell table:number-columns-repeated="1023"/>
        </table:table-row>
        <table:table-row table:style-name="ro2">
          <table:table-cell table:formula="of:=OR([.A2]&lt;[.$I4];[.A2]&gt;[.$J4])" office:value-type="boolean" office:boolean-value="false">
            <text:p>FALSE</text:p>
          </table:table-cell>
          <table:table-cell table:formula="of:=OR([.B2]&lt;[.$I4];[.B2]&gt;[.$J4])" office:value-type="boolean" office:boolean-value="false">
            <text:p>FALSE</text:p>
          </table:table-cell>
          <table:table-cell table:formula="of:=OR([.C2]&lt;[.$I4];[.C2]&gt;[.$J4])" office:value-type="boolean" office:boolean-value="false">
            <text:p>FALSE</text:p>
          </table:table-cell>
          <table:table-cell table:formula="of:=OR([.D2]&lt;[.$I4];[.D2]&gt;[.$J4])" office:value-type="boolean" office:boolean-value="false">
            <text:p>FALSE</text:p>
          </table:table-cell>
          <table:table-cell table:formula="of:=OR([.E2]&lt;[.$I4];[.E2]&gt;[.$J4])" office:value-type="boolean" office:boolean-value="false">
            <text:p>FALSE</text:p>
          </table:table-cell>
          <table:table-cell table:formula="of:=OR([.F2]&lt;[.$I4];[.F2]&gt;[.$J4])" office:value-type="boolean" office:boolean-value="false">
            <text:p>FALSE</text:p>
          </table:table-cell>
          <table:table-cell table:formula="of:=OR([.G2]&lt;[.$I4];[.G2]&gt;[.$J4])" office:value-type="boolean" office:boolean-value="false">
            <text:p>FALSE</text:p>
          </table:table-cell>
          <table:table-cell table:formula="of:=OR([.H2]&lt;[.$I4];[.H2]&gt;[.$J4])" office:value-type="boolean" office:boolean-value="false">
            <text:p>FALSE</text:p>
          </table:table-cell>
          <table:table-cell table:formula="of:=OR([.I2]&lt;[.$I4];[.I2]&gt;[.$J4])" office:value-type="boolean" office:boolean-value="false">
            <text:p>FALSE</text:p>
          </table:table-cell>
          <table:table-cell table:formula="of:=OR([.J2]&lt;[.$I4];[.J2]&gt;[.$J4])" office:value-type="boolean" office:boolean-value="false">
            <text:p>FALSE</text:p>
          </table:table-cell>
          <table:table-cell table:formula="of:=OR([.K2]&lt;[.$I4];[.K2]&gt;[.$J4])" office:value-type="boolean" office:boolean-value="false">
            <text:p>FALSE</text:p>
          </table:table-cell>
          <table:table-cell table:formula="of:=OR([.L2]&lt;[.$I4];[.L2]&gt;[.$J4])" office:value-type="boolean" office:boolean-value="false">
            <text:p>FALSE</text:p>
          </table:table-cell>
          <table:table-cell table:formula="of:=OR([.M2]&lt;[.$I4];[.M2]&gt;[.$J4])" office:value-type="boolean" office:boolean-value="false">
            <text:p>FALSE</text:p>
          </table:table-cell>
          <table:table-cell table:formula="of:=OR([.N2]&lt;[.$I4];[.N2]&gt;[.$J4])" office:value-type="boolean" office:boolean-value="false">
            <text:p>FALSE</text:p>
          </table:table-cell>
          <table:table-cell table:formula="of:=OR([.O2]&lt;[.$I4];[.O2]&gt;[.$J4])" office:value-type="boolean" office:boolean-value="false">
            <text:p>FALSE</text:p>
          </table:table-cell>
          <table:table-cell table:formula="of:=OR([.P2]&lt;[.$I4];[.P2]&gt;[.$J4])" office:value-type="boolean" office:boolean-value="false">
            <text:p>FALSE</text:p>
          </table:table-cell>
          <table:table-cell table:formula="of:=OR([.Q2]&lt;[.$I4];[.Q2]&gt;[.$J4])" office:value-type="boolean" office:boolean-value="false">
            <text:p>FALSE</text:p>
          </table:table-cell>
          <table:table-cell table:formula="of:=OR([.R2]&lt;[.$I4];[.R2]&gt;[.$J4])" office:value-type="boolean" office:boolean-value="false">
            <text:p>FALSE</text:p>
          </table:table-cell>
          <table:table-cell table:formula="of:=OR([.S2]&lt;[.$I4];[.S2]&gt;[.$J4])" office:value-type="boolean" office:boolean-value="false">
            <text:p>FALSE</text:p>
          </table:table-cell>
          <table:table-cell table:formula="of:=OR([.T2]&lt;[.$I4];[.T2]&gt;[.$J4])" office:value-type="boolean" office:boolean-value="false">
            <text:p>FALSE</text:p>
          </table:table-cell>
          <table:table-cell table:formula="of:=OR([.U2]&lt;[.$I4];[.U2]&gt;[.$J4])" office:value-type="boolean" office:boolean-value="false">
            <text:p>FALSE</text:p>
          </table:table-cell>
          <table:table-cell table:formula="of:=OR([.V2]&lt;[.$I4];[.V2]&gt;[.$J4])" office:value-type="boolean" office:boolean-value="false">
            <text:p>FALSE</text:p>
          </table:table-cell>
          <table:table-cell table:formula="of:=OR([.W2]&lt;[.$I4];[.W2]&gt;[.$J4])" office:value-type="boolean" office:boolean-value="false">
            <text:p>FALSE</text:p>
          </table:table-cell>
          <table:table-cell table:formula="of:=OR([.X2]&lt;[.$I4];[.X2]&gt;[.$J4])" office:value-type="boolean" office:boolean-value="false">
            <text:p>FALSE</text:p>
          </table:table-cell>
          <table:table-cell table:formula="of:=OR([.Y2]&lt;[.$I4];[.Y2]&gt;[.$J4])" office:value-type="boolean" office:boolean-value="false">
            <text:p>FALSE</text:p>
          </table:table-cell>
          <table:table-cell table:formula="of:=OR([.Z2]&lt;[.$I4];[.Z2]&gt;[.$J4])" office:value-type="boolean" office:boolean-value="false">
            <text:p>FALSE</text:p>
          </table:table-cell>
          <table:table-cell table:formula="of:=OR([.AA2]&lt;[.$I4];[.AA2]&gt;[.$J4])" office:value-type="boolean" office:boolean-value="false">
            <text:p>FALSE</text:p>
          </table:table-cell>
          <table:table-cell table:formula="of:=OR([.AB2]&lt;[.$I4];[.AB2]&gt;[.$J4])" office:value-type="boolean" office:boolean-value="false">
            <text:p>FALSE</text:p>
          </table:table-cell>
          <table:table-cell table:formula="of:=OR([.AC2]&lt;[.$I4];[.AC2]&gt;[.$J4])" office:value-type="boolean" office:boolean-value="false">
            <text:p>FALSE</text:p>
          </table:table-cell>
          <table:table-cell table:formula="of:=OR([.AD2]&lt;[.$I4];[.AD2]&gt;[.$J4])" office:value-type="boolean" office:boolean-value="false">
            <text:p>FALSE</text:p>
          </table:table-cell>
          <table:table-cell table:formula="of:=OR([.AE2]&lt;[.$I4];[.AE2]&gt;[.$J4])" office:value-type="boolean" office:boolean-value="false">
            <text:p>FALSE</text:p>
          </table:table-cell>
          <table:table-cell table:formula="of:=OR([.AF2]&lt;[.$I4];[.AF2]&gt;[.$J4])" office:value-type="boolean" office:boolean-value="false">
            <text:p>FALSE</text:p>
          </table:table-cell>
          <table:table-cell table:formula="of:=OR([.AG2]&lt;[.$I4];[.AG2]&gt;[.$J4])" office:value-type="boolean" office:boolean-value="false">
            <text:p>FALSE</text:p>
          </table:table-cell>
          <table:table-cell table:formula="of:=OR([.AH2]&lt;[.$I4];[.AH2]&gt;[.$J4])" office:value-type="boolean" office:boolean-value="false">
            <text:p>FALSE</text:p>
          </table:table-cell>
          <table:table-cell table:formula="of:=OR([.AI2]&lt;[.$I4];[.AI2]&gt;[.$J4])" office:value-type="boolean" office:boolean-value="false">
            <text:p>FALSE</text:p>
          </table:table-cell>
          <table:table-cell table:formula="of:=OR([.AJ2]&lt;[.$I4];[.AJ2]&gt;[.$J4])" office:value-type="boolean" office:boolean-value="false">
            <text:p>FALSE</text:p>
          </table:table-cell>
          <table:table-cell table:formula="of:=OR([.AK2]&lt;[.$I4];[.AK2]&gt;[.$J4])" office:value-type="boolean" office:boolean-value="false">
            <text:p>FALSE</text:p>
          </table:table-cell>
          <table:table-cell table:formula="of:=OR([.AL2]&lt;[.$I4];[.AL2]&gt;[.$J4])" office:value-type="boolean" office:boolean-value="false">
            <text:p>FALSE</text:p>
          </table:table-cell>
          <table:table-cell table:formula="of:=OR([.AM2]&lt;[.$I4];[.AM2]&gt;[.$J4])" office:value-type="boolean" office:boolean-value="false">
            <text:p>FALSE</text:p>
          </table:table-cell>
          <table:table-cell table:formula="of:=OR([.AN2]&lt;[.$I4];[.AN2]&gt;[.$J4])" office:value-type="boolean" office:boolean-value="false">
            <text:p>FALSE</text:p>
          </table:table-cell>
          <table:table-cell table:formula="of:=OR([.AO2]&lt;[.$I4];[.AO2]&gt;[.$J4])" office:value-type="boolean" office:boolean-value="false">
            <text:p>FALSE</text:p>
          </table:table-cell>
          <table:table-cell table:formula="of:=OR([.AP2]&lt;[.$I4];[.AP2]&gt;[.$J4])" office:value-type="boolean" office:boolean-value="false">
            <text:p>FALSE</text:p>
          </table:table-cell>
          <table:table-cell table:formula="of:=OR([.AQ2]&lt;[.$I4];[.AQ2]&gt;[.$J4])" office:value-type="boolean" office:boolean-value="false">
            <text:p>FALSE</text:p>
          </table:table-cell>
          <table:table-cell table:formula="of:=OR([.AR2]&lt;[.$I4];[.AR2]&gt;[.$J4])" office:value-type="boolean" office:boolean-value="false">
            <text:p>FALSE</text:p>
          </table:table-cell>
          <table:table-cell table:formula="of:=OR([.AS2]&lt;[.$I4];[.AS2]&gt;[.$J4])" office:value-type="boolean" office:boolean-value="false">
            <text:p>FALSE</text:p>
          </table:table-cell>
          <table:table-cell table:formula="of:=OR([.AT2]&lt;[.$I4];[.AT2]&gt;[.$J4])" office:value-type="boolean" office:boolean-value="false">
            <text:p>FALSE</text:p>
          </table:table-cell>
          <table:table-cell table:formula="of:=OR([.AU2]&lt;[.$I4];[.AU2]&gt;[.$J4])" office:value-type="boolean" office:boolean-value="false">
            <text:p>FALSE</text:p>
          </table:table-cell>
          <table:table-cell table:formula="of:=OR([.AV2]&lt;[.$I4];[.AV2]&gt;[.$J4])" office:value-type="boolean" office:boolean-value="false">
            <text:p>FALSE</text:p>
          </table:table-cell>
          <table:table-cell table:formula="of:=OR([.AW2]&lt;[.$I4];[.AW2]&gt;[.$J4])" office:value-type="boolean" office:boolean-value="false">
            <text:p>FALSE</text:p>
          </table:table-cell>
          <table:table-cell table:formula="of:=OR([.AX2]&lt;[.$I4];[.AX2]&gt;[.$J4])" office:value-type="boolean" office:boolean-value="false">
            <text:p>FALSE</text:p>
          </table:table-cell>
          <table:table-cell table:formula="of:=OR([.AY2]&lt;[.$I4];[.AY2]&gt;[.$J4])" office:value-type="boolean" office:boolean-value="false">
            <text:p>FALSE</text:p>
          </table:table-cell>
          <table:table-cell table:formula="of:=OR([.AZ2]&lt;[.$I4];[.AZ2]&gt;[.$J4])" office:value-type="boolean" office:boolean-value="true">
            <text:p>TRUE</text:p>
          </table:table-cell>
          <table:table-cell table:formula="of:=OR([.BA2]&lt;[.$I4];[.BA2]&gt;[.$J4])" office:value-type="boolean" office:boolean-value="false">
            <text:p>FALSE</text:p>
          </table:table-cell>
          <table:table-cell table:formula="of:=OR([.BB2]&lt;[.$I4];[.BB2]&gt;[.$J4])" office:value-type="boolean" office:boolean-value="false">
            <text:p>FALSE</text:p>
          </table:table-cell>
          <table:table-cell table:formula="of:=OR([.BC2]&lt;[.$I4];[.BC2]&gt;[.$J4])" office:value-type="boolean" office:boolean-value="false">
            <text:p>FALSE</text:p>
          </table:table-cell>
          <table:table-cell table:formula="of:=OR([.BD2]&lt;[.$I4];[.BD2]&gt;[.$J4])" office:value-type="boolean" office:boolean-value="false">
            <text:p>FALSE</text:p>
          </table:table-cell>
          <table:table-cell table:formula="of:=OR([.BE2]&lt;[.$I4];[.BE2]&gt;[.$J4])" office:value-type="boolean" office:boolean-value="false">
            <text:p>FALSE</text:p>
          </table:table-cell>
          <table:table-cell table:formula="of:=OR([.BF2]&lt;[.$I4];[.BF2]&gt;[.$J4])" office:value-type="boolean" office:boolean-value="false">
            <text:p>FALSE</text:p>
          </table:table-cell>
          <table:table-cell table:formula="of:=OR([.BG2]&lt;[.$I4];[.BG2]&gt;[.$J4])" office:value-type="boolean" office:boolean-value="false">
            <text:p>FALSE</text:p>
          </table:table-cell>
          <table:table-cell table:formula="of:=OR([.BH2]&lt;[.$I4];[.BH2]&gt;[.$J4])" office:value-type="boolean" office:boolean-value="false">
            <text:p>FALSE</text:p>
          </table:table-cell>
          <table:table-cell table:formula="of:=OR([.BI2]&lt;[.$I4];[.BI2]&gt;[.$J4])" office:value-type="boolean" office:boolean-value="false">
            <text:p>FALSE</text:p>
          </table:table-cell>
          <table:table-cell table:formula="of:=OR([.BJ2]&lt;[.$I4];[.BJ2]&gt;[.$J4])" office:value-type="boolean" office:boolean-value="false">
            <text:p>FALSE</text:p>
          </table:table-cell>
          <table:table-cell table:formula="of:=OR([.BK2]&lt;[.$I4];[.BK2]&gt;[.$J4])" office:value-type="boolean" office:boolean-value="false">
            <text:p>FALSE</text:p>
          </table:table-cell>
          <table:table-cell table:formula="of:=OR([.BL2]&lt;[.$I4];[.BL2]&gt;[.$J4])" office:value-type="boolean" office:boolean-value="false">
            <text:p>FALSE</text:p>
          </table:table-cell>
          <table:table-cell table:formula="of:=OR([.BM2]&lt;[.$I4];[.BM2]&gt;[.$J4])" office:value-type="boolean" office:boolean-value="false">
            <text:p>FALSE</text:p>
          </table:table-cell>
          <table:table-cell table:formula="of:=OR([.BN2]&lt;[.$I4];[.BN2]&gt;[.$J4])" office:value-type="boolean" office:boolean-value="false">
            <text:p>FALSE</text:p>
          </table:table-cell>
          <table:table-cell table:formula="of:=OR([.BO2]&lt;[.$I4];[.BO2]&gt;[.$J4])" office:value-type="boolean" office:boolean-value="false">
            <text:p>FALSE</text:p>
          </table:table-cell>
          <table:table-cell table:formula="of:=OR([.BP2]&lt;[.$I4];[.BP2]&gt;[.$J4])" office:value-type="boolean" office:boolean-value="false">
            <text:p>FALSE</text:p>
          </table:table-cell>
          <table:table-cell table:formula="of:=OR([.BQ2]&lt;[.$I4];[.BQ2]&gt;[.$J4])" office:value-type="boolean" office:boolean-value="false">
            <text:p>FALSE</text:p>
          </table:table-cell>
          <table:table-cell table:formula="of:=OR([.BR2]&lt;[.$I4];[.BR2]&gt;[.$J4])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style-name="ce3" table:formula="of:=ABS([.A2]-[.$A4])&gt;3*[.$C4]" office:value-type="boolean" office:boolean-value="false">
            <text:p>FALSE</text:p>
          </table:table-cell>
          <table:table-cell table:style-name="ce3" table:formula="of:=ABS([.B2]-[.$A4])&gt;3*[.$C4]" office:value-type="boolean" office:boolean-value="false">
            <text:p>FALSE</text:p>
          </table:table-cell>
          <table:table-cell table:style-name="ce3" table:formula="of:=ABS([.C2]-[.$A4])&gt;3*[.$C4]" office:value-type="boolean" office:boolean-value="false">
            <text:p>FALSE</text:p>
          </table:table-cell>
          <table:table-cell table:style-name="ce3" table:formula="of:=ABS([.D2]-[.$A4])&gt;3*[.$C4]" office:value-type="boolean" office:boolean-value="false">
            <text:p>FALSE</text:p>
          </table:table-cell>
          <table:table-cell table:style-name="ce3" table:formula="of:=ABS([.E2]-[.$A4])&gt;3*[.$C4]" office:value-type="boolean" office:boolean-value="false">
            <text:p>FALSE</text:p>
          </table:table-cell>
          <table:table-cell table:style-name="ce3" table:formula="of:=ABS([.F2]-[.$A4])&gt;3*[.$C4]" office:value-type="boolean" office:boolean-value="false">
            <text:p>FALSE</text:p>
          </table:table-cell>
          <table:table-cell table:style-name="ce3" table:formula="of:=ABS([.G2]-[.$A4])&gt;3*[.$C4]" office:value-type="boolean" office:boolean-value="false">
            <text:p>FALSE</text:p>
          </table:table-cell>
          <table:table-cell table:style-name="ce3" table:formula="of:=ABS([.H2]-[.$A4])&gt;3*[.$C4]" office:value-type="boolean" office:boolean-value="false">
            <text:p>FALSE</text:p>
          </table:table-cell>
          <table:table-cell table:style-name="ce3" table:formula="of:=ABS([.I2]-[.$A4])&gt;3*[.$C4]" office:value-type="boolean" office:boolean-value="false">
            <text:p>FALSE</text:p>
          </table:table-cell>
          <table:table-cell table:style-name="ce3" table:formula="of:=ABS([.J2]-[.$A4])&gt;3*[.$C4]" office:value-type="boolean" office:boolean-value="false">
            <text:p>FALSE</text:p>
          </table:table-cell>
          <table:table-cell table:style-name="ce3" table:formula="of:=ABS([.K2]-[.$A4])&gt;3*[.$C4]" office:value-type="boolean" office:boolean-value="false">
            <text:p>FALSE</text:p>
          </table:table-cell>
          <table:table-cell table:style-name="ce3" table:formula="of:=ABS([.L2]-[.$A4])&gt;3*[.$C4]" office:value-type="boolean" office:boolean-value="false">
            <text:p>FALSE</text:p>
          </table:table-cell>
          <table:table-cell table:style-name="ce3" table:formula="of:=ABS([.M2]-[.$A4])&gt;3*[.$C4]" office:value-type="boolean" office:boolean-value="false">
            <text:p>FALSE</text:p>
          </table:table-cell>
          <table:table-cell table:style-name="ce3" table:formula="of:=ABS([.N2]-[.$A4])&gt;3*[.$C4]" office:value-type="boolean" office:boolean-value="false">
            <text:p>FALSE</text:p>
          </table:table-cell>
          <table:table-cell table:style-name="ce3" table:formula="of:=ABS([.O2]-[.$A4])&gt;3*[.$C4]" office:value-type="boolean" office:boolean-value="false">
            <text:p>FALSE</text:p>
          </table:table-cell>
          <table:table-cell table:style-name="ce3" table:formula="of:=ABS([.P2]-[.$A4])&gt;3*[.$C4]" office:value-type="boolean" office:boolean-value="false">
            <text:p>FALSE</text:p>
          </table:table-cell>
          <table:table-cell table:style-name="ce3" table:formula="of:=ABS([.Q2]-[.$A4])&gt;3*[.$C4]" office:value-type="boolean" office:boolean-value="false">
            <text:p>FALSE</text:p>
          </table:table-cell>
          <table:table-cell table:style-name="ce3" table:formula="of:=ABS([.R2]-[.$A4])&gt;3*[.$C4]" office:value-type="boolean" office:boolean-value="false">
            <text:p>FALSE</text:p>
          </table:table-cell>
          <table:table-cell table:style-name="ce3" table:formula="of:=ABS([.S2]-[.$A4])&gt;3*[.$C4]" office:value-type="boolean" office:boolean-value="false">
            <text:p>FALSE</text:p>
          </table:table-cell>
          <table:table-cell table:style-name="ce3" table:formula="of:=ABS([.T2]-[.$A4])&gt;3*[.$C4]" office:value-type="boolean" office:boolean-value="false">
            <text:p>FALSE</text:p>
          </table:table-cell>
          <table:table-cell table:style-name="ce3" table:formula="of:=ABS([.U2]-[.$A4])&gt;3*[.$C4]" office:value-type="boolean" office:boolean-value="false">
            <text:p>FALSE</text:p>
          </table:table-cell>
          <table:table-cell table:style-name="ce3" table:formula="of:=ABS([.V2]-[.$A4])&gt;3*[.$C4]" office:value-type="boolean" office:boolean-value="false">
            <text:p>FALSE</text:p>
          </table:table-cell>
          <table:table-cell table:style-name="ce3" table:formula="of:=ABS([.W2]-[.$A4])&gt;3*[.$C4]" office:value-type="boolean" office:boolean-value="false">
            <text:p>FALSE</text:p>
          </table:table-cell>
          <table:table-cell table:style-name="ce3" table:formula="of:=ABS([.X2]-[.$A4])&gt;3*[.$C4]" office:value-type="boolean" office:boolean-value="false">
            <text:p>FALSE</text:p>
          </table:table-cell>
          <table:table-cell table:style-name="ce3" table:formula="of:=ABS([.Y2]-[.$A4])&gt;3*[.$C4]" office:value-type="boolean" office:boolean-value="false">
            <text:p>FALSE</text:p>
          </table:table-cell>
          <table:table-cell table:style-name="ce3" table:formula="of:=ABS([.Z2]-[.$A4])&gt;3*[.$C4]" office:value-type="boolean" office:boolean-value="false">
            <text:p>FALSE</text:p>
          </table:table-cell>
          <table:table-cell table:style-name="ce3" table:formula="of:=ABS([.AA2]-[.$A4])&gt;3*[.$C4]" office:value-type="boolean" office:boolean-value="false">
            <text:p>FALSE</text:p>
          </table:table-cell>
          <table:table-cell table:style-name="ce3" table:formula="of:=ABS([.AB2]-[.$A4])&gt;3*[.$C4]" office:value-type="boolean" office:boolean-value="false">
            <text:p>FALSE</text:p>
          </table:table-cell>
          <table:table-cell table:style-name="ce3" table:formula="of:=ABS([.AC2]-[.$A4])&gt;3*[.$C4]" office:value-type="boolean" office:boolean-value="false">
            <text:p>FALSE</text:p>
          </table:table-cell>
          <table:table-cell table:style-name="ce3" table:formula="of:=ABS([.AD2]-[.$A4])&gt;3*[.$C4]" office:value-type="boolean" office:boolean-value="false">
            <text:p>FALSE</text:p>
          </table:table-cell>
          <table:table-cell table:style-name="ce3" table:formula="of:=ABS([.AE2]-[.$A4])&gt;3*[.$C4]" office:value-type="boolean" office:boolean-value="false">
            <text:p>FALSE</text:p>
          </table:table-cell>
          <table:table-cell table:style-name="ce3" table:formula="of:=ABS([.AF2]-[.$A4])&gt;3*[.$C4]" office:value-type="boolean" office:boolean-value="false">
            <text:p>FALSE</text:p>
          </table:table-cell>
          <table:table-cell table:style-name="ce3" table:formula="of:=ABS([.AG2]-[.$A4])&gt;3*[.$C4]" office:value-type="boolean" office:boolean-value="false">
            <text:p>FALSE</text:p>
          </table:table-cell>
          <table:table-cell table:style-name="ce3" table:formula="of:=ABS([.AH2]-[.$A4])&gt;3*[.$C4]" office:value-type="boolean" office:boolean-value="false">
            <text:p>FALSE</text:p>
          </table:table-cell>
          <table:table-cell table:style-name="ce3" table:formula="of:=ABS([.AI2]-[.$A4])&gt;3*[.$C4]" office:value-type="boolean" office:boolean-value="false">
            <text:p>FALSE</text:p>
          </table:table-cell>
          <table:table-cell table:style-name="ce3" table:formula="of:=ABS([.AJ2]-[.$A4])&gt;3*[.$C4]" office:value-type="boolean" office:boolean-value="false">
            <text:p>FALSE</text:p>
          </table:table-cell>
          <table:table-cell table:style-name="ce3" table:formula="of:=ABS([.AK2]-[.$A4])&gt;3*[.$C4]" office:value-type="boolean" office:boolean-value="false">
            <text:p>FALSE</text:p>
          </table:table-cell>
          <table:table-cell table:style-name="ce3" table:formula="of:=ABS([.AL2]-[.$A4])&gt;3*[.$C4]" office:value-type="boolean" office:boolean-value="false">
            <text:p>FALSE</text:p>
          </table:table-cell>
          <table:table-cell table:style-name="ce3" table:formula="of:=ABS([.AM2]-[.$A4])&gt;3*[.$C4]" office:value-type="boolean" office:boolean-value="false">
            <text:p>FALSE</text:p>
          </table:table-cell>
          <table:table-cell table:style-name="ce3" table:formula="of:=ABS([.AN2]-[.$A4])&gt;3*[.$C4]" office:value-type="boolean" office:boolean-value="false">
            <text:p>FALSE</text:p>
          </table:table-cell>
          <table:table-cell table:style-name="ce3" table:formula="of:=ABS([.AO2]-[.$A4])&gt;3*[.$C4]" office:value-type="boolean" office:boolean-value="false">
            <text:p>FALSE</text:p>
          </table:table-cell>
          <table:table-cell table:style-name="ce3" table:formula="of:=ABS([.AP2]-[.$A4])&gt;3*[.$C4]" office:value-type="boolean" office:boolean-value="false">
            <text:p>FALSE</text:p>
          </table:table-cell>
          <table:table-cell table:style-name="ce3" table:formula="of:=ABS([.AQ2]-[.$A4])&gt;3*[.$C4]" office:value-type="boolean" office:boolean-value="false">
            <text:p>FALSE</text:p>
          </table:table-cell>
          <table:table-cell table:style-name="ce3" table:formula="of:=ABS([.AR2]-[.$A4])&gt;3*[.$C4]" office:value-type="boolean" office:boolean-value="false">
            <text:p>FALSE</text:p>
          </table:table-cell>
          <table:table-cell table:style-name="ce3" table:formula="of:=ABS([.AS2]-[.$A4])&gt;3*[.$C4]" office:value-type="boolean" office:boolean-value="false">
            <text:p>FALSE</text:p>
          </table:table-cell>
          <table:table-cell table:style-name="ce3" table:formula="of:=ABS([.AT2]-[.$A4])&gt;3*[.$C4]" office:value-type="boolean" office:boolean-value="false">
            <text:p>FALSE</text:p>
          </table:table-cell>
          <table:table-cell table:style-name="ce3" table:formula="of:=ABS([.AU2]-[.$A4])&gt;3*[.$C4]" office:value-type="boolean" office:boolean-value="false">
            <text:p>FALSE</text:p>
          </table:table-cell>
          <table:table-cell table:style-name="ce3" table:formula="of:=ABS([.AV2]-[.$A4])&gt;3*[.$C4]" office:value-type="boolean" office:boolean-value="false">
            <text:p>FALSE</text:p>
          </table:table-cell>
          <table:table-cell table:style-name="ce3" table:formula="of:=ABS([.AW2]-[.$A4])&gt;3*[.$C4]" office:value-type="boolean" office:boolean-value="false">
            <text:p>FALSE</text:p>
          </table:table-cell>
          <table:table-cell table:style-name="ce3" table:formula="of:=ABS([.AX2]-[.$A4])&gt;3*[.$C4]" office:value-type="boolean" office:boolean-value="false">
            <text:p>FALSE</text:p>
          </table:table-cell>
          <table:table-cell table:style-name="ce3" table:formula="of:=ABS([.AY2]-[.$A4])&gt;3*[.$C4]" office:value-type="boolean" office:boolean-value="false">
            <text:p>FALSE</text:p>
          </table:table-cell>
          <table:table-cell table:style-name="ce3" table:formula="of:=ABS([.AZ2]-[.$A4])&gt;3*[.$C4]" office:value-type="boolean" office:boolean-value="false">
            <text:p>FALSE</text:p>
          </table:table-cell>
          <table:table-cell table:style-name="ce3" table:formula="of:=ABS([.BA2]-[.$A4])&gt;3*[.$C4]" office:value-type="boolean" office:boolean-value="false">
            <text:p>FALSE</text:p>
          </table:table-cell>
          <table:table-cell table:style-name="ce3" table:formula="of:=ABS([.BB2]-[.$A4])&gt;3*[.$C4]" office:value-type="boolean" office:boolean-value="false">
            <text:p>FALSE</text:p>
          </table:table-cell>
          <table:table-cell table:style-name="ce3" table:formula="of:=ABS([.BC2]-[.$A4])&gt;3*[.$C4]" office:value-type="boolean" office:boolean-value="false">
            <text:p>FALSE</text:p>
          </table:table-cell>
          <table:table-cell table:style-name="ce3" table:formula="of:=ABS([.BD2]-[.$A4])&gt;3*[.$C4]" office:value-type="boolean" office:boolean-value="false">
            <text:p>FALSE</text:p>
          </table:table-cell>
          <table:table-cell table:style-name="ce3" table:formula="of:=ABS([.BE2]-[.$A4])&gt;3*[.$C4]" office:value-type="boolean" office:boolean-value="false">
            <text:p>FALSE</text:p>
          </table:table-cell>
          <table:table-cell table:style-name="ce3" table:formula="of:=ABS([.BF2]-[.$A4])&gt;3*[.$C4]" office:value-type="boolean" office:boolean-value="false">
            <text:p>FALSE</text:p>
          </table:table-cell>
          <table:table-cell table:style-name="ce3" table:formula="of:=ABS([.BG2]-[.$A4])&gt;3*[.$C4]" office:value-type="boolean" office:boolean-value="false">
            <text:p>FALSE</text:p>
          </table:table-cell>
          <table:table-cell table:style-name="ce3" table:formula="of:=ABS([.BH2]-[.$A4])&gt;3*[.$C4]" office:value-type="boolean" office:boolean-value="false">
            <text:p>FALSE</text:p>
          </table:table-cell>
          <table:table-cell table:style-name="ce3" table:formula="of:=ABS([.BI2]-[.$A4])&gt;3*[.$C4]" office:value-type="boolean" office:boolean-value="false">
            <text:p>FALSE</text:p>
          </table:table-cell>
          <table:table-cell table:style-name="ce3" table:formula="of:=ABS([.BJ2]-[.$A4])&gt;3*[.$C4]" office:value-type="boolean" office:boolean-value="false">
            <text:p>FALSE</text:p>
          </table:table-cell>
          <table:table-cell table:style-name="ce3" table:formula="of:=ABS([.BK2]-[.$A4])&gt;3*[.$C4]" office:value-type="boolean" office:boolean-value="false">
            <text:p>FALSE</text:p>
          </table:table-cell>
          <table:table-cell table:style-name="ce3" table:formula="of:=ABS([.BL2]-[.$A4])&gt;3*[.$C4]" office:value-type="boolean" office:boolean-value="false">
            <text:p>FALSE</text:p>
          </table:table-cell>
          <table:table-cell table:style-name="ce3" table:formula="of:=ABS([.BM2]-[.$A4])&gt;3*[.$C4]" office:value-type="boolean" office:boolean-value="false">
            <text:p>FALSE</text:p>
          </table:table-cell>
          <table:table-cell table:style-name="ce3" table:formula="of:=ABS([.BN2]-[.$A4])&gt;3*[.$C4]" office:value-type="boolean" office:boolean-value="false">
            <text:p>FALSE</text:p>
          </table:table-cell>
          <table:table-cell table:style-name="ce3" table:formula="of:=ABS([.BO2]-[.$A4])&gt;3*[.$C4]" office:value-type="boolean" office:boolean-value="false">
            <text:p>FALSE</text:p>
          </table:table-cell>
          <table:table-cell table:style-name="ce3" table:formula="of:=ABS([.BP2]-[.$A4])&gt;3*[.$C4]" office:value-type="boolean" office:boolean-value="false">
            <text:p>FALSE</text:p>
          </table:table-cell>
          <table:table-cell table:style-name="ce3" table:formula="of:=ABS([.BQ2]-[.$A4])&gt;3*[.$C4]" office:value-type="boolean" office:boolean-value="false">
            <text:p>FALSE</text:p>
          </table:table-cell>
          <table:table-cell table:style-name="ce3" table:formula="of:=ABS([.BR2]-[.$A4])&gt;3*[.$C4]" office:value-type="boolean" office:boolean-value="false">
            <text:p>FALSE</text:p>
          </table:table-cell>
          <table:table-cell table:number-columns-repeated="954"/>
        </table:table-row>
        <table:table-row table:style-name="ro2">
          <table:table-cell office:value-type="float" office:value="1.286">
            <text:p>1.286</text:p>
          </table:table-cell>
          <table:table-cell office:value-type="float" office:value="1.918">
            <text:p>1.918</text:p>
          </table:table-cell>
          <table:table-cell office:value-type="float" office:value="2.351">
            <text:p>2.351</text:p>
          </table:table-cell>
          <table:table-cell office:value-type="float" office:value="2.126">
            <text:p>2.126</text:p>
          </table:table-cell>
          <table:table-cell office:value-type="float" office:value="2.257">
            <text:p>2.257</text:p>
          </table:table-cell>
          <table:table-cell office:value-type="float" office:value="2.071">
            <text:p>2.071</text:p>
          </table:table-cell>
          <table:table-cell office:value-type="float" office:value="2.212">
            <text:p>2.212</text:p>
          </table:table-cell>
          <table:table-cell office:value-type="float" office:value="1.943">
            <text:p>1.943</text:p>
          </table:table-cell>
          <table:table-cell office:value-type="float" office:value="2.561">
            <text:p>2.561</text:p>
          </table:table-cell>
          <table:table-cell office:value-type="float" office:value="2.004">
            <text:p>2.004</text:p>
          </table:table-cell>
          <table:table-cell office:value-type="float" office:value="2.43">
            <text:p>2.43</text:p>
          </table:table-cell>
          <table:table-cell office:value-type="float" office:value="1.744">
            <text:p>1.744</text:p>
          </table:table-cell>
          <table:table-cell office:value-type="float" office:value="2.092">
            <text:p>2.092</text:p>
          </table:table-cell>
          <table:table-cell office:value-type="float" office:value="2.244">
            <text:p>2.244</text:p>
          </table:table-cell>
          <table:table-cell office:value-type="float" office:value="1.427">
            <text:p>1.427</text:p>
          </table:table-cell>
          <table:table-cell office:value-type="float" office:value="1.269">
            <text:p>1.269</text:p>
          </table:table-cell>
          <table:table-cell office:value-type="float" office:value="2.163">
            <text:p>2.163</text:p>
          </table:table-cell>
          <table:table-cell office:value-type="float" office:value="1.853">
            <text:p>1.853</text:p>
          </table:table-cell>
          <table:table-cell office:value-type="float" office:value="1.852">
            <text:p>1.852</text:p>
          </table:table-cell>
          <table:table-cell office:value-type="float" office:value="1.813">
            <text:p>1.813</text:p>
          </table:table-cell>
          <table:table-cell office:value-type="float" office:value="1.921">
            <text:p>1.921</text:p>
          </table:table-cell>
          <table:table-cell office:value-type="float" office:value="3.046">
            <text:p>3.046</text:p>
          </table:table-cell>
          <table:table-cell office:value-type="float" office:value="1.126">
            <text:p>1.126</text:p>
          </table:table-cell>
          <table:table-cell office:value-type="float" office:value="2.157">
            <text:p>2.157</text:p>
          </table:table-cell>
          <table:table-cell office:value-type="float" office:value="1.678">
            <text:p>1.678</text:p>
          </table:table-cell>
          <table:table-cell office:value-type="float" office:value="2.022">
            <text:p>2.022</text:p>
          </table:table-cell>
          <table:table-cell office:value-type="float" office:value="1.831">
            <text:p>1.831</text:p>
          </table:table-cell>
          <table:table-cell office:value-type="float" office:value="1.959">
            <text:p>1.959</text:p>
          </table:table-cell>
          <table:table-cell office:value-type="float" office:value="1.782">
            <text:p>1.782</text:p>
          </table:table-cell>
          <table:table-cell office:value-type="float" office:value="2.214">
            <text:p>2.214</text:p>
          </table:table-cell>
          <table:table-cell office:value-type="float" office:value="2.067">
            <text:p>2.067</text:p>
          </table:table-cell>
          <table:table-cell office:value-type="float" office:value="1.513">
            <text:p>1.513</text:p>
          </table:table-cell>
          <table:table-cell office:value-type="float" office:value="1.816">
            <text:p>1.816</text:p>
          </table:table-cell>
          <table:table-cell office:value-type="float" office:value="1.929">
            <text:p>1.929</text:p>
          </table:table-cell>
          <table:table-cell office:value-type="float" office:value="2.638">
            <text:p>2.638</text:p>
          </table:table-cell>
          <table:table-cell office:value-type="float" office:value="2.092">
            <text:p>2.092</text:p>
          </table:table-cell>
          <table:table-cell office:value-type="float" office:value="2.157">
            <text:p>2.157</text:p>
          </table:table-cell>
          <table:table-cell office:value-type="float" office:value="1.78">
            <text:p>1.78</text:p>
          </table:table-cell>
          <table:table-cell office:value-type="float" office:value="2.431">
            <text:p>2.431</text:p>
          </table:table-cell>
          <table:table-cell office:value-type="float" office:value="1.962">
            <text:p>1.962</text:p>
          </table:table-cell>
          <table:table-cell office:value-type="float" office:value="1.711">
            <text:p>1.711</text:p>
          </table:table-cell>
          <table:table-cell office:value-type="float" office:value="2.783">
            <text:p>2.783</text:p>
          </table:table-cell>
          <table:table-cell office:value-type="float" office:value="2.27">
            <text:p>2.27</text:p>
          </table:table-cell>
          <table:table-cell office:value-type="float" office:value="1.618">
            <text:p>1.618</text:p>
          </table:table-cell>
          <table:table-cell office:value-type="float" office:value="1.675">
            <text:p>1.675</text:p>
          </table:table-cell>
          <table:table-cell office:value-type="float" office:value="2.136">
            <text:p>2.136</text:p>
          </table:table-cell>
          <table:table-cell office:value-type="float" office:value="2.484">
            <text:p>2.484</text:p>
          </table:table-cell>
          <table:table-cell office:value-type="float" office:value="2.722">
            <text:p>2.722</text:p>
          </table:table-cell>
          <table:table-cell office:value-type="float" office:value="1.699">
            <text:p>1.699</text:p>
          </table:table-cell>
          <table:table-cell office:value-type="float" office:value="2.054">
            <text:p>2.054</text:p>
          </table:table-cell>
          <table:table-cell office:value-type="float" office:value="1.654">
            <text:p>1.654</text:p>
          </table:table-cell>
          <table:table-cell/>
          <table:table-cell office:value-type="float" office:value="2.25">
            <text:p>2.25</text:p>
          </table:table-cell>
          <table:table-cell office:value-type="float" office:value="1.719">
            <text:p>1.719</text:p>
          </table:table-cell>
          <table:table-cell office:value-type="float" office:value="2.268">
            <text:p>2.268</text:p>
          </table:table-cell>
          <table:table-cell office:value-type="float" office:value="2.088">
            <text:p>2.088</text:p>
          </table:table-cell>
          <table:table-cell office:value-type="float" office:value="1.677">
            <text:p>1.677</text:p>
          </table:table-cell>
          <table:table-cell office:value-type="float" office:value="1.322">
            <text:p>1.322</text:p>
          </table:table-cell>
          <table:table-cell office:value-type="float" office:value="2.667">
            <text:p>2.667</text:p>
          </table:table-cell>
          <table:table-cell office:value-type="float" office:value="1.556">
            <text:p>1.556</text:p>
          </table:table-cell>
          <table:table-cell office:value-type="float" office:value="2.786">
            <text:p>2.786</text:p>
          </table:table-cell>
          <table:table-cell office:value-type="float" office:value="2.071">
            <text:p>2.071</text:p>
          </table:table-cell>
          <table:table-cell office:value-type="float" office:value="1.306">
            <text:p>1.306</text:p>
          </table:table-cell>
          <table:table-cell office:value-type="float" office:value="1.619">
            <text:p>1.619</text:p>
          </table:table-cell>
          <table:table-cell office:value-type="float" office:value="1.226">
            <text:p>1.226</text:p>
          </table:table-cell>
          <table:table-cell office:value-type="float" office:value="1.489">
            <text:p>1.489</text:p>
          </table:table-cell>
          <table:table-cell office:value-type="float" office:value="1.233">
            <text:p>1.233</text:p>
          </table:table-cell>
          <table:table-cell office:value-type="float" office:value="1.758">
            <text:p>1.758</text:p>
          </table:table-cell>
          <table:table-cell office:value-type="float" office:value="2.441">
            <text:p>2.441</text:p>
          </table:table-cell>
          <table:table-cell table:number-columns-repeated="41"/>
          <table:table-cell table:style-name="Default" table:number-columns-repeated="2"/>
          <table:table-cell table:number-columns-repeated="912"/>
        </table:table-row>
        <table:table-row table:style-name="ro2">
          <table:table-cell table:style-name="ce3" table:number-columns-repeated="70"/>
          <table:table-cell table:number-columns-repeated="954"/>
        </table:table-row>
        <table:table-row table:style-name="ro1">
          <table:table-cell table:style-name="ce3" office:value-type="string">
            <text:p>Sample 2</text:p>
          </table:table-cell>
          <table:table-cell table:style-name="ce3" table:number-columns-repeated="69"/>
          <table:table-cell table:number-columns-repeated="954"/>
        </table:table-row>
        <table:table-row table:style-name="ro2">
          <table:table-cell office:value-type="float" office:value="2.2507">
            <text:p>2.2507</text:p>
          </table:table-cell>
          <table:table-cell office:value-type="float" office:value="1.801">
            <text:p>1.801</text:p>
          </table:table-cell>
          <table:table-cell office:value-type="float" office:value="1.4752">
            <text:p>1.4752</text:p>
          </table:table-cell>
          <table:table-cell office:value-type="float" office:value="2.8191">
            <text:p>2.8191</text:p>
          </table:table-cell>
          <table:table-cell office:value-type="float" office:value="1.9323">
            <text:p>1.9323</text:p>
          </table:table-cell>
          <table:table-cell office:value-type="float" office:value="1.6276">
            <text:p>1.6276</text:p>
          </table:table-cell>
          <table:table-cell office:value-type="float" office:value="1.7975">
            <text:p>1.7975</text:p>
          </table:table-cell>
          <table:table-cell office:value-type="float" office:value="1.8126">
            <text:p>1.8126</text:p>
          </table:table-cell>
          <table:table-cell office:value-type="float" office:value="2.0359">
            <text:p>2.0359</text:p>
          </table:table-cell>
          <table:table-cell office:value-type="float" office:value="1.8552">
            <text:p>1.8552</text:p>
          </table:table-cell>
          <table:table-cell office:value-type="float" office:value="2.3863">
            <text:p>2.3863</text:p>
          </table:table-cell>
          <table:table-cell office:value-type="float" office:value="2.4303">
            <text:p>2.4303</text:p>
          </table:table-cell>
          <table:table-cell office:value-type="float" office:value="1.5213">
            <text:p>1.5213</text:p>
          </table:table-cell>
          <table:table-cell office:value-type="float" office:value="1.8589">
            <text:p>1.8589</text:p>
          </table:table-cell>
          <table:table-cell office:value-type="float" office:value="2.0749">
            <text:p>2.0749</text:p>
          </table:table-cell>
          <table:table-cell office:value-type="float" office:value="1.9728">
            <text:p>1.9728</text:p>
          </table:table-cell>
          <table:table-cell office:value-type="float" office:value="2.2391">
            <text:p>2.2391</text:p>
          </table:table-cell>
          <table:table-cell office:value-type="float" office:value="1.9006">
            <text:p>1.9006</text:p>
          </table:table-cell>
          <table:table-cell office:value-type="float" office:value="2.3337">
            <text:p>2.3337</text:p>
          </table:table-cell>
          <table:table-cell office:value-type="float" office:value="0.9463">
            <text:p>0.9463</text:p>
          </table:table-cell>
          <table:table-cell table:style-name="Default"/>
          <table:table-cell table:number-columns-repeated="49"/>
          <table:table-cell table:number-columns-repeated="40"/>
          <table:table-cell table:style-name="Default" table:number-columns-repeated="2"/>
          <table:table-cell table:number-columns-repeated="912"/>
        </table:table-row>
        <table:table-row table:style-name="ro1">
          <table:table-cell table:style-name="ce1" office:value-type="string">
            <text:p>avg</text:p>
          </table:table-cell>
          <table:table-cell office:value-type="string">
            <text:p>var</text:p>
          </table:table-cell>
          <table:table-cell office:value-type="string">
            <text:p>std</text:p>
          </table:table-cell>
          <table:table-cell office:value-type="string">
            <text:p>skew</text:p>
          </table:table-cell>
          <table:table-cell office:value-type="string">
            <text:p>kurt</text:p>
          </table:table-cell>
          <table:table-cell table:style-name="Default" office:value-type="string">
            <text:p>iqr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outiqr1</text:p>
          </table:table-cell>
          <table:table-cell office:value-type="string">
            <text:p>outiqr2</text:p>
          </table:table-cell>
          <table:table-cell table:number-columns-repeated="1014"/>
        </table:table-row>
        <table:table-row table:style-name="ro2">
          <table:table-cell table:formula="of:=AVERAGE([.A11:.T11])" office:value-type="float" office:value="1.953565">
            <text:p>1.953565</text:p>
          </table:table-cell>
          <table:table-cell table:formula="of:=VAR([.A11:.T11])" office:value-type="float" office:value="0.164515797131579">
            <text:p>0.1645157971</text:p>
          </table:table-cell>
          <table:table-cell table:formula="of:=STDEV([.A11:.T11])" office:value-type="float" office:value="0.405605469799877">
            <text:p>0.4056054698</text:p>
          </table:table-cell>
          <table:table-cell table:formula="of:=SKEW([.A11:.T11])" office:value-type="float" office:value="-0.27548109825157">
            <text:p>-0.2754810983</text:p>
          </table:table-cell>
          <table:table-cell table:formula="of:=KURT([.A11:.T11])" office:value-type="float" office:value="1.30031073221215">
            <text:p>1.3003107322</text:p>
          </table:table-cell>
          <table:table-cell table:formula="of:=[.H13]-[.G13]" office:value-type="float" office:value="0.441875">
            <text:p>0.441875</text:p>
          </table:table-cell>
          <table:table-cell table:style-name="ce3" table:formula="of:=QUARTILE([.A11:.T11];1)" office:value-type="float" office:value="1.800125">
            <text:p>1.800125</text:p>
          </table:table-cell>
          <table:table-cell table:style-name="ce3" table:formula="of:=QUARTILE([.A11:.T11];3 )" office:value-type="float" office:value="2.242">
            <text:p>2.242</text:p>
          </table:table-cell>
          <table:table-cell table:formula="of:=[.G13]-1.5*[.F13]" office:value-type="float" office:value="1.1373125">
            <text:p>1.1373125</text:p>
          </table:table-cell>
          <table:table-cell table:style-name="ce3" table:formula="of:=[.H13]+1.5*[.F13]" office:value-type="float" office:value="2.9048125">
            <text:p>2.9048125</text:p>
          </table:table-cell>
          <table:table-cell table:number-columns-repeated="1014"/>
        </table:table-row>
        <table:table-row table:style-name="ro1">
          <table:table-cell office:value-type="string">
            <text:p>outliers</text:p>
          </table:table-cell>
          <table:table-cell table:number-columns-repeated="1023"/>
        </table:table-row>
        <table:table-row table:style-name="ro2">
          <table:table-cell table:formula="of:=OR([.A11]&lt;[.$I13];[.A11]&gt;[.$J13])" office:value-type="boolean" office:boolean-value="false">
            <text:p>FALSE</text:p>
          </table:table-cell>
          <table:table-cell table:formula="of:=OR([.B11]&lt;[.$I13];[.B11]&gt;[.$J13])" office:value-type="boolean" office:boolean-value="false">
            <text:p>FALSE</text:p>
          </table:table-cell>
          <table:table-cell table:formula="of:=OR([.C11]&lt;[.$I13];[.C11]&gt;[.$J13])" office:value-type="boolean" office:boolean-value="false">
            <text:p>FALSE</text:p>
          </table:table-cell>
          <table:table-cell table:formula="of:=OR([.D11]&lt;[.$I13];[.D11]&gt;[.$J13])" office:value-type="boolean" office:boolean-value="false">
            <text:p>FALSE</text:p>
          </table:table-cell>
          <table:table-cell table:formula="of:=OR([.E11]&lt;[.$I13];[.E11]&gt;[.$J13])" office:value-type="boolean" office:boolean-value="false">
            <text:p>FALSE</text:p>
          </table:table-cell>
          <table:table-cell table:formula="of:=OR([.F11]&lt;[.$I13];[.F11]&gt;[.$J13])" office:value-type="boolean" office:boolean-value="false">
            <text:p>FALSE</text:p>
          </table:table-cell>
          <table:table-cell table:formula="of:=OR([.G11]&lt;[.$I13];[.G11]&gt;[.$J13])" office:value-type="boolean" office:boolean-value="false">
            <text:p>FALSE</text:p>
          </table:table-cell>
          <table:table-cell table:formula="of:=OR([.H11]&lt;[.$I13];[.H11]&gt;[.$J13])" office:value-type="boolean" office:boolean-value="false">
            <text:p>FALSE</text:p>
          </table:table-cell>
          <table:table-cell table:formula="of:=OR([.I11]&lt;[.$I13];[.I11]&gt;[.$J13])" office:value-type="boolean" office:boolean-value="false">
            <text:p>FALSE</text:p>
          </table:table-cell>
          <table:table-cell table:formula="of:=OR([.J11]&lt;[.$I13];[.J11]&gt;[.$J13])" office:value-type="boolean" office:boolean-value="false">
            <text:p>FALSE</text:p>
          </table:table-cell>
          <table:table-cell table:formula="of:=OR([.K11]&lt;[.$I13];[.K11]&gt;[.$J13])" office:value-type="boolean" office:boolean-value="false">
            <text:p>FALSE</text:p>
          </table:table-cell>
          <table:table-cell table:formula="of:=OR([.L11]&lt;[.$I13];[.L11]&gt;[.$J13])" office:value-type="boolean" office:boolean-value="false">
            <text:p>FALSE</text:p>
          </table:table-cell>
          <table:table-cell table:formula="of:=OR([.M11]&lt;[.$I13];[.M11]&gt;[.$J13])" office:value-type="boolean" office:boolean-value="false">
            <text:p>FALSE</text:p>
          </table:table-cell>
          <table:table-cell table:formula="of:=OR([.N11]&lt;[.$I13];[.N11]&gt;[.$J13])" office:value-type="boolean" office:boolean-value="false">
            <text:p>FALSE</text:p>
          </table:table-cell>
          <table:table-cell table:formula="of:=OR([.O11]&lt;[.$I13];[.O11]&gt;[.$J13])" office:value-type="boolean" office:boolean-value="false">
            <text:p>FALSE</text:p>
          </table:table-cell>
          <table:table-cell table:formula="of:=OR([.P11]&lt;[.$I13];[.P11]&gt;[.$J13])" office:value-type="boolean" office:boolean-value="false">
            <text:p>FALSE</text:p>
          </table:table-cell>
          <table:table-cell table:formula="of:=OR([.Q11]&lt;[.$I13];[.Q11]&gt;[.$J13])" office:value-type="boolean" office:boolean-value="false">
            <text:p>FALSE</text:p>
          </table:table-cell>
          <table:table-cell table:formula="of:=OR([.R11]&lt;[.$I13];[.R11]&gt;[.$J13])" office:value-type="boolean" office:boolean-value="false">
            <text:p>FALSE</text:p>
          </table:table-cell>
          <table:table-cell table:formula="of:=OR([.S11]&lt;[.$I13];[.S11]&gt;[.$J13])" office:value-type="boolean" office:boolean-value="false">
            <text:p>FALSE</text:p>
          </table:table-cell>
          <table:table-cell table:formula="of:=OR([.T11]&lt;[.$I13];[.T11]&gt;[.$J13])" office:value-type="boolean" office:boolean-value="true">
            <text:p>TRUE</text:p>
          </table:table-cell>
          <table:table-cell table:formula="of:=OR([.U11]&lt;[.$I13];[.U11]&gt;[.$J13])" office:value-type="boolean" office:boolean-value="true">
            <text:p>TRUE</text:p>
          </table:table-cell>
          <table:table-cell table:formula="of:=OR([.V11]&lt;[.$I13];[.V11]&gt;[.$J13])" office:value-type="boolean" office:boolean-value="true">
            <text:p>TRUE</text:p>
          </table:table-cell>
          <table:table-cell table:formula="of:=OR([.W11]&lt;[.$I13];[.W11]&gt;[.$J13])" office:value-type="boolean" office:boolean-value="true">
            <text:p>TRUE</text:p>
          </table:table-cell>
          <table:table-cell table:formula="of:=OR([.X11]&lt;[.$I13];[.X11]&gt;[.$J13])" office:value-type="boolean" office:boolean-value="true">
            <text:p>TRUE</text:p>
          </table:table-cell>
          <table:table-cell table:formula="of:=OR([.Y11]&lt;[.$I13];[.Y11]&gt;[.$J13])" office:value-type="boolean" office:boolean-value="true">
            <text:p>TRUE</text:p>
          </table:table-cell>
          <table:table-cell table:formula="of:=OR([.Z11]&lt;[.$I13];[.Z11]&gt;[.$J13])" office:value-type="boolean" office:boolean-value="true">
            <text:p>TRUE</text:p>
          </table:table-cell>
          <table:table-cell table:formula="of:=OR([.AA11]&lt;[.$I13];[.AA11]&gt;[.$J13])" office:value-type="boolean" office:boolean-value="true">
            <text:p>TRUE</text:p>
          </table:table-cell>
          <table:table-cell table:formula="of:=OR([.AB11]&lt;[.$I13];[.AB11]&gt;[.$J13])" office:value-type="boolean" office:boolean-value="true">
            <text:p>TRUE</text:p>
          </table:table-cell>
          <table:table-cell table:formula="of:=OR([.AC11]&lt;[.$I13];[.AC11]&gt;[.$J13])" office:value-type="boolean" office:boolean-value="true">
            <text:p>TRUE</text:p>
          </table:table-cell>
          <table:table-cell table:formula="of:=OR([.AD11]&lt;[.$I13];[.AD11]&gt;[.$J13])" office:value-type="boolean" office:boolean-value="true">
            <text:p>TRUE</text:p>
          </table:table-cell>
          <table:table-cell table:formula="of:=OR([.AE11]&lt;[.$I13];[.AE11]&gt;[.$J13])" office:value-type="boolean" office:boolean-value="true">
            <text:p>TRUE</text:p>
          </table:table-cell>
          <table:table-cell table:formula="of:=OR([.AF11]&lt;[.$I13];[.AF11]&gt;[.$J13])" office:value-type="boolean" office:boolean-value="true">
            <text:p>TRUE</text:p>
          </table:table-cell>
          <table:table-cell table:formula="of:=OR([.AG11]&lt;[.$I13];[.AG11]&gt;[.$J13])" office:value-type="boolean" office:boolean-value="true">
            <text:p>TRUE</text:p>
          </table:table-cell>
          <table:table-cell table:formula="of:=OR([.AH11]&lt;[.$I13];[.AH11]&gt;[.$J13])" office:value-type="boolean" office:boolean-value="true">
            <text:p>TRUE</text:p>
          </table:table-cell>
          <table:table-cell table:formula="of:=OR([.AI11]&lt;[.$I13];[.AI11]&gt;[.$J13])" office:value-type="boolean" office:boolean-value="true">
            <text:p>TRUE</text:p>
          </table:table-cell>
          <table:table-cell table:formula="of:=OR([.AJ11]&lt;[.$I13];[.AJ11]&gt;[.$J13])" office:value-type="boolean" office:boolean-value="true">
            <text:p>TRUE</text:p>
          </table:table-cell>
          <table:table-cell table:formula="of:=OR([.AK11]&lt;[.$I13];[.AK11]&gt;[.$J13])" office:value-type="boolean" office:boolean-value="true">
            <text:p>TRUE</text:p>
          </table:table-cell>
          <table:table-cell table:formula="of:=OR([.AL11]&lt;[.$I13];[.AL11]&gt;[.$J13])" office:value-type="boolean" office:boolean-value="true">
            <text:p>TRUE</text:p>
          </table:table-cell>
          <table:table-cell table:formula="of:=OR([.AM11]&lt;[.$I13];[.AM11]&gt;[.$J13])" office:value-type="boolean" office:boolean-value="true">
            <text:p>TRUE</text:p>
          </table:table-cell>
          <table:table-cell table:formula="of:=OR([.AN11]&lt;[.$I13];[.AN11]&gt;[.$J13])" office:value-type="boolean" office:boolean-value="true">
            <text:p>TRUE</text:p>
          </table:table-cell>
          <table:table-cell table:formula="of:=OR([.AO11]&lt;[.$I13];[.AO11]&gt;[.$J13])" office:value-type="boolean" office:boolean-value="true">
            <text:p>TRUE</text:p>
          </table:table-cell>
          <table:table-cell table:formula="of:=OR([.AP11]&lt;[.$I13];[.AP11]&gt;[.$J13])" office:value-type="boolean" office:boolean-value="true">
            <text:p>TRUE</text:p>
          </table:table-cell>
          <table:table-cell table:formula="of:=OR([.AQ11]&lt;[.$I13];[.AQ11]&gt;[.$J13])" office:value-type="boolean" office:boolean-value="true">
            <text:p>TRUE</text:p>
          </table:table-cell>
          <table:table-cell table:formula="of:=OR([.AR11]&lt;[.$I13];[.AR11]&gt;[.$J13])" office:value-type="boolean" office:boolean-value="true">
            <text:p>TRUE</text:p>
          </table:table-cell>
          <table:table-cell table:formula="of:=OR([.AS11]&lt;[.$I13];[.AS11]&gt;[.$J13])" office:value-type="boolean" office:boolean-value="true">
            <text:p>TRUE</text:p>
          </table:table-cell>
          <table:table-cell table:formula="of:=OR([.AT11]&lt;[.$I13];[.AT11]&gt;[.$J13])" office:value-type="boolean" office:boolean-value="true">
            <text:p>TRUE</text:p>
          </table:table-cell>
          <table:table-cell table:formula="of:=OR([.AU11]&lt;[.$I13];[.AU11]&gt;[.$J13])" office:value-type="boolean" office:boolean-value="true">
            <text:p>TRUE</text:p>
          </table:table-cell>
          <table:table-cell table:formula="of:=OR([.AV11]&lt;[.$I13];[.AV11]&gt;[.$J13])" office:value-type="boolean" office:boolean-value="true">
            <text:p>TRUE</text:p>
          </table:table-cell>
          <table:table-cell table:formula="of:=OR([.AW11]&lt;[.$I13];[.AW11]&gt;[.$J13])" office:value-type="boolean" office:boolean-value="true">
            <text:p>TRUE</text:p>
          </table:table-cell>
          <table:table-cell table:formula="of:=OR([.AX11]&lt;[.$I13];[.AX11]&gt;[.$J13])" office:value-type="boolean" office:boolean-value="true">
            <text:p>TRUE</text:p>
          </table:table-cell>
          <table:table-cell table:formula="of:=OR([.AY11]&lt;[.$I13];[.AY11]&gt;[.$J13])" office:value-type="boolean" office:boolean-value="true">
            <text:p>TRUE</text:p>
          </table:table-cell>
          <table:table-cell table:formula="of:=OR([.AZ11]&lt;[.$I13];[.AZ11]&gt;[.$J13])" office:value-type="boolean" office:boolean-value="true">
            <text:p>TRUE</text:p>
          </table:table-cell>
          <table:table-cell table:formula="of:=OR([.BA11]&lt;[.$I13];[.BA11]&gt;[.$J13])" office:value-type="boolean" office:boolean-value="true">
            <text:p>TRUE</text:p>
          </table:table-cell>
          <table:table-cell table:formula="of:=OR([.BB11]&lt;[.$I13];[.BB11]&gt;[.$J13])" office:value-type="boolean" office:boolean-value="true">
            <text:p>TRUE</text:p>
          </table:table-cell>
          <table:table-cell table:formula="of:=OR([.BC11]&lt;[.$I13];[.BC11]&gt;[.$J13])" office:value-type="boolean" office:boolean-value="true">
            <text:p>TRUE</text:p>
          </table:table-cell>
          <table:table-cell table:formula="of:=OR([.BD11]&lt;[.$I13];[.BD11]&gt;[.$J13])" office:value-type="boolean" office:boolean-value="true">
            <text:p>TRUE</text:p>
          </table:table-cell>
          <table:table-cell table:formula="of:=OR([.BE11]&lt;[.$I13];[.BE11]&gt;[.$J13])" office:value-type="boolean" office:boolean-value="true">
            <text:p>TRUE</text:p>
          </table:table-cell>
          <table:table-cell table:formula="of:=OR([.BF11]&lt;[.$I13];[.BF11]&gt;[.$J13])" office:value-type="boolean" office:boolean-value="true">
            <text:p>TRUE</text:p>
          </table:table-cell>
          <table:table-cell table:formula="of:=OR([.BG11]&lt;[.$I13];[.BG11]&gt;[.$J13])" office:value-type="boolean" office:boolean-value="true">
            <text:p>TRUE</text:p>
          </table:table-cell>
          <table:table-cell table:formula="of:=OR([.BH11]&lt;[.$I13];[.BH11]&gt;[.$J13])" office:value-type="boolean" office:boolean-value="true">
            <text:p>TRUE</text:p>
          </table:table-cell>
          <table:table-cell table:formula="of:=OR([.BI11]&lt;[.$I13];[.BI11]&gt;[.$J13])" office:value-type="boolean" office:boolean-value="true">
            <text:p>TRUE</text:p>
          </table:table-cell>
          <table:table-cell table:formula="of:=OR([.BJ11]&lt;[.$I13];[.BJ11]&gt;[.$J13])" office:value-type="boolean" office:boolean-value="true">
            <text:p>TRUE</text:p>
          </table:table-cell>
          <table:table-cell table:formula="of:=OR([.BK11]&lt;[.$I13];[.BK11]&gt;[.$J13])" office:value-type="boolean" office:boolean-value="true">
            <text:p>TRUE</text:p>
          </table:table-cell>
          <table:table-cell table:formula="of:=OR([.BL11]&lt;[.$I13];[.BL11]&gt;[.$J13])" office:value-type="boolean" office:boolean-value="true">
            <text:p>TRUE</text:p>
          </table:table-cell>
          <table:table-cell table:formula="of:=OR([.BM11]&lt;[.$I13];[.BM11]&gt;[.$J13])" office:value-type="boolean" office:boolean-value="true">
            <text:p>TRUE</text:p>
          </table:table-cell>
          <table:table-cell table:formula="of:=OR([.BN11]&lt;[.$I13];[.BN11]&gt;[.$J13])" office:value-type="boolean" office:boolean-value="true">
            <text:p>TRUE</text:p>
          </table:table-cell>
          <table:table-cell table:formula="of:=OR([.BO11]&lt;[.$I13];[.BO11]&gt;[.$J13])" office:value-type="boolean" office:boolean-value="true">
            <text:p>TRUE</text:p>
          </table:table-cell>
          <table:table-cell table:formula="of:=OR([.BP11]&lt;[.$I13];[.BP11]&gt;[.$J13])" office:value-type="boolean" office:boolean-value="true">
            <text:p>TRUE</text:p>
          </table:table-cell>
          <table:table-cell table:formula="of:=OR([.BQ11]&lt;[.$I13];[.BQ11]&gt;[.$J13])" office:value-type="boolean" office:boolean-value="true">
            <text:p>TRUE</text:p>
          </table:table-cell>
          <table:table-cell table:formula="of:=OR([.BR11]&lt;[.$I13];[.BR11]&gt;[.$J13])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style-name="ce3" table:formula="of:=ABS([.A11]-[.$A13])&gt;3*[.$C13]" office:value-type="boolean" office:boolean-value="false">
            <text:p>FALSE</text:p>
          </table:table-cell>
          <table:table-cell table:style-name="ce3" table:formula="of:=ABS([.B11]-[.$A13])&gt;3*[.$C13]" office:value-type="boolean" office:boolean-value="false">
            <text:p>FALSE</text:p>
          </table:table-cell>
          <table:table-cell table:style-name="ce3" table:formula="of:=ABS([.C11]-[.$A13])&gt;3*[.$C13]" office:value-type="boolean" office:boolean-value="false">
            <text:p>FALSE</text:p>
          </table:table-cell>
          <table:table-cell table:style-name="ce3" table:formula="of:=ABS([.D11]-[.$A13])&gt;3*[.$C13]" office:value-type="boolean" office:boolean-value="false">
            <text:p>FALSE</text:p>
          </table:table-cell>
          <table:table-cell table:style-name="ce3" table:formula="of:=ABS([.E11]-[.$A13])&gt;3*[.$C13]" office:value-type="boolean" office:boolean-value="false">
            <text:p>FALSE</text:p>
          </table:table-cell>
          <table:table-cell table:style-name="ce3" table:formula="of:=ABS([.F11]-[.$A13])&gt;3*[.$C13]" office:value-type="boolean" office:boolean-value="false">
            <text:p>FALSE</text:p>
          </table:table-cell>
          <table:table-cell table:style-name="ce3" table:formula="of:=ABS([.G11]-[.$A13])&gt;3*[.$C13]" office:value-type="boolean" office:boolean-value="false">
            <text:p>FALSE</text:p>
          </table:table-cell>
          <table:table-cell table:style-name="ce3" table:formula="of:=ABS([.H11]-[.$A13])&gt;3*[.$C13]" office:value-type="boolean" office:boolean-value="false">
            <text:p>FALSE</text:p>
          </table:table-cell>
          <table:table-cell table:style-name="ce3" table:formula="of:=ABS([.I11]-[.$A13])&gt;3*[.$C13]" office:value-type="boolean" office:boolean-value="false">
            <text:p>FALSE</text:p>
          </table:table-cell>
          <table:table-cell table:style-name="ce3" table:formula="of:=ABS([.J11]-[.$A13])&gt;3*[.$C13]" office:value-type="boolean" office:boolean-value="false">
            <text:p>FALSE</text:p>
          </table:table-cell>
          <table:table-cell table:style-name="ce3" table:formula="of:=ABS([.K11]-[.$A13])&gt;3*[.$C13]" office:value-type="boolean" office:boolean-value="false">
            <text:p>FALSE</text:p>
          </table:table-cell>
          <table:table-cell table:style-name="ce3" table:formula="of:=ABS([.L11]-[.$A13])&gt;3*[.$C13]" office:value-type="boolean" office:boolean-value="false">
            <text:p>FALSE</text:p>
          </table:table-cell>
          <table:table-cell table:style-name="ce3" table:formula="of:=ABS([.M11]-[.$A13])&gt;3*[.$C13]" office:value-type="boolean" office:boolean-value="false">
            <text:p>FALSE</text:p>
          </table:table-cell>
          <table:table-cell table:style-name="ce3" table:formula="of:=ABS([.N11]-[.$A13])&gt;3*[.$C13]" office:value-type="boolean" office:boolean-value="false">
            <text:p>FALSE</text:p>
          </table:table-cell>
          <table:table-cell table:style-name="ce3" table:formula="of:=ABS([.O11]-[.$A13])&gt;3*[.$C13]" office:value-type="boolean" office:boolean-value="false">
            <text:p>FALSE</text:p>
          </table:table-cell>
          <table:table-cell table:style-name="ce3" table:formula="of:=ABS([.P11]-[.$A13])&gt;3*[.$C13]" office:value-type="boolean" office:boolean-value="false">
            <text:p>FALSE</text:p>
          </table:table-cell>
          <table:table-cell table:style-name="ce3" table:formula="of:=ABS([.Q11]-[.$A13])&gt;3*[.$C13]" office:value-type="boolean" office:boolean-value="false">
            <text:p>FALSE</text:p>
          </table:table-cell>
          <table:table-cell table:style-name="ce3" table:formula="of:=ABS([.R11]-[.$A13])&gt;3*[.$C13]" office:value-type="boolean" office:boolean-value="false">
            <text:p>FALSE</text:p>
          </table:table-cell>
          <table:table-cell table:style-name="ce3" table:formula="of:=ABS([.S11]-[.$A13])&gt;3*[.$C13]" office:value-type="boolean" office:boolean-value="false">
            <text:p>FALSE</text:p>
          </table:table-cell>
          <table:table-cell table:style-name="ce3" table:formula="of:=ABS([.T11]-[.$A13])&gt;3*[.$C13]" office:value-type="boolean" office:boolean-value="false">
            <text:p>FALSE</text:p>
          </table:table-cell>
          <table:table-cell table:style-name="ce3" table:formula="of:=ABS([.U11]-[.$A13])&gt;3*[.$C13]" office:value-type="boolean" office:boolean-value="true">
            <text:p>TRUE</text:p>
          </table:table-cell>
          <table:table-cell table:style-name="ce3" table:formula="of:=ABS([.V11]-[.$A13])&gt;3*[.$C13]" office:value-type="boolean" office:boolean-value="true">
            <text:p>TRUE</text:p>
          </table:table-cell>
          <table:table-cell table:style-name="ce3" table:formula="of:=ABS([.W11]-[.$A13])&gt;3*[.$C13]" office:value-type="boolean" office:boolean-value="true">
            <text:p>TRUE</text:p>
          </table:table-cell>
          <table:table-cell table:style-name="ce3" table:formula="of:=ABS([.X11]-[.$A13])&gt;3*[.$C13]" office:value-type="boolean" office:boolean-value="true">
            <text:p>TRUE</text:p>
          </table:table-cell>
          <table:table-cell table:style-name="ce3" table:formula="of:=ABS([.Y11]-[.$A13])&gt;3*[.$C13]" office:value-type="boolean" office:boolean-value="true">
            <text:p>TRUE</text:p>
          </table:table-cell>
          <table:table-cell table:style-name="ce3" table:formula="of:=ABS([.Z11]-[.$A13])&gt;3*[.$C13]" office:value-type="boolean" office:boolean-value="true">
            <text:p>TRUE</text:p>
          </table:table-cell>
          <table:table-cell table:style-name="ce3" table:formula="of:=ABS([.AA11]-[.$A13])&gt;3*[.$C13]" office:value-type="boolean" office:boolean-value="true">
            <text:p>TRUE</text:p>
          </table:table-cell>
          <table:table-cell table:style-name="ce3" table:formula="of:=ABS([.AB11]-[.$A13])&gt;3*[.$C13]" office:value-type="boolean" office:boolean-value="true">
            <text:p>TRUE</text:p>
          </table:table-cell>
          <table:table-cell table:style-name="ce3" table:formula="of:=ABS([.AC11]-[.$A13])&gt;3*[.$C13]" office:value-type="boolean" office:boolean-value="true">
            <text:p>TRUE</text:p>
          </table:table-cell>
          <table:table-cell table:style-name="ce3" table:formula="of:=ABS([.AD11]-[.$A13])&gt;3*[.$C13]" office:value-type="boolean" office:boolean-value="true">
            <text:p>TRUE</text:p>
          </table:table-cell>
          <table:table-cell table:style-name="ce3" table:formula="of:=ABS([.AE11]-[.$A13])&gt;3*[.$C13]" office:value-type="boolean" office:boolean-value="true">
            <text:p>TRUE</text:p>
          </table:table-cell>
          <table:table-cell table:style-name="ce3" table:formula="of:=ABS([.AF11]-[.$A13])&gt;3*[.$C13]" office:value-type="boolean" office:boolean-value="true">
            <text:p>TRUE</text:p>
          </table:table-cell>
          <table:table-cell table:style-name="ce3" table:formula="of:=ABS([.AG11]-[.$A13])&gt;3*[.$C13]" office:value-type="boolean" office:boolean-value="true">
            <text:p>TRUE</text:p>
          </table:table-cell>
          <table:table-cell table:style-name="ce3" table:formula="of:=ABS([.AH11]-[.$A13])&gt;3*[.$C13]" office:value-type="boolean" office:boolean-value="true">
            <text:p>TRUE</text:p>
          </table:table-cell>
          <table:table-cell table:style-name="ce3" table:formula="of:=ABS([.AI11]-[.$A13])&gt;3*[.$C13]" office:value-type="boolean" office:boolean-value="true">
            <text:p>TRUE</text:p>
          </table:table-cell>
          <table:table-cell table:style-name="ce3" table:formula="of:=ABS([.AJ11]-[.$A13])&gt;3*[.$C13]" office:value-type="boolean" office:boolean-value="true">
            <text:p>TRUE</text:p>
          </table:table-cell>
          <table:table-cell table:style-name="ce3" table:formula="of:=ABS([.AK11]-[.$A13])&gt;3*[.$C13]" office:value-type="boolean" office:boolean-value="true">
            <text:p>TRUE</text:p>
          </table:table-cell>
          <table:table-cell table:style-name="ce3" table:formula="of:=ABS([.AL11]-[.$A13])&gt;3*[.$C13]" office:value-type="boolean" office:boolean-value="true">
            <text:p>TRUE</text:p>
          </table:table-cell>
          <table:table-cell table:style-name="ce3" table:formula="of:=ABS([.AM11]-[.$A13])&gt;3*[.$C13]" office:value-type="boolean" office:boolean-value="true">
            <text:p>TRUE</text:p>
          </table:table-cell>
          <table:table-cell table:style-name="ce3" table:formula="of:=ABS([.AN11]-[.$A13])&gt;3*[.$C13]" office:value-type="boolean" office:boolean-value="true">
            <text:p>TRUE</text:p>
          </table:table-cell>
          <table:table-cell table:style-name="ce3" table:formula="of:=ABS([.AO11]-[.$A13])&gt;3*[.$C13]" office:value-type="boolean" office:boolean-value="true">
            <text:p>TRUE</text:p>
          </table:table-cell>
          <table:table-cell table:style-name="ce3" table:formula="of:=ABS([.AP11]-[.$A13])&gt;3*[.$C13]" office:value-type="boolean" office:boolean-value="true">
            <text:p>TRUE</text:p>
          </table:table-cell>
          <table:table-cell table:style-name="ce3" table:formula="of:=ABS([.AQ11]-[.$A13])&gt;3*[.$C13]" office:value-type="boolean" office:boolean-value="true">
            <text:p>TRUE</text:p>
          </table:table-cell>
          <table:table-cell table:style-name="ce3" table:formula="of:=ABS([.AR11]-[.$A13])&gt;3*[.$C13]" office:value-type="boolean" office:boolean-value="true">
            <text:p>TRUE</text:p>
          </table:table-cell>
          <table:table-cell table:style-name="ce3" table:formula="of:=ABS([.AS11]-[.$A13])&gt;3*[.$C13]" office:value-type="boolean" office:boolean-value="true">
            <text:p>TRUE</text:p>
          </table:table-cell>
          <table:table-cell table:style-name="ce3" table:formula="of:=ABS([.AT11]-[.$A13])&gt;3*[.$C13]" office:value-type="boolean" office:boolean-value="true">
            <text:p>TRUE</text:p>
          </table:table-cell>
          <table:table-cell table:style-name="ce3" table:formula="of:=ABS([.AU11]-[.$A13])&gt;3*[.$C13]" office:value-type="boolean" office:boolean-value="true">
            <text:p>TRUE</text:p>
          </table:table-cell>
          <table:table-cell table:style-name="ce3" table:formula="of:=ABS([.AV11]-[.$A13])&gt;3*[.$C13]" office:value-type="boolean" office:boolean-value="true">
            <text:p>TRUE</text:p>
          </table:table-cell>
          <table:table-cell table:style-name="ce3" table:formula="of:=ABS([.AW11]-[.$A13])&gt;3*[.$C13]" office:value-type="boolean" office:boolean-value="true">
            <text:p>TRUE</text:p>
          </table:table-cell>
          <table:table-cell table:style-name="ce3" table:formula="of:=ABS([.AX11]-[.$A13])&gt;3*[.$C13]" office:value-type="boolean" office:boolean-value="true">
            <text:p>TRUE</text:p>
          </table:table-cell>
          <table:table-cell table:style-name="ce3" table:formula="of:=ABS([.AY11]-[.$A13])&gt;3*[.$C13]" office:value-type="boolean" office:boolean-value="true">
            <text:p>TRUE</text:p>
          </table:table-cell>
          <table:table-cell table:style-name="ce3" table:formula="of:=ABS([.AZ11]-[.$A13])&gt;3*[.$C13]" office:value-type="boolean" office:boolean-value="true">
            <text:p>TRUE</text:p>
          </table:table-cell>
          <table:table-cell table:style-name="ce3" table:formula="of:=ABS([.BA11]-[.$A13])&gt;3*[.$C13]" office:value-type="boolean" office:boolean-value="true">
            <text:p>TRUE</text:p>
          </table:table-cell>
          <table:table-cell table:style-name="ce3" table:formula="of:=ABS([.BB11]-[.$A13])&gt;3*[.$C13]" office:value-type="boolean" office:boolean-value="true">
            <text:p>TRUE</text:p>
          </table:table-cell>
          <table:table-cell table:style-name="ce3" table:formula="of:=ABS([.BC11]-[.$A13])&gt;3*[.$C13]" office:value-type="boolean" office:boolean-value="true">
            <text:p>TRUE</text:p>
          </table:table-cell>
          <table:table-cell table:style-name="ce3" table:formula="of:=ABS([.BD11]-[.$A13])&gt;3*[.$C13]" office:value-type="boolean" office:boolean-value="true">
            <text:p>TRUE</text:p>
          </table:table-cell>
          <table:table-cell table:style-name="ce3" table:formula="of:=ABS([.BE11]-[.$A13])&gt;3*[.$C13]" office:value-type="boolean" office:boolean-value="true">
            <text:p>TRUE</text:p>
          </table:table-cell>
          <table:table-cell table:style-name="ce3" table:formula="of:=ABS([.BF11]-[.$A13])&gt;3*[.$C13]" office:value-type="boolean" office:boolean-value="true">
            <text:p>TRUE</text:p>
          </table:table-cell>
          <table:table-cell table:style-name="ce3" table:formula="of:=ABS([.BG11]-[.$A13])&gt;3*[.$C13]" office:value-type="boolean" office:boolean-value="true">
            <text:p>TRUE</text:p>
          </table:table-cell>
          <table:table-cell table:style-name="ce3" table:formula="of:=ABS([.BH11]-[.$A13])&gt;3*[.$C13]" office:value-type="boolean" office:boolean-value="true">
            <text:p>TRUE</text:p>
          </table:table-cell>
          <table:table-cell table:style-name="ce3" table:formula="of:=ABS([.BI11]-[.$A13])&gt;3*[.$C13]" office:value-type="boolean" office:boolean-value="true">
            <text:p>TRUE</text:p>
          </table:table-cell>
          <table:table-cell table:style-name="ce3" table:formula="of:=ABS([.BJ11]-[.$A13])&gt;3*[.$C13]" office:value-type="boolean" office:boolean-value="true">
            <text:p>TRUE</text:p>
          </table:table-cell>
          <table:table-cell table:style-name="ce3" table:formula="of:=ABS([.BK11]-[.$A13])&gt;3*[.$C13]" office:value-type="boolean" office:boolean-value="true">
            <text:p>TRUE</text:p>
          </table:table-cell>
          <table:table-cell table:style-name="ce3" table:formula="of:=ABS([.BL11]-[.$A13])&gt;3*[.$C13]" office:value-type="boolean" office:boolean-value="true">
            <text:p>TRUE</text:p>
          </table:table-cell>
          <table:table-cell table:style-name="ce3" table:formula="of:=ABS([.BM11]-[.$A13])&gt;3*[.$C13]" office:value-type="boolean" office:boolean-value="true">
            <text:p>TRUE</text:p>
          </table:table-cell>
          <table:table-cell table:style-name="ce3" table:formula="of:=ABS([.BN11]-[.$A13])&gt;3*[.$C13]" office:value-type="boolean" office:boolean-value="true">
            <text:p>TRUE</text:p>
          </table:table-cell>
          <table:table-cell table:style-name="ce3" table:formula="of:=ABS([.BO11]-[.$A13])&gt;3*[.$C13]" office:value-type="boolean" office:boolean-value="true">
            <text:p>TRUE</text:p>
          </table:table-cell>
          <table:table-cell table:style-name="ce3" table:formula="of:=ABS([.BP11]-[.$A13])&gt;3*[.$C13]" office:value-type="boolean" office:boolean-value="true">
            <text:p>TRUE</text:p>
          </table:table-cell>
          <table:table-cell table:style-name="ce3" table:formula="of:=ABS([.BQ11]-[.$A13])&gt;3*[.$C13]" office:value-type="boolean" office:boolean-value="true">
            <text:p>TRUE</text:p>
          </table:table-cell>
          <table:table-cell table:style-name="ce3" table:formula="of:=ABS([.BR11]-[.$A13])&gt;3*[.$C13]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office:value-type="float" office:value="2.2507">
            <text:p>2.2507</text:p>
          </table:table-cell>
          <table:table-cell office:value-type="float" office:value="1.801">
            <text:p>1.801</text:p>
          </table:table-cell>
          <table:table-cell office:value-type="float" office:value="1.4752">
            <text:p>1.4752</text:p>
          </table:table-cell>
          <table:table-cell office:value-type="float" office:value="2.8191">
            <text:p>2.8191</text:p>
          </table:table-cell>
          <table:table-cell office:value-type="float" office:value="1.9323">
            <text:p>1.9323</text:p>
          </table:table-cell>
          <table:table-cell office:value-type="float" office:value="1.6276">
            <text:p>1.6276</text:p>
          </table:table-cell>
          <table:table-cell office:value-type="float" office:value="1.7975">
            <text:p>1.7975</text:p>
          </table:table-cell>
          <table:table-cell office:value-type="float" office:value="1.8126">
            <text:p>1.8126</text:p>
          </table:table-cell>
          <table:table-cell office:value-type="float" office:value="2.0359">
            <text:p>2.0359</text:p>
          </table:table-cell>
          <table:table-cell office:value-type="float" office:value="1.8552">
            <text:p>1.8552</text:p>
          </table:table-cell>
          <table:table-cell office:value-type="float" office:value="2.3863">
            <text:p>2.3863</text:p>
          </table:table-cell>
          <table:table-cell office:value-type="float" office:value="2.4303">
            <text:p>2.4303</text:p>
          </table:table-cell>
          <table:table-cell office:value-type="float" office:value="1.5213">
            <text:p>1.5213</text:p>
          </table:table-cell>
          <table:table-cell office:value-type="float" office:value="1.8589">
            <text:p>1.8589</text:p>
          </table:table-cell>
          <table:table-cell office:value-type="float" office:value="2.0749">
            <text:p>2.0749</text:p>
          </table:table-cell>
          <table:table-cell office:value-type="float" office:value="1.9728">
            <text:p>1.9728</text:p>
          </table:table-cell>
          <table:table-cell office:value-type="float" office:value="2.2391">
            <text:p>2.2391</text:p>
          </table:table-cell>
          <table:table-cell office:value-type="float" office:value="1.9006">
            <text:p>1.9006</text:p>
          </table:table-cell>
          <table:table-cell office:value-type="float" office:value="2.3337">
            <text:p>2.3337</text:p>
          </table:table-cell>
          <table:table-cell/>
          <table:table-cell table:style-name="Default"/>
          <table:table-cell table:number-columns-repeated="89"/>
          <table:table-cell table:style-name="Default" table:number-columns-repeated="2"/>
          <table:table-cell table:number-columns-repeated="912"/>
        </table:table-row>
        <table:table-row table:style-name="ro1">
          <table:table-cell table:style-name="ce3" office:value-type="string">
            <text:p>Sample 3</text:p>
          </table:table-cell>
          <table:table-cell table:style-name="ce3" table:number-columns-repeated="69"/>
          <table:table-cell table:number-columns-repeated="954"/>
        </table:table-row>
        <table:table-row table:style-name="ro2">
          <table:table-cell office:value-type="float" office:value="1.857">
            <text:p>1.857</text:p>
          </table:table-cell>
          <table:table-cell office:value-type="float" office:value="1.287">
            <text:p>1.287</text:p>
          </table:table-cell>
          <table:table-cell office:value-type="float" office:value="2.481">
            <text:p>2.481</text:p>
          </table:table-cell>
          <table:table-cell office:value-type="float" office:value="2.253">
            <text:p>2.253</text:p>
          </table:table-cell>
          <table:table-cell office:value-type="float" office:value="2.249">
            <text:p>2.249</text:p>
          </table:table-cell>
          <table:table-cell office:value-type="float" office:value="2.246">
            <text:p>2.246</text:p>
          </table:table-cell>
          <table:table-cell office:value-type="float" office:value="1.663">
            <text:p>1.663</text:p>
          </table:table-cell>
          <table:table-cell office:value-type="float" office:value="2.292">
            <text:p>2.292</text:p>
          </table:table-cell>
          <table:table-cell office:value-type="float" office:value="2.182">
            <text:p>2.182</text:p>
          </table:table-cell>
          <table:table-cell office:value-type="float" office:value="2.586">
            <text:p>2.586</text:p>
          </table:table-cell>
          <table:table-cell office:value-type="float" office:value="2.128">
            <text:p>2.128</text:p>
          </table:table-cell>
          <table:table-cell office:value-type="float" office:value="1.151">
            <text:p>1.151</text:p>
          </table:table-cell>
          <table:table-cell office:value-type="float" office:value="1.657">
            <text:p>1.657</text:p>
          </table:table-cell>
          <table:table-cell office:value-type="float" office:value="1.645">
            <text:p>1.645</text:p>
          </table:table-cell>
          <table:table-cell office:value-type="float" office:value="1.954">
            <text:p>1.954</text:p>
          </table:table-cell>
          <table:table-cell table:number-columns-repeated="55"/>
          <table:table-cell table:number-columns-repeated="40"/>
          <table:table-cell table:style-name="Default" table:number-columns-repeated="2"/>
          <table:table-cell table:number-columns-repeated="912"/>
        </table:table-row>
        <table:table-row table:style-name="ro1">
          <table:table-cell table:style-name="ce1" office:value-type="string">
            <text:p>avg</text:p>
          </table:table-cell>
          <table:table-cell office:value-type="string">
            <text:p>var</text:p>
          </table:table-cell>
          <table:table-cell office:value-type="string">
            <text:p>std</text:p>
          </table:table-cell>
          <table:table-cell office:value-type="string">
            <text:p>skew</text:p>
          </table:table-cell>
          <table:table-cell office:value-type="string">
            <text:p>kurt</text:p>
          </table:table-cell>
          <table:table-cell table:style-name="Default" office:value-type="string">
            <text:p>iqr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outiqr1</text:p>
          </table:table-cell>
          <table:table-cell office:value-type="string">
            <text:p>outiqr2</text:p>
          </table:table-cell>
          <table:table-cell table:number-columns-repeated="1014"/>
        </table:table-row>
        <table:table-row table:style-name="ro2">
          <table:table-cell table:formula="of:=AVERAGE([.A19:.T19])" office:value-type="float" office:value="1.9754">
            <text:p>1.9754</text:p>
          </table:table-cell>
          <table:table-cell table:formula="of:=VAR([.A19:.T19])" office:value-type="float" office:value="0.178282542857143">
            <text:p>0.1782825429</text:p>
          </table:table-cell>
          <table:table-cell table:formula="of:=STDEV([.A19:.T19])" office:value-type="float" office:value="0.422235174822211">
            <text:p>0.4222351748</text:p>
          </table:table-cell>
          <table:table-cell table:formula="of:=SKEW([.A19:.T19])" office:value-type="float" office:value="-0.574067700459879">
            <text:p>-0.5740677005</text:p>
          </table:table-cell>
          <table:table-cell table:formula="of:=KURT([.A19:.T19])" office:value-type="float" office:value="-0.477635347282914">
            <text:p>-0.4776353473</text:p>
          </table:table-cell>
          <table:table-cell table:formula="of:=[.H21]-[.G21]" office:value-type="float" office:value="0.591">
            <text:p>0.591</text:p>
          </table:table-cell>
          <table:table-cell table:style-name="ce3" table:formula="of:=QUARTILE([.A19:.T19];1)" office:value-type="float" office:value="1.66">
            <text:p>1.66</text:p>
          </table:table-cell>
          <table:table-cell table:style-name="ce3" table:formula="of:=QUARTILE([.A19:.T19];3 )" office:value-type="float" office:value="2.251">
            <text:p>2.251</text:p>
          </table:table-cell>
          <table:table-cell table:formula="of:=[.G21]-1.5*[.F21]" office:value-type="float" office:value="0.7735">
            <text:p>0.7735</text:p>
          </table:table-cell>
          <table:table-cell table:style-name="ce3" table:formula="of:=[.H21]+1.5*[.F21]" office:value-type="float" office:value="3.1375">
            <text:p>3.1375</text:p>
          </table:table-cell>
          <table:table-cell table:number-columns-repeated="1014"/>
        </table:table-row>
        <table:table-row table:style-name="ro1">
          <table:table-cell office:value-type="string">
            <text:p>outliers</text:p>
          </table:table-cell>
          <table:table-cell table:number-columns-repeated="1023"/>
        </table:table-row>
        <table:table-row table:style-name="ro2">
          <table:table-cell table:formula="of:=OR([.A19]&lt;[.$I21];[.A19]&gt;[.$J21])" office:value-type="boolean" office:boolean-value="false">
            <text:p>FALSE</text:p>
          </table:table-cell>
          <table:table-cell table:formula="of:=OR([.B19]&lt;[.$I21];[.B19]&gt;[.$J21])" office:value-type="boolean" office:boolean-value="false">
            <text:p>FALSE</text:p>
          </table:table-cell>
          <table:table-cell table:formula="of:=OR([.C19]&lt;[.$I21];[.C19]&gt;[.$J21])" office:value-type="boolean" office:boolean-value="false">
            <text:p>FALSE</text:p>
          </table:table-cell>
          <table:table-cell table:formula="of:=OR([.D19]&lt;[.$I21];[.D19]&gt;[.$J21])" office:value-type="boolean" office:boolean-value="false">
            <text:p>FALSE</text:p>
          </table:table-cell>
          <table:table-cell table:formula="of:=OR([.E19]&lt;[.$I21];[.E19]&gt;[.$J21])" office:value-type="boolean" office:boolean-value="false">
            <text:p>FALSE</text:p>
          </table:table-cell>
          <table:table-cell table:formula="of:=OR([.F19]&lt;[.$I21];[.F19]&gt;[.$J21])" office:value-type="boolean" office:boolean-value="false">
            <text:p>FALSE</text:p>
          </table:table-cell>
          <table:table-cell table:formula="of:=OR([.G19]&lt;[.$I21];[.G19]&gt;[.$J21])" office:value-type="boolean" office:boolean-value="false">
            <text:p>FALSE</text:p>
          </table:table-cell>
          <table:table-cell table:formula="of:=OR([.H19]&lt;[.$I21];[.H19]&gt;[.$J21])" office:value-type="boolean" office:boolean-value="false">
            <text:p>FALSE</text:p>
          </table:table-cell>
          <table:table-cell table:formula="of:=OR([.I19]&lt;[.$I21];[.I19]&gt;[.$J21])" office:value-type="boolean" office:boolean-value="false">
            <text:p>FALSE</text:p>
          </table:table-cell>
          <table:table-cell table:formula="of:=OR([.J19]&lt;[.$I21];[.J19]&gt;[.$J21])" office:value-type="boolean" office:boolean-value="false">
            <text:p>FALSE</text:p>
          </table:table-cell>
          <table:table-cell table:formula="of:=OR([.K19]&lt;[.$I21];[.K19]&gt;[.$J21])" office:value-type="boolean" office:boolean-value="false">
            <text:p>FALSE</text:p>
          </table:table-cell>
          <table:table-cell table:formula="of:=OR([.L19]&lt;[.$I21];[.L19]&gt;[.$J21])" office:value-type="boolean" office:boolean-value="false">
            <text:p>FALSE</text:p>
          </table:table-cell>
          <table:table-cell table:formula="of:=OR([.M19]&lt;[.$I21];[.M19]&gt;[.$J21])" office:value-type="boolean" office:boolean-value="false">
            <text:p>FALSE</text:p>
          </table:table-cell>
          <table:table-cell table:formula="of:=OR([.N19]&lt;[.$I21];[.N19]&gt;[.$J21])" office:value-type="boolean" office:boolean-value="false">
            <text:p>FALSE</text:p>
          </table:table-cell>
          <table:table-cell table:formula="of:=OR([.O19]&lt;[.$I21];[.O19]&gt;[.$J21])" office:value-type="boolean" office:boolean-value="false">
            <text:p>FALSE</text:p>
          </table:table-cell>
          <table:table-cell table:formula="of:=OR([.P19]&lt;[.$I21];[.P19]&gt;[.$J21])" office:value-type="boolean" office:boolean-value="true">
            <text:p>TRUE</text:p>
          </table:table-cell>
          <table:table-cell table:formula="of:=OR([.Q19]&lt;[.$I21];[.Q19]&gt;[.$J21])" office:value-type="boolean" office:boolean-value="true">
            <text:p>TRUE</text:p>
          </table:table-cell>
          <table:table-cell table:formula="of:=OR([.R19]&lt;[.$I21];[.R19]&gt;[.$J21])" office:value-type="boolean" office:boolean-value="true">
            <text:p>TRUE</text:p>
          </table:table-cell>
          <table:table-cell table:formula="of:=OR([.S19]&lt;[.$I21];[.S19]&gt;[.$J21])" office:value-type="boolean" office:boolean-value="true">
            <text:p>TRUE</text:p>
          </table:table-cell>
          <table:table-cell table:formula="of:=OR([.T19]&lt;[.$I21];[.T19]&gt;[.$J21])" office:value-type="boolean" office:boolean-value="true">
            <text:p>TRUE</text:p>
          </table:table-cell>
          <table:table-cell table:formula="of:=OR([.U19]&lt;[.$I21];[.U19]&gt;[.$J21])" office:value-type="boolean" office:boolean-value="true">
            <text:p>TRUE</text:p>
          </table:table-cell>
          <table:table-cell table:formula="of:=OR([.V19]&lt;[.$I21];[.V19]&gt;[.$J21])" office:value-type="boolean" office:boolean-value="true">
            <text:p>TRUE</text:p>
          </table:table-cell>
          <table:table-cell table:formula="of:=OR([.W19]&lt;[.$I21];[.W19]&gt;[.$J21])" office:value-type="boolean" office:boolean-value="true">
            <text:p>TRUE</text:p>
          </table:table-cell>
          <table:table-cell table:formula="of:=OR([.X19]&lt;[.$I21];[.X19]&gt;[.$J21])" office:value-type="boolean" office:boolean-value="true">
            <text:p>TRUE</text:p>
          </table:table-cell>
          <table:table-cell table:formula="of:=OR([.Y19]&lt;[.$I21];[.Y19]&gt;[.$J21])" office:value-type="boolean" office:boolean-value="true">
            <text:p>TRUE</text:p>
          </table:table-cell>
          <table:table-cell table:formula="of:=OR([.Z19]&lt;[.$I21];[.Z19]&gt;[.$J21])" office:value-type="boolean" office:boolean-value="true">
            <text:p>TRUE</text:p>
          </table:table-cell>
          <table:table-cell table:formula="of:=OR([.AA19]&lt;[.$I21];[.AA19]&gt;[.$J21])" office:value-type="boolean" office:boolean-value="true">
            <text:p>TRUE</text:p>
          </table:table-cell>
          <table:table-cell table:formula="of:=OR([.AB19]&lt;[.$I21];[.AB19]&gt;[.$J21])" office:value-type="boolean" office:boolean-value="true">
            <text:p>TRUE</text:p>
          </table:table-cell>
          <table:table-cell table:formula="of:=OR([.AC19]&lt;[.$I21];[.AC19]&gt;[.$J21])" office:value-type="boolean" office:boolean-value="true">
            <text:p>TRUE</text:p>
          </table:table-cell>
          <table:table-cell table:formula="of:=OR([.AD19]&lt;[.$I21];[.AD19]&gt;[.$J21])" office:value-type="boolean" office:boolean-value="true">
            <text:p>TRUE</text:p>
          </table:table-cell>
          <table:table-cell table:formula="of:=OR([.AE19]&lt;[.$I21];[.AE19]&gt;[.$J21])" office:value-type="boolean" office:boolean-value="true">
            <text:p>TRUE</text:p>
          </table:table-cell>
          <table:table-cell table:formula="of:=OR([.AF19]&lt;[.$I21];[.AF19]&gt;[.$J21])" office:value-type="boolean" office:boolean-value="true">
            <text:p>TRUE</text:p>
          </table:table-cell>
          <table:table-cell table:formula="of:=OR([.AG19]&lt;[.$I21];[.AG19]&gt;[.$J21])" office:value-type="boolean" office:boolean-value="true">
            <text:p>TRUE</text:p>
          </table:table-cell>
          <table:table-cell table:formula="of:=OR([.AH19]&lt;[.$I21];[.AH19]&gt;[.$J21])" office:value-type="boolean" office:boolean-value="true">
            <text:p>TRUE</text:p>
          </table:table-cell>
          <table:table-cell table:formula="of:=OR([.AI19]&lt;[.$I21];[.AI19]&gt;[.$J21])" office:value-type="boolean" office:boolean-value="true">
            <text:p>TRUE</text:p>
          </table:table-cell>
          <table:table-cell table:formula="of:=OR([.AJ19]&lt;[.$I21];[.AJ19]&gt;[.$J21])" office:value-type="boolean" office:boolean-value="true">
            <text:p>TRUE</text:p>
          </table:table-cell>
          <table:table-cell table:formula="of:=OR([.AK19]&lt;[.$I21];[.AK19]&gt;[.$J21])" office:value-type="boolean" office:boolean-value="true">
            <text:p>TRUE</text:p>
          </table:table-cell>
          <table:table-cell table:formula="of:=OR([.AL19]&lt;[.$I21];[.AL19]&gt;[.$J21])" office:value-type="boolean" office:boolean-value="true">
            <text:p>TRUE</text:p>
          </table:table-cell>
          <table:table-cell table:formula="of:=OR([.AM19]&lt;[.$I21];[.AM19]&gt;[.$J21])" office:value-type="boolean" office:boolean-value="true">
            <text:p>TRUE</text:p>
          </table:table-cell>
          <table:table-cell table:formula="of:=OR([.AN19]&lt;[.$I21];[.AN19]&gt;[.$J21])" office:value-type="boolean" office:boolean-value="true">
            <text:p>TRUE</text:p>
          </table:table-cell>
          <table:table-cell table:formula="of:=OR([.AO19]&lt;[.$I21];[.AO19]&gt;[.$J21])" office:value-type="boolean" office:boolean-value="true">
            <text:p>TRUE</text:p>
          </table:table-cell>
          <table:table-cell table:formula="of:=OR([.AP19]&lt;[.$I21];[.AP19]&gt;[.$J21])" office:value-type="boolean" office:boolean-value="true">
            <text:p>TRUE</text:p>
          </table:table-cell>
          <table:table-cell table:formula="of:=OR([.AQ19]&lt;[.$I21];[.AQ19]&gt;[.$J21])" office:value-type="boolean" office:boolean-value="true">
            <text:p>TRUE</text:p>
          </table:table-cell>
          <table:table-cell table:formula="of:=OR([.AR19]&lt;[.$I21];[.AR19]&gt;[.$J21])" office:value-type="boolean" office:boolean-value="true">
            <text:p>TRUE</text:p>
          </table:table-cell>
          <table:table-cell table:formula="of:=OR([.AS19]&lt;[.$I21];[.AS19]&gt;[.$J21])" office:value-type="boolean" office:boolean-value="true">
            <text:p>TRUE</text:p>
          </table:table-cell>
          <table:table-cell table:formula="of:=OR([.AT19]&lt;[.$I21];[.AT19]&gt;[.$J21])" office:value-type="boolean" office:boolean-value="true">
            <text:p>TRUE</text:p>
          </table:table-cell>
          <table:table-cell table:formula="of:=OR([.AU19]&lt;[.$I21];[.AU19]&gt;[.$J21])" office:value-type="boolean" office:boolean-value="true">
            <text:p>TRUE</text:p>
          </table:table-cell>
          <table:table-cell table:formula="of:=OR([.AV19]&lt;[.$I21];[.AV19]&gt;[.$J21])" office:value-type="boolean" office:boolean-value="true">
            <text:p>TRUE</text:p>
          </table:table-cell>
          <table:table-cell table:formula="of:=OR([.AW19]&lt;[.$I21];[.AW19]&gt;[.$J21])" office:value-type="boolean" office:boolean-value="true">
            <text:p>TRUE</text:p>
          </table:table-cell>
          <table:table-cell table:formula="of:=OR([.AX19]&lt;[.$I21];[.AX19]&gt;[.$J21])" office:value-type="boolean" office:boolean-value="true">
            <text:p>TRUE</text:p>
          </table:table-cell>
          <table:table-cell table:formula="of:=OR([.AY19]&lt;[.$I21];[.AY19]&gt;[.$J21])" office:value-type="boolean" office:boolean-value="true">
            <text:p>TRUE</text:p>
          </table:table-cell>
          <table:table-cell table:formula="of:=OR([.AZ19]&lt;[.$I21];[.AZ19]&gt;[.$J21])" office:value-type="boolean" office:boolean-value="true">
            <text:p>TRUE</text:p>
          </table:table-cell>
          <table:table-cell table:formula="of:=OR([.BA19]&lt;[.$I21];[.BA19]&gt;[.$J21])" office:value-type="boolean" office:boolean-value="true">
            <text:p>TRUE</text:p>
          </table:table-cell>
          <table:table-cell table:formula="of:=OR([.BB19]&lt;[.$I21];[.BB19]&gt;[.$J21])" office:value-type="boolean" office:boolean-value="true">
            <text:p>TRUE</text:p>
          </table:table-cell>
          <table:table-cell table:formula="of:=OR([.BC19]&lt;[.$I21];[.BC19]&gt;[.$J21])" office:value-type="boolean" office:boolean-value="true">
            <text:p>TRUE</text:p>
          </table:table-cell>
          <table:table-cell table:formula="of:=OR([.BD19]&lt;[.$I21];[.BD19]&gt;[.$J21])" office:value-type="boolean" office:boolean-value="true">
            <text:p>TRUE</text:p>
          </table:table-cell>
          <table:table-cell table:formula="of:=OR([.BE19]&lt;[.$I21];[.BE19]&gt;[.$J21])" office:value-type="boolean" office:boolean-value="true">
            <text:p>TRUE</text:p>
          </table:table-cell>
          <table:table-cell table:formula="of:=OR([.BF19]&lt;[.$I21];[.BF19]&gt;[.$J21])" office:value-type="boolean" office:boolean-value="true">
            <text:p>TRUE</text:p>
          </table:table-cell>
          <table:table-cell table:formula="of:=OR([.BG19]&lt;[.$I21];[.BG19]&gt;[.$J21])" office:value-type="boolean" office:boolean-value="true">
            <text:p>TRUE</text:p>
          </table:table-cell>
          <table:table-cell table:formula="of:=OR([.BH19]&lt;[.$I21];[.BH19]&gt;[.$J21])" office:value-type="boolean" office:boolean-value="true">
            <text:p>TRUE</text:p>
          </table:table-cell>
          <table:table-cell table:formula="of:=OR([.BI19]&lt;[.$I21];[.BI19]&gt;[.$J21])" office:value-type="boolean" office:boolean-value="true">
            <text:p>TRUE</text:p>
          </table:table-cell>
          <table:table-cell table:formula="of:=OR([.BJ19]&lt;[.$I21];[.BJ19]&gt;[.$J21])" office:value-type="boolean" office:boolean-value="true">
            <text:p>TRUE</text:p>
          </table:table-cell>
          <table:table-cell table:formula="of:=OR([.BK19]&lt;[.$I21];[.BK19]&gt;[.$J21])" office:value-type="boolean" office:boolean-value="true">
            <text:p>TRUE</text:p>
          </table:table-cell>
          <table:table-cell table:formula="of:=OR([.BL19]&lt;[.$I21];[.BL19]&gt;[.$J21])" office:value-type="boolean" office:boolean-value="true">
            <text:p>TRUE</text:p>
          </table:table-cell>
          <table:table-cell table:formula="of:=OR([.BM19]&lt;[.$I21];[.BM19]&gt;[.$J21])" office:value-type="boolean" office:boolean-value="true">
            <text:p>TRUE</text:p>
          </table:table-cell>
          <table:table-cell table:formula="of:=OR([.BN19]&lt;[.$I21];[.BN19]&gt;[.$J21])" office:value-type="boolean" office:boolean-value="true">
            <text:p>TRUE</text:p>
          </table:table-cell>
          <table:table-cell table:formula="of:=OR([.BO19]&lt;[.$I21];[.BO19]&gt;[.$J21])" office:value-type="boolean" office:boolean-value="true">
            <text:p>TRUE</text:p>
          </table:table-cell>
          <table:table-cell table:formula="of:=OR([.BP19]&lt;[.$I21];[.BP19]&gt;[.$J21])" office:value-type="boolean" office:boolean-value="true">
            <text:p>TRUE</text:p>
          </table:table-cell>
          <table:table-cell table:formula="of:=OR([.BQ19]&lt;[.$I21];[.BQ19]&gt;[.$J21])" office:value-type="boolean" office:boolean-value="true">
            <text:p>TRUE</text:p>
          </table:table-cell>
          <table:table-cell table:formula="of:=OR([.BR19]&lt;[.$I21];[.BR19]&gt;[.$J21])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style-name="ce3" table:formula="of:=ABS([.A19]-[.$A21])&gt;3*[.$C21]" office:value-type="boolean" office:boolean-value="false">
            <text:p>FALSE</text:p>
          </table:table-cell>
          <table:table-cell table:style-name="ce3" table:formula="of:=ABS([.B19]-[.$A21])&gt;3*[.$C21]" office:value-type="boolean" office:boolean-value="false">
            <text:p>FALSE</text:p>
          </table:table-cell>
          <table:table-cell table:style-name="ce3" table:formula="of:=ABS([.C19]-[.$A21])&gt;3*[.$C21]" office:value-type="boolean" office:boolean-value="false">
            <text:p>FALSE</text:p>
          </table:table-cell>
          <table:table-cell table:style-name="ce3" table:formula="of:=ABS([.D19]-[.$A21])&gt;3*[.$C21]" office:value-type="boolean" office:boolean-value="false">
            <text:p>FALSE</text:p>
          </table:table-cell>
          <table:table-cell table:style-name="ce3" table:formula="of:=ABS([.E19]-[.$A21])&gt;3*[.$C21]" office:value-type="boolean" office:boolean-value="false">
            <text:p>FALSE</text:p>
          </table:table-cell>
          <table:table-cell table:style-name="ce3" table:formula="of:=ABS([.F19]-[.$A21])&gt;3*[.$C21]" office:value-type="boolean" office:boolean-value="false">
            <text:p>FALSE</text:p>
          </table:table-cell>
          <table:table-cell table:style-name="ce3" table:formula="of:=ABS([.G19]-[.$A21])&gt;3*[.$C21]" office:value-type="boolean" office:boolean-value="false">
            <text:p>FALSE</text:p>
          </table:table-cell>
          <table:table-cell table:style-name="ce3" table:formula="of:=ABS([.H19]-[.$A21])&gt;3*[.$C21]" office:value-type="boolean" office:boolean-value="false">
            <text:p>FALSE</text:p>
          </table:table-cell>
          <table:table-cell table:style-name="ce3" table:formula="of:=ABS([.I19]-[.$A21])&gt;3*[.$C21]" office:value-type="boolean" office:boolean-value="false">
            <text:p>FALSE</text:p>
          </table:table-cell>
          <table:table-cell table:style-name="ce3" table:formula="of:=ABS([.J19]-[.$A21])&gt;3*[.$C21]" office:value-type="boolean" office:boolean-value="false">
            <text:p>FALSE</text:p>
          </table:table-cell>
          <table:table-cell table:style-name="ce3" table:formula="of:=ABS([.K19]-[.$A21])&gt;3*[.$C21]" office:value-type="boolean" office:boolean-value="false">
            <text:p>FALSE</text:p>
          </table:table-cell>
          <table:table-cell table:style-name="ce3" table:formula="of:=ABS([.L19]-[.$A21])&gt;3*[.$C21]" office:value-type="boolean" office:boolean-value="false">
            <text:p>FALSE</text:p>
          </table:table-cell>
          <table:table-cell table:style-name="ce3" table:formula="of:=ABS([.M19]-[.$A21])&gt;3*[.$C21]" office:value-type="boolean" office:boolean-value="false">
            <text:p>FALSE</text:p>
          </table:table-cell>
          <table:table-cell table:style-name="ce3" table:formula="of:=ABS([.N19]-[.$A21])&gt;3*[.$C21]" office:value-type="boolean" office:boolean-value="false">
            <text:p>FALSE</text:p>
          </table:table-cell>
          <table:table-cell table:style-name="ce3" table:formula="of:=ABS([.O19]-[.$A21])&gt;3*[.$C21]" office:value-type="boolean" office:boolean-value="false">
            <text:p>FALSE</text:p>
          </table:table-cell>
          <table:table-cell table:style-name="ce3" table:formula="of:=ABS([.P19]-[.$A21])&gt;3*[.$C21]" office:value-type="boolean" office:boolean-value="true">
            <text:p>TRUE</text:p>
          </table:table-cell>
          <table:table-cell table:style-name="ce3" table:formula="of:=ABS([.Q19]-[.$A21])&gt;3*[.$C21]" office:value-type="boolean" office:boolean-value="true">
            <text:p>TRUE</text:p>
          </table:table-cell>
          <table:table-cell table:style-name="ce3" table:formula="of:=ABS([.R19]-[.$A21])&gt;3*[.$C21]" office:value-type="boolean" office:boolean-value="true">
            <text:p>TRUE</text:p>
          </table:table-cell>
          <table:table-cell table:style-name="ce3" table:formula="of:=ABS([.S19]-[.$A21])&gt;3*[.$C21]" office:value-type="boolean" office:boolean-value="true">
            <text:p>TRUE</text:p>
          </table:table-cell>
          <table:table-cell table:style-name="ce3" table:formula="of:=ABS([.T19]-[.$A21])&gt;3*[.$C21]" office:value-type="boolean" office:boolean-value="true">
            <text:p>TRUE</text:p>
          </table:table-cell>
          <table:table-cell table:style-name="ce3" table:formula="of:=ABS([.U19]-[.$A21])&gt;3*[.$C21]" office:value-type="boolean" office:boolean-value="true">
            <text:p>TRUE</text:p>
          </table:table-cell>
          <table:table-cell table:style-name="ce3" table:formula="of:=ABS([.V19]-[.$A21])&gt;3*[.$C21]" office:value-type="boolean" office:boolean-value="true">
            <text:p>TRUE</text:p>
          </table:table-cell>
          <table:table-cell table:style-name="ce3" table:formula="of:=ABS([.W19]-[.$A21])&gt;3*[.$C21]" office:value-type="boolean" office:boolean-value="true">
            <text:p>TRUE</text:p>
          </table:table-cell>
          <table:table-cell table:style-name="ce3" table:formula="of:=ABS([.X19]-[.$A21])&gt;3*[.$C21]" office:value-type="boolean" office:boolean-value="true">
            <text:p>TRUE</text:p>
          </table:table-cell>
          <table:table-cell table:style-name="ce3" table:formula="of:=ABS([.Y19]-[.$A21])&gt;3*[.$C21]" office:value-type="boolean" office:boolean-value="true">
            <text:p>TRUE</text:p>
          </table:table-cell>
          <table:table-cell table:style-name="ce3" table:formula="of:=ABS([.Z19]-[.$A21])&gt;3*[.$C21]" office:value-type="boolean" office:boolean-value="true">
            <text:p>TRUE</text:p>
          </table:table-cell>
          <table:table-cell table:style-name="ce3" table:formula="of:=ABS([.AA19]-[.$A21])&gt;3*[.$C21]" office:value-type="boolean" office:boolean-value="true">
            <text:p>TRUE</text:p>
          </table:table-cell>
          <table:table-cell table:style-name="ce3" table:formula="of:=ABS([.AB19]-[.$A21])&gt;3*[.$C21]" office:value-type="boolean" office:boolean-value="true">
            <text:p>TRUE</text:p>
          </table:table-cell>
          <table:table-cell table:style-name="ce3" table:formula="of:=ABS([.AC19]-[.$A21])&gt;3*[.$C21]" office:value-type="boolean" office:boolean-value="true">
            <text:p>TRUE</text:p>
          </table:table-cell>
          <table:table-cell table:style-name="ce3" table:formula="of:=ABS([.AD19]-[.$A21])&gt;3*[.$C21]" office:value-type="boolean" office:boolean-value="true">
            <text:p>TRUE</text:p>
          </table:table-cell>
          <table:table-cell table:style-name="ce3" table:formula="of:=ABS([.AE19]-[.$A21])&gt;3*[.$C21]" office:value-type="boolean" office:boolean-value="true">
            <text:p>TRUE</text:p>
          </table:table-cell>
          <table:table-cell table:style-name="ce3" table:formula="of:=ABS([.AF19]-[.$A21])&gt;3*[.$C21]" office:value-type="boolean" office:boolean-value="true">
            <text:p>TRUE</text:p>
          </table:table-cell>
          <table:table-cell table:style-name="ce3" table:formula="of:=ABS([.AG19]-[.$A21])&gt;3*[.$C21]" office:value-type="boolean" office:boolean-value="true">
            <text:p>TRUE</text:p>
          </table:table-cell>
          <table:table-cell table:style-name="ce3" table:formula="of:=ABS([.AH19]-[.$A21])&gt;3*[.$C21]" office:value-type="boolean" office:boolean-value="true">
            <text:p>TRUE</text:p>
          </table:table-cell>
          <table:table-cell table:style-name="ce3" table:formula="of:=ABS([.AI19]-[.$A21])&gt;3*[.$C21]" office:value-type="boolean" office:boolean-value="true">
            <text:p>TRUE</text:p>
          </table:table-cell>
          <table:table-cell table:style-name="ce3" table:formula="of:=ABS([.AJ19]-[.$A21])&gt;3*[.$C21]" office:value-type="boolean" office:boolean-value="true">
            <text:p>TRUE</text:p>
          </table:table-cell>
          <table:table-cell table:style-name="ce3" table:formula="of:=ABS([.AK19]-[.$A21])&gt;3*[.$C21]" office:value-type="boolean" office:boolean-value="true">
            <text:p>TRUE</text:p>
          </table:table-cell>
          <table:table-cell table:style-name="ce3" table:formula="of:=ABS([.AL19]-[.$A21])&gt;3*[.$C21]" office:value-type="boolean" office:boolean-value="true">
            <text:p>TRUE</text:p>
          </table:table-cell>
          <table:table-cell table:style-name="ce3" table:formula="of:=ABS([.AM19]-[.$A21])&gt;3*[.$C21]" office:value-type="boolean" office:boolean-value="true">
            <text:p>TRUE</text:p>
          </table:table-cell>
          <table:table-cell table:style-name="ce3" table:formula="of:=ABS([.AN19]-[.$A21])&gt;3*[.$C21]" office:value-type="boolean" office:boolean-value="true">
            <text:p>TRUE</text:p>
          </table:table-cell>
          <table:table-cell table:style-name="ce3" table:formula="of:=ABS([.AO19]-[.$A21])&gt;3*[.$C21]" office:value-type="boolean" office:boolean-value="true">
            <text:p>TRUE</text:p>
          </table:table-cell>
          <table:table-cell table:style-name="ce3" table:formula="of:=ABS([.AP19]-[.$A21])&gt;3*[.$C21]" office:value-type="boolean" office:boolean-value="true">
            <text:p>TRUE</text:p>
          </table:table-cell>
          <table:table-cell table:style-name="ce3" table:formula="of:=ABS([.AQ19]-[.$A21])&gt;3*[.$C21]" office:value-type="boolean" office:boolean-value="true">
            <text:p>TRUE</text:p>
          </table:table-cell>
          <table:table-cell table:style-name="ce3" table:formula="of:=ABS([.AR19]-[.$A21])&gt;3*[.$C21]" office:value-type="boolean" office:boolean-value="true">
            <text:p>TRUE</text:p>
          </table:table-cell>
          <table:table-cell table:style-name="ce3" table:formula="of:=ABS([.AS19]-[.$A21])&gt;3*[.$C21]" office:value-type="boolean" office:boolean-value="true">
            <text:p>TRUE</text:p>
          </table:table-cell>
          <table:table-cell table:style-name="ce3" table:formula="of:=ABS([.AT19]-[.$A21])&gt;3*[.$C21]" office:value-type="boolean" office:boolean-value="true">
            <text:p>TRUE</text:p>
          </table:table-cell>
          <table:table-cell table:style-name="ce3" table:formula="of:=ABS([.AU19]-[.$A21])&gt;3*[.$C21]" office:value-type="boolean" office:boolean-value="true">
            <text:p>TRUE</text:p>
          </table:table-cell>
          <table:table-cell table:style-name="ce3" table:formula="of:=ABS([.AV19]-[.$A21])&gt;3*[.$C21]" office:value-type="boolean" office:boolean-value="true">
            <text:p>TRUE</text:p>
          </table:table-cell>
          <table:table-cell table:style-name="ce3" table:formula="of:=ABS([.AW19]-[.$A21])&gt;3*[.$C21]" office:value-type="boolean" office:boolean-value="true">
            <text:p>TRUE</text:p>
          </table:table-cell>
          <table:table-cell table:style-name="ce3" table:formula="of:=ABS([.AX19]-[.$A21])&gt;3*[.$C21]" office:value-type="boolean" office:boolean-value="true">
            <text:p>TRUE</text:p>
          </table:table-cell>
          <table:table-cell table:style-name="ce3" table:formula="of:=ABS([.AY19]-[.$A21])&gt;3*[.$C21]" office:value-type="boolean" office:boolean-value="true">
            <text:p>TRUE</text:p>
          </table:table-cell>
          <table:table-cell table:style-name="ce3" table:formula="of:=ABS([.AZ19]-[.$A21])&gt;3*[.$C21]" office:value-type="boolean" office:boolean-value="true">
            <text:p>TRUE</text:p>
          </table:table-cell>
          <table:table-cell table:style-name="ce3" table:formula="of:=ABS([.BA19]-[.$A21])&gt;3*[.$C21]" office:value-type="boolean" office:boolean-value="true">
            <text:p>TRUE</text:p>
          </table:table-cell>
          <table:table-cell table:style-name="ce3" table:formula="of:=ABS([.BB19]-[.$A21])&gt;3*[.$C21]" office:value-type="boolean" office:boolean-value="true">
            <text:p>TRUE</text:p>
          </table:table-cell>
          <table:table-cell table:style-name="ce3" table:formula="of:=ABS([.BC19]-[.$A21])&gt;3*[.$C21]" office:value-type="boolean" office:boolean-value="true">
            <text:p>TRUE</text:p>
          </table:table-cell>
          <table:table-cell table:style-name="ce3" table:formula="of:=ABS([.BD19]-[.$A21])&gt;3*[.$C21]" office:value-type="boolean" office:boolean-value="true">
            <text:p>TRUE</text:p>
          </table:table-cell>
          <table:table-cell table:style-name="ce3" table:formula="of:=ABS([.BE19]-[.$A21])&gt;3*[.$C21]" office:value-type="boolean" office:boolean-value="true">
            <text:p>TRUE</text:p>
          </table:table-cell>
          <table:table-cell table:style-name="ce3" table:formula="of:=ABS([.BF19]-[.$A21])&gt;3*[.$C21]" office:value-type="boolean" office:boolean-value="true">
            <text:p>TRUE</text:p>
          </table:table-cell>
          <table:table-cell table:style-name="ce3" table:formula="of:=ABS([.BG19]-[.$A21])&gt;3*[.$C21]" office:value-type="boolean" office:boolean-value="true">
            <text:p>TRUE</text:p>
          </table:table-cell>
          <table:table-cell table:style-name="ce3" table:formula="of:=ABS([.BH19]-[.$A21])&gt;3*[.$C21]" office:value-type="boolean" office:boolean-value="true">
            <text:p>TRUE</text:p>
          </table:table-cell>
          <table:table-cell table:style-name="ce3" table:formula="of:=ABS([.BI19]-[.$A21])&gt;3*[.$C21]" office:value-type="boolean" office:boolean-value="true">
            <text:p>TRUE</text:p>
          </table:table-cell>
          <table:table-cell table:style-name="ce3" table:formula="of:=ABS([.BJ19]-[.$A21])&gt;3*[.$C21]" office:value-type="boolean" office:boolean-value="true">
            <text:p>TRUE</text:p>
          </table:table-cell>
          <table:table-cell table:style-name="ce3" table:formula="of:=ABS([.BK19]-[.$A21])&gt;3*[.$C21]" office:value-type="boolean" office:boolean-value="true">
            <text:p>TRUE</text:p>
          </table:table-cell>
          <table:table-cell table:style-name="ce3" table:formula="of:=ABS([.BL19]-[.$A21])&gt;3*[.$C21]" office:value-type="boolean" office:boolean-value="true">
            <text:p>TRUE</text:p>
          </table:table-cell>
          <table:table-cell table:style-name="ce3" table:formula="of:=ABS([.BM19]-[.$A21])&gt;3*[.$C21]" office:value-type="boolean" office:boolean-value="true">
            <text:p>TRUE</text:p>
          </table:table-cell>
          <table:table-cell table:style-name="ce3" table:formula="of:=ABS([.BN19]-[.$A21])&gt;3*[.$C21]" office:value-type="boolean" office:boolean-value="true">
            <text:p>TRUE</text:p>
          </table:table-cell>
          <table:table-cell table:style-name="ce3" table:formula="of:=ABS([.BO19]-[.$A21])&gt;3*[.$C21]" office:value-type="boolean" office:boolean-value="true">
            <text:p>TRUE</text:p>
          </table:table-cell>
          <table:table-cell table:style-name="ce3" table:formula="of:=ABS([.BP19]-[.$A21])&gt;3*[.$C21]" office:value-type="boolean" office:boolean-value="true">
            <text:p>TRUE</text:p>
          </table:table-cell>
          <table:table-cell table:style-name="ce3" table:formula="of:=ABS([.BQ19]-[.$A21])&gt;3*[.$C21]" office:value-type="boolean" office:boolean-value="true">
            <text:p>TRUE</text:p>
          </table:table-cell>
          <table:table-cell table:style-name="ce3" table:formula="of:=ABS([.BR19]-[.$A21])&gt;3*[.$C21]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Sample 4</text:p>
          </table:table-cell>
          <table:table-cell table:number-columns-repeated="1023"/>
        </table:table-row>
        <table:table-row table:style-name="ro2">
          <table:table-cell office:value-type="float" office:value="1.904">
            <text:p>1.904</text:p>
          </table:table-cell>
          <table:table-cell office:value-type="float" office:value="2.999">
            <text:p>2.999</text:p>
          </table:table-cell>
          <table:table-cell office:value-type="float" office:value="1.895">
            <text:p>1.895</text:p>
          </table:table-cell>
          <table:table-cell office:value-type="float" office:value="1.808">
            <text:p>1.808</text:p>
          </table:table-cell>
          <table:table-cell office:value-type="float" office:value="1.6">
            <text:p>1.6</text:p>
          </table:table-cell>
          <table:table-cell office:value-type="float" office:value="1.951">
            <text:p>1.951</text:p>
          </table:table-cell>
          <table:table-cell office:value-type="float" office:value="3.17">
            <text:p>3.17</text:p>
          </table:table-cell>
          <table:table-cell office:value-type="float" office:value="2.767">
            <text:p>2.767</text:p>
          </table:table-cell>
          <table:table-cell office:value-type="float" office:value="2.547">
            <text:p>2.547</text:p>
          </table:table-cell>
          <table:table-cell office:value-type="float" office:value="3.021">
            <text:p>3.021</text:p>
          </table:table-cell>
          <table:table-cell office:value-type="float" office:value="2.536">
            <text:p>2.536</text:p>
          </table:table-cell>
          <table:table-cell office:value-type="float" office:value="2.867">
            <text:p>2.867</text:p>
          </table:table-cell>
          <table:table-cell office:value-type="float" office:value="1.542">
            <text:p>1.542</text:p>
          </table:table-cell>
          <table:table-cell office:value-type="float" office:value="2.519">
            <text:p>2.519</text:p>
          </table:table-cell>
          <table:table-cell office:value-type="float" office:value="3.489">
            <text:p>3.489</text:p>
          </table:table-cell>
          <table:table-cell table:number-columns-repeated="55"/>
          <table:table-cell table:number-columns-repeated="954"/>
        </table:table-row>
        <table:table-row table:style-name="ro1">
          <table:table-cell table:style-name="ce1" office:value-type="string">
            <text:p>avg</text:p>
          </table:table-cell>
          <table:table-cell office:value-type="string">
            <text:p>var</text:p>
          </table:table-cell>
          <table:table-cell office:value-type="string">
            <text:p>std</text:p>
          </table:table-cell>
          <table:table-cell office:value-type="string">
            <text:p>skew</text:p>
          </table:table-cell>
          <table:table-cell office:value-type="string">
            <text:p>kurt</text:p>
          </table:table-cell>
          <table:table-cell table:style-name="Default" office:value-type="string">
            <text:p>iqr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outiqr1</text:p>
          </table:table-cell>
          <table:table-cell office:value-type="string">
            <text:p>outiqr2</text:p>
          </table:table-cell>
          <table:table-cell table:number-columns-repeated="1014"/>
        </table:table-row>
        <table:table-row table:style-name="ro2">
          <table:table-cell table:formula="of:=AVERAGE([.A27:.T27])" office:value-type="float" office:value="2.441">
            <text:p>2.441</text:p>
          </table:table-cell>
          <table:table-cell table:formula="of:=VAR([.A27:.T27])" office:value-type="float" office:value="0.381025857142857">
            <text:p>0.3810258571</text:p>
          </table:table-cell>
          <table:table-cell table:formula="of:=STDEV([.A27:.T27])" office:value-type="float" office:value="0.617272919495791">
            <text:p>0.6172729195</text:p>
          </table:table-cell>
          <table:table-cell table:formula="of:=SKEW([.A27:.T27])" office:value-type="float" office:value="0.00401834458224542">
            <text:p>0.0040183446</text:p>
          </table:table-cell>
          <table:table-cell table:formula="of:=KURT([.A27:.T27])" office:value-type="float" office:value="-1.28127311254468">
            <text:p>-1.2812731125</text:p>
          </table:table-cell>
          <table:table-cell table:formula="of:=[.H29]-[.G29]" office:value-type="float" office:value="1.0335">
            <text:p>1.0335</text:p>
          </table:table-cell>
          <table:table-cell table:style-name="ce3" table:formula="of:=QUARTILE([.A27:.T27];1)" office:value-type="float" office:value="1.8995">
            <text:p>1.8995</text:p>
          </table:table-cell>
          <table:table-cell table:style-name="ce3" table:formula="of:=QUARTILE([.A27:.T27];3 )" office:value-type="float" office:value="2.933">
            <text:p>2.933</text:p>
          </table:table-cell>
          <table:table-cell table:formula="of:=[.G29]-1.5*[.F29]" office:value-type="float" office:value="0.34925">
            <text:p>0.34925</text:p>
          </table:table-cell>
          <table:table-cell table:style-name="ce3" table:formula="of:=[.H29]+1.5*[.F29]" office:value-type="float" office:value="4.48325">
            <text:p>4.48325</text:p>
          </table:table-cell>
          <table:table-cell table:number-columns-repeated="1014"/>
        </table:table-row>
        <table:table-row table:style-name="ro1">
          <table:table-cell office:value-type="string">
            <text:p>outliers</text:p>
          </table:table-cell>
          <table:table-cell table:number-columns-repeated="1023"/>
        </table:table-row>
        <table:table-row table:style-name="ro2">
          <table:table-cell table:formula="of:=OR([.A27]&lt;[.$I29];[.A27]&gt;[.$J29])" office:value-type="boolean" office:boolean-value="false">
            <text:p>FALSE</text:p>
          </table:table-cell>
          <table:table-cell table:formula="of:=OR([.B27]&lt;[.$I29];[.B27]&gt;[.$J29])" office:value-type="boolean" office:boolean-value="false">
            <text:p>FALSE</text:p>
          </table:table-cell>
          <table:table-cell table:formula="of:=OR([.C27]&lt;[.$I29];[.C27]&gt;[.$J29])" office:value-type="boolean" office:boolean-value="false">
            <text:p>FALSE</text:p>
          </table:table-cell>
          <table:table-cell table:formula="of:=OR([.D27]&lt;[.$I29];[.D27]&gt;[.$J29])" office:value-type="boolean" office:boolean-value="false">
            <text:p>FALSE</text:p>
          </table:table-cell>
          <table:table-cell table:formula="of:=OR([.E27]&lt;[.$I29];[.E27]&gt;[.$J29])" office:value-type="boolean" office:boolean-value="false">
            <text:p>FALSE</text:p>
          </table:table-cell>
          <table:table-cell table:formula="of:=OR([.F27]&lt;[.$I29];[.F27]&gt;[.$J29])" office:value-type="boolean" office:boolean-value="false">
            <text:p>FALSE</text:p>
          </table:table-cell>
          <table:table-cell table:formula="of:=OR([.G27]&lt;[.$I29];[.G27]&gt;[.$J29])" office:value-type="boolean" office:boolean-value="false">
            <text:p>FALSE</text:p>
          </table:table-cell>
          <table:table-cell table:formula="of:=OR([.H27]&lt;[.$I29];[.H27]&gt;[.$J29])" office:value-type="boolean" office:boolean-value="false">
            <text:p>FALSE</text:p>
          </table:table-cell>
          <table:table-cell table:formula="of:=OR([.I27]&lt;[.$I29];[.I27]&gt;[.$J29])" office:value-type="boolean" office:boolean-value="false">
            <text:p>FALSE</text:p>
          </table:table-cell>
          <table:table-cell table:formula="of:=OR([.J27]&lt;[.$I29];[.J27]&gt;[.$J29])" office:value-type="boolean" office:boolean-value="false">
            <text:p>FALSE</text:p>
          </table:table-cell>
          <table:table-cell table:formula="of:=OR([.K27]&lt;[.$I29];[.K27]&gt;[.$J29])" office:value-type="boolean" office:boolean-value="false">
            <text:p>FALSE</text:p>
          </table:table-cell>
          <table:table-cell table:formula="of:=OR([.L27]&lt;[.$I29];[.L27]&gt;[.$J29])" office:value-type="boolean" office:boolean-value="false">
            <text:p>FALSE</text:p>
          </table:table-cell>
          <table:table-cell table:formula="of:=OR([.M27]&lt;[.$I29];[.M27]&gt;[.$J29])" office:value-type="boolean" office:boolean-value="false">
            <text:p>FALSE</text:p>
          </table:table-cell>
          <table:table-cell table:formula="of:=OR([.N27]&lt;[.$I29];[.N27]&gt;[.$J29])" office:value-type="boolean" office:boolean-value="false">
            <text:p>FALSE</text:p>
          </table:table-cell>
          <table:table-cell table:formula="of:=OR([.O27]&lt;[.$I29];[.O27]&gt;[.$J29])" office:value-type="boolean" office:boolean-value="false">
            <text:p>FALSE</text:p>
          </table:table-cell>
          <table:table-cell table:formula="of:=OR([.P27]&lt;[.$I29];[.P27]&gt;[.$J29])" office:value-type="boolean" office:boolean-value="true">
            <text:p>TRUE</text:p>
          </table:table-cell>
          <table:table-cell table:formula="of:=OR([.Q27]&lt;[.$I29];[.Q27]&gt;[.$J29])" office:value-type="boolean" office:boolean-value="true">
            <text:p>TRUE</text:p>
          </table:table-cell>
          <table:table-cell table:formula="of:=OR([.R27]&lt;[.$I29];[.R27]&gt;[.$J29])" office:value-type="boolean" office:boolean-value="true">
            <text:p>TRUE</text:p>
          </table:table-cell>
          <table:table-cell table:formula="of:=OR([.S27]&lt;[.$I29];[.S27]&gt;[.$J29])" office:value-type="boolean" office:boolean-value="true">
            <text:p>TRUE</text:p>
          </table:table-cell>
          <table:table-cell table:formula="of:=OR([.T27]&lt;[.$I29];[.T27]&gt;[.$J29])" office:value-type="boolean" office:boolean-value="true">
            <text:p>TRUE</text:p>
          </table:table-cell>
          <table:table-cell table:formula="of:=OR([.U27]&lt;[.$I29];[.U27]&gt;[.$J29])" office:value-type="boolean" office:boolean-value="true">
            <text:p>TRUE</text:p>
          </table:table-cell>
          <table:table-cell table:formula="of:=OR([.V27]&lt;[.$I29];[.V27]&gt;[.$J29])" office:value-type="boolean" office:boolean-value="true">
            <text:p>TRUE</text:p>
          </table:table-cell>
          <table:table-cell table:formula="of:=OR([.W27]&lt;[.$I29];[.W27]&gt;[.$J29])" office:value-type="boolean" office:boolean-value="true">
            <text:p>TRUE</text:p>
          </table:table-cell>
          <table:table-cell table:formula="of:=OR([.X27]&lt;[.$I29];[.X27]&gt;[.$J29])" office:value-type="boolean" office:boolean-value="true">
            <text:p>TRUE</text:p>
          </table:table-cell>
          <table:table-cell table:formula="of:=OR([.Y27]&lt;[.$I29];[.Y27]&gt;[.$J29])" office:value-type="boolean" office:boolean-value="true">
            <text:p>TRUE</text:p>
          </table:table-cell>
          <table:table-cell table:formula="of:=OR([.Z27]&lt;[.$I29];[.Z27]&gt;[.$J29])" office:value-type="boolean" office:boolean-value="true">
            <text:p>TRUE</text:p>
          </table:table-cell>
          <table:table-cell table:formula="of:=OR([.AA27]&lt;[.$I29];[.AA27]&gt;[.$J29])" office:value-type="boolean" office:boolean-value="true">
            <text:p>TRUE</text:p>
          </table:table-cell>
          <table:table-cell table:formula="of:=OR([.AB27]&lt;[.$I29];[.AB27]&gt;[.$J29])" office:value-type="boolean" office:boolean-value="true">
            <text:p>TRUE</text:p>
          </table:table-cell>
          <table:table-cell table:formula="of:=OR([.AC27]&lt;[.$I29];[.AC27]&gt;[.$J29])" office:value-type="boolean" office:boolean-value="true">
            <text:p>TRUE</text:p>
          </table:table-cell>
          <table:table-cell table:formula="of:=OR([.AD27]&lt;[.$I29];[.AD27]&gt;[.$J29])" office:value-type="boolean" office:boolean-value="true">
            <text:p>TRUE</text:p>
          </table:table-cell>
          <table:table-cell table:formula="of:=OR([.AE27]&lt;[.$I29];[.AE27]&gt;[.$J29])" office:value-type="boolean" office:boolean-value="true">
            <text:p>TRUE</text:p>
          </table:table-cell>
          <table:table-cell table:formula="of:=OR([.AF27]&lt;[.$I29];[.AF27]&gt;[.$J29])" office:value-type="boolean" office:boolean-value="true">
            <text:p>TRUE</text:p>
          </table:table-cell>
          <table:table-cell table:formula="of:=OR([.AG27]&lt;[.$I29];[.AG27]&gt;[.$J29])" office:value-type="boolean" office:boolean-value="true">
            <text:p>TRUE</text:p>
          </table:table-cell>
          <table:table-cell table:formula="of:=OR([.AH27]&lt;[.$I29];[.AH27]&gt;[.$J29])" office:value-type="boolean" office:boolean-value="true">
            <text:p>TRUE</text:p>
          </table:table-cell>
          <table:table-cell table:formula="of:=OR([.AI27]&lt;[.$I29];[.AI27]&gt;[.$J29])" office:value-type="boolean" office:boolean-value="true">
            <text:p>TRUE</text:p>
          </table:table-cell>
          <table:table-cell table:formula="of:=OR([.AJ27]&lt;[.$I29];[.AJ27]&gt;[.$J29])" office:value-type="boolean" office:boolean-value="true">
            <text:p>TRUE</text:p>
          </table:table-cell>
          <table:table-cell table:formula="of:=OR([.AK27]&lt;[.$I29];[.AK27]&gt;[.$J29])" office:value-type="boolean" office:boolean-value="true">
            <text:p>TRUE</text:p>
          </table:table-cell>
          <table:table-cell table:formula="of:=OR([.AL27]&lt;[.$I29];[.AL27]&gt;[.$J29])" office:value-type="boolean" office:boolean-value="true">
            <text:p>TRUE</text:p>
          </table:table-cell>
          <table:table-cell table:formula="of:=OR([.AM27]&lt;[.$I29];[.AM27]&gt;[.$J29])" office:value-type="boolean" office:boolean-value="true">
            <text:p>TRUE</text:p>
          </table:table-cell>
          <table:table-cell table:formula="of:=OR([.AN27]&lt;[.$I29];[.AN27]&gt;[.$J29])" office:value-type="boolean" office:boolean-value="true">
            <text:p>TRUE</text:p>
          </table:table-cell>
          <table:table-cell table:formula="of:=OR([.AO27]&lt;[.$I29];[.AO27]&gt;[.$J29])" office:value-type="boolean" office:boolean-value="true">
            <text:p>TRUE</text:p>
          </table:table-cell>
          <table:table-cell table:formula="of:=OR([.AP27]&lt;[.$I29];[.AP27]&gt;[.$J29])" office:value-type="boolean" office:boolean-value="true">
            <text:p>TRUE</text:p>
          </table:table-cell>
          <table:table-cell table:formula="of:=OR([.AQ27]&lt;[.$I29];[.AQ27]&gt;[.$J29])" office:value-type="boolean" office:boolean-value="true">
            <text:p>TRUE</text:p>
          </table:table-cell>
          <table:table-cell table:formula="of:=OR([.AR27]&lt;[.$I29];[.AR27]&gt;[.$J29])" office:value-type="boolean" office:boolean-value="true">
            <text:p>TRUE</text:p>
          </table:table-cell>
          <table:table-cell table:formula="of:=OR([.AS27]&lt;[.$I29];[.AS27]&gt;[.$J29])" office:value-type="boolean" office:boolean-value="true">
            <text:p>TRUE</text:p>
          </table:table-cell>
          <table:table-cell table:formula="of:=OR([.AT27]&lt;[.$I29];[.AT27]&gt;[.$J29])" office:value-type="boolean" office:boolean-value="true">
            <text:p>TRUE</text:p>
          </table:table-cell>
          <table:table-cell table:formula="of:=OR([.AU27]&lt;[.$I29];[.AU27]&gt;[.$J29])" office:value-type="boolean" office:boolean-value="true">
            <text:p>TRUE</text:p>
          </table:table-cell>
          <table:table-cell table:formula="of:=OR([.AV27]&lt;[.$I29];[.AV27]&gt;[.$J29])" office:value-type="boolean" office:boolean-value="true">
            <text:p>TRUE</text:p>
          </table:table-cell>
          <table:table-cell table:formula="of:=OR([.AW27]&lt;[.$I29];[.AW27]&gt;[.$J29])" office:value-type="boolean" office:boolean-value="true">
            <text:p>TRUE</text:p>
          </table:table-cell>
          <table:table-cell table:formula="of:=OR([.AX27]&lt;[.$I29];[.AX27]&gt;[.$J29])" office:value-type="boolean" office:boolean-value="true">
            <text:p>TRUE</text:p>
          </table:table-cell>
          <table:table-cell table:formula="of:=OR([.AY27]&lt;[.$I29];[.AY27]&gt;[.$J29])" office:value-type="boolean" office:boolean-value="true">
            <text:p>TRUE</text:p>
          </table:table-cell>
          <table:table-cell table:formula="of:=OR([.AZ27]&lt;[.$I29];[.AZ27]&gt;[.$J29])" office:value-type="boolean" office:boolean-value="true">
            <text:p>TRUE</text:p>
          </table:table-cell>
          <table:table-cell table:formula="of:=OR([.BA27]&lt;[.$I29];[.BA27]&gt;[.$J29])" office:value-type="boolean" office:boolean-value="true">
            <text:p>TRUE</text:p>
          </table:table-cell>
          <table:table-cell table:formula="of:=OR([.BB27]&lt;[.$I29];[.BB27]&gt;[.$J29])" office:value-type="boolean" office:boolean-value="true">
            <text:p>TRUE</text:p>
          </table:table-cell>
          <table:table-cell table:formula="of:=OR([.BC27]&lt;[.$I29];[.BC27]&gt;[.$J29])" office:value-type="boolean" office:boolean-value="true">
            <text:p>TRUE</text:p>
          </table:table-cell>
          <table:table-cell table:formula="of:=OR([.BD27]&lt;[.$I29];[.BD27]&gt;[.$J29])" office:value-type="boolean" office:boolean-value="true">
            <text:p>TRUE</text:p>
          </table:table-cell>
          <table:table-cell table:formula="of:=OR([.BE27]&lt;[.$I29];[.BE27]&gt;[.$J29])" office:value-type="boolean" office:boolean-value="true">
            <text:p>TRUE</text:p>
          </table:table-cell>
          <table:table-cell table:formula="of:=OR([.BF27]&lt;[.$I29];[.BF27]&gt;[.$J29])" office:value-type="boolean" office:boolean-value="true">
            <text:p>TRUE</text:p>
          </table:table-cell>
          <table:table-cell table:formula="of:=OR([.BG27]&lt;[.$I29];[.BG27]&gt;[.$J29])" office:value-type="boolean" office:boolean-value="true">
            <text:p>TRUE</text:p>
          </table:table-cell>
          <table:table-cell table:formula="of:=OR([.BH27]&lt;[.$I29];[.BH27]&gt;[.$J29])" office:value-type="boolean" office:boolean-value="true">
            <text:p>TRUE</text:p>
          </table:table-cell>
          <table:table-cell table:formula="of:=OR([.BI27]&lt;[.$I29];[.BI27]&gt;[.$J29])" office:value-type="boolean" office:boolean-value="true">
            <text:p>TRUE</text:p>
          </table:table-cell>
          <table:table-cell table:formula="of:=OR([.BJ27]&lt;[.$I29];[.BJ27]&gt;[.$J29])" office:value-type="boolean" office:boolean-value="true">
            <text:p>TRUE</text:p>
          </table:table-cell>
          <table:table-cell table:formula="of:=OR([.BK27]&lt;[.$I29];[.BK27]&gt;[.$J29])" office:value-type="boolean" office:boolean-value="true">
            <text:p>TRUE</text:p>
          </table:table-cell>
          <table:table-cell table:formula="of:=OR([.BL27]&lt;[.$I29];[.BL27]&gt;[.$J29])" office:value-type="boolean" office:boolean-value="true">
            <text:p>TRUE</text:p>
          </table:table-cell>
          <table:table-cell table:formula="of:=OR([.BM27]&lt;[.$I29];[.BM27]&gt;[.$J29])" office:value-type="boolean" office:boolean-value="true">
            <text:p>TRUE</text:p>
          </table:table-cell>
          <table:table-cell table:formula="of:=OR([.BN27]&lt;[.$I29];[.BN27]&gt;[.$J29])" office:value-type="boolean" office:boolean-value="true">
            <text:p>TRUE</text:p>
          </table:table-cell>
          <table:table-cell table:formula="of:=OR([.BO27]&lt;[.$I29];[.BO27]&gt;[.$J29])" office:value-type="boolean" office:boolean-value="true">
            <text:p>TRUE</text:p>
          </table:table-cell>
          <table:table-cell table:formula="of:=OR([.BP27]&lt;[.$I29];[.BP27]&gt;[.$J29])" office:value-type="boolean" office:boolean-value="true">
            <text:p>TRUE</text:p>
          </table:table-cell>
          <table:table-cell table:formula="of:=OR([.BQ27]&lt;[.$I29];[.BQ27]&gt;[.$J29])" office:value-type="boolean" office:boolean-value="true">
            <text:p>TRUE</text:p>
          </table:table-cell>
          <table:table-cell table:formula="of:=OR([.BR27]&lt;[.$I29];[.BR27]&gt;[.$J29])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style-name="ce3" table:formula="of:=ABS([.A27]-[.$A29])&gt;3*[.$C29]" office:value-type="boolean" office:boolean-value="false">
            <text:p>FALSE</text:p>
          </table:table-cell>
          <table:table-cell table:style-name="ce3" table:formula="of:=ABS([.B27]-[.$A29])&gt;3*[.$C29]" office:value-type="boolean" office:boolean-value="false">
            <text:p>FALSE</text:p>
          </table:table-cell>
          <table:table-cell table:style-name="ce3" table:formula="of:=ABS([.C27]-[.$A29])&gt;3*[.$C29]" office:value-type="boolean" office:boolean-value="false">
            <text:p>FALSE</text:p>
          </table:table-cell>
          <table:table-cell table:style-name="ce3" table:formula="of:=ABS([.D27]-[.$A29])&gt;3*[.$C29]" office:value-type="boolean" office:boolean-value="false">
            <text:p>FALSE</text:p>
          </table:table-cell>
          <table:table-cell table:style-name="ce3" table:formula="of:=ABS([.E27]-[.$A29])&gt;3*[.$C29]" office:value-type="boolean" office:boolean-value="false">
            <text:p>FALSE</text:p>
          </table:table-cell>
          <table:table-cell table:style-name="ce3" table:formula="of:=ABS([.F27]-[.$A29])&gt;3*[.$C29]" office:value-type="boolean" office:boolean-value="false">
            <text:p>FALSE</text:p>
          </table:table-cell>
          <table:table-cell table:style-name="ce3" table:formula="of:=ABS([.G27]-[.$A29])&gt;3*[.$C29]" office:value-type="boolean" office:boolean-value="false">
            <text:p>FALSE</text:p>
          </table:table-cell>
          <table:table-cell table:style-name="ce3" table:formula="of:=ABS([.H27]-[.$A29])&gt;3*[.$C29]" office:value-type="boolean" office:boolean-value="false">
            <text:p>FALSE</text:p>
          </table:table-cell>
          <table:table-cell table:style-name="ce3" table:formula="of:=ABS([.I27]-[.$A29])&gt;3*[.$C29]" office:value-type="boolean" office:boolean-value="false">
            <text:p>FALSE</text:p>
          </table:table-cell>
          <table:table-cell table:style-name="ce3" table:formula="of:=ABS([.J27]-[.$A29])&gt;3*[.$C29]" office:value-type="boolean" office:boolean-value="false">
            <text:p>FALSE</text:p>
          </table:table-cell>
          <table:table-cell table:style-name="ce3" table:formula="of:=ABS([.K27]-[.$A29])&gt;3*[.$C29]" office:value-type="boolean" office:boolean-value="false">
            <text:p>FALSE</text:p>
          </table:table-cell>
          <table:table-cell table:style-name="ce3" table:formula="of:=ABS([.L27]-[.$A29])&gt;3*[.$C29]" office:value-type="boolean" office:boolean-value="false">
            <text:p>FALSE</text:p>
          </table:table-cell>
          <table:table-cell table:style-name="ce3" table:formula="of:=ABS([.M27]-[.$A29])&gt;3*[.$C29]" office:value-type="boolean" office:boolean-value="false">
            <text:p>FALSE</text:p>
          </table:table-cell>
          <table:table-cell table:style-name="ce3" table:formula="of:=ABS([.N27]-[.$A29])&gt;3*[.$C29]" office:value-type="boolean" office:boolean-value="false">
            <text:p>FALSE</text:p>
          </table:table-cell>
          <table:table-cell table:style-name="ce3" table:formula="of:=ABS([.O27]-[.$A29])&gt;3*[.$C29]" office:value-type="boolean" office:boolean-value="false">
            <text:p>FALSE</text:p>
          </table:table-cell>
          <table:table-cell table:style-name="ce3" table:formula="of:=ABS([.P27]-[.$A29])&gt;3*[.$C29]" office:value-type="boolean" office:boolean-value="true">
            <text:p>TRUE</text:p>
          </table:table-cell>
          <table:table-cell table:style-name="ce3" table:formula="of:=ABS([.Q27]-[.$A29])&gt;3*[.$C29]" office:value-type="boolean" office:boolean-value="true">
            <text:p>TRUE</text:p>
          </table:table-cell>
          <table:table-cell table:style-name="ce3" table:formula="of:=ABS([.R27]-[.$A29])&gt;3*[.$C29]" office:value-type="boolean" office:boolean-value="true">
            <text:p>TRUE</text:p>
          </table:table-cell>
          <table:table-cell table:style-name="ce3" table:formula="of:=ABS([.S27]-[.$A29])&gt;3*[.$C29]" office:value-type="boolean" office:boolean-value="true">
            <text:p>TRUE</text:p>
          </table:table-cell>
          <table:table-cell table:style-name="ce3" table:formula="of:=ABS([.T27]-[.$A29])&gt;3*[.$C29]" office:value-type="boolean" office:boolean-value="true">
            <text:p>TRUE</text:p>
          </table:table-cell>
          <table:table-cell table:style-name="ce3" table:formula="of:=ABS([.U27]-[.$A29])&gt;3*[.$C29]" office:value-type="boolean" office:boolean-value="true">
            <text:p>TRUE</text:p>
          </table:table-cell>
          <table:table-cell table:style-name="ce3" table:formula="of:=ABS([.V27]-[.$A29])&gt;3*[.$C29]" office:value-type="boolean" office:boolean-value="true">
            <text:p>TRUE</text:p>
          </table:table-cell>
          <table:table-cell table:style-name="ce3" table:formula="of:=ABS([.W27]-[.$A29])&gt;3*[.$C29]" office:value-type="boolean" office:boolean-value="true">
            <text:p>TRUE</text:p>
          </table:table-cell>
          <table:table-cell table:style-name="ce3" table:formula="of:=ABS([.X27]-[.$A29])&gt;3*[.$C29]" office:value-type="boolean" office:boolean-value="true">
            <text:p>TRUE</text:p>
          </table:table-cell>
          <table:table-cell table:style-name="ce3" table:formula="of:=ABS([.Y27]-[.$A29])&gt;3*[.$C29]" office:value-type="boolean" office:boolean-value="true">
            <text:p>TRUE</text:p>
          </table:table-cell>
          <table:table-cell table:style-name="ce3" table:formula="of:=ABS([.Z27]-[.$A29])&gt;3*[.$C29]" office:value-type="boolean" office:boolean-value="true">
            <text:p>TRUE</text:p>
          </table:table-cell>
          <table:table-cell table:style-name="ce3" table:formula="of:=ABS([.AA27]-[.$A29])&gt;3*[.$C29]" office:value-type="boolean" office:boolean-value="true">
            <text:p>TRUE</text:p>
          </table:table-cell>
          <table:table-cell table:style-name="ce3" table:formula="of:=ABS([.AB27]-[.$A29])&gt;3*[.$C29]" office:value-type="boolean" office:boolean-value="true">
            <text:p>TRUE</text:p>
          </table:table-cell>
          <table:table-cell table:style-name="ce3" table:formula="of:=ABS([.AC27]-[.$A29])&gt;3*[.$C29]" office:value-type="boolean" office:boolean-value="true">
            <text:p>TRUE</text:p>
          </table:table-cell>
          <table:table-cell table:style-name="ce3" table:formula="of:=ABS([.AD27]-[.$A29])&gt;3*[.$C29]" office:value-type="boolean" office:boolean-value="true">
            <text:p>TRUE</text:p>
          </table:table-cell>
          <table:table-cell table:style-name="ce3" table:formula="of:=ABS([.AE27]-[.$A29])&gt;3*[.$C29]" office:value-type="boolean" office:boolean-value="true">
            <text:p>TRUE</text:p>
          </table:table-cell>
          <table:table-cell table:style-name="ce3" table:formula="of:=ABS([.AF27]-[.$A29])&gt;3*[.$C29]" office:value-type="boolean" office:boolean-value="true">
            <text:p>TRUE</text:p>
          </table:table-cell>
          <table:table-cell table:style-name="ce3" table:formula="of:=ABS([.AG27]-[.$A29])&gt;3*[.$C29]" office:value-type="boolean" office:boolean-value="true">
            <text:p>TRUE</text:p>
          </table:table-cell>
          <table:table-cell table:style-name="ce3" table:formula="of:=ABS([.AH27]-[.$A29])&gt;3*[.$C29]" office:value-type="boolean" office:boolean-value="true">
            <text:p>TRUE</text:p>
          </table:table-cell>
          <table:table-cell table:style-name="ce3" table:formula="of:=ABS([.AI27]-[.$A29])&gt;3*[.$C29]" office:value-type="boolean" office:boolean-value="true">
            <text:p>TRUE</text:p>
          </table:table-cell>
          <table:table-cell table:style-name="ce3" table:formula="of:=ABS([.AJ27]-[.$A29])&gt;3*[.$C29]" office:value-type="boolean" office:boolean-value="true">
            <text:p>TRUE</text:p>
          </table:table-cell>
          <table:table-cell table:style-name="ce3" table:formula="of:=ABS([.AK27]-[.$A29])&gt;3*[.$C29]" office:value-type="boolean" office:boolean-value="true">
            <text:p>TRUE</text:p>
          </table:table-cell>
          <table:table-cell table:style-name="ce3" table:formula="of:=ABS([.AL27]-[.$A29])&gt;3*[.$C29]" office:value-type="boolean" office:boolean-value="true">
            <text:p>TRUE</text:p>
          </table:table-cell>
          <table:table-cell table:style-name="ce3" table:formula="of:=ABS([.AM27]-[.$A29])&gt;3*[.$C29]" office:value-type="boolean" office:boolean-value="true">
            <text:p>TRUE</text:p>
          </table:table-cell>
          <table:table-cell table:style-name="ce3" table:formula="of:=ABS([.AN27]-[.$A29])&gt;3*[.$C29]" office:value-type="boolean" office:boolean-value="true">
            <text:p>TRUE</text:p>
          </table:table-cell>
          <table:table-cell table:style-name="ce3" table:formula="of:=ABS([.AO27]-[.$A29])&gt;3*[.$C29]" office:value-type="boolean" office:boolean-value="true">
            <text:p>TRUE</text:p>
          </table:table-cell>
          <table:table-cell table:style-name="ce3" table:formula="of:=ABS([.AP27]-[.$A29])&gt;3*[.$C29]" office:value-type="boolean" office:boolean-value="true">
            <text:p>TRUE</text:p>
          </table:table-cell>
          <table:table-cell table:style-name="ce3" table:formula="of:=ABS([.AQ27]-[.$A29])&gt;3*[.$C29]" office:value-type="boolean" office:boolean-value="true">
            <text:p>TRUE</text:p>
          </table:table-cell>
          <table:table-cell table:style-name="ce3" table:formula="of:=ABS([.AR27]-[.$A29])&gt;3*[.$C29]" office:value-type="boolean" office:boolean-value="true">
            <text:p>TRUE</text:p>
          </table:table-cell>
          <table:table-cell table:style-name="ce3" table:formula="of:=ABS([.AS27]-[.$A29])&gt;3*[.$C29]" office:value-type="boolean" office:boolean-value="true">
            <text:p>TRUE</text:p>
          </table:table-cell>
          <table:table-cell table:style-name="ce3" table:formula="of:=ABS([.AT27]-[.$A29])&gt;3*[.$C29]" office:value-type="boolean" office:boolean-value="true">
            <text:p>TRUE</text:p>
          </table:table-cell>
          <table:table-cell table:style-name="ce3" table:formula="of:=ABS([.AU27]-[.$A29])&gt;3*[.$C29]" office:value-type="boolean" office:boolean-value="true">
            <text:p>TRUE</text:p>
          </table:table-cell>
          <table:table-cell table:style-name="ce3" table:formula="of:=ABS([.AV27]-[.$A29])&gt;3*[.$C29]" office:value-type="boolean" office:boolean-value="true">
            <text:p>TRUE</text:p>
          </table:table-cell>
          <table:table-cell table:style-name="ce3" table:formula="of:=ABS([.AW27]-[.$A29])&gt;3*[.$C29]" office:value-type="boolean" office:boolean-value="true">
            <text:p>TRUE</text:p>
          </table:table-cell>
          <table:table-cell table:style-name="ce3" table:formula="of:=ABS([.AX27]-[.$A29])&gt;3*[.$C29]" office:value-type="boolean" office:boolean-value="true">
            <text:p>TRUE</text:p>
          </table:table-cell>
          <table:table-cell table:style-name="ce3" table:formula="of:=ABS([.AY27]-[.$A29])&gt;3*[.$C29]" office:value-type="boolean" office:boolean-value="true">
            <text:p>TRUE</text:p>
          </table:table-cell>
          <table:table-cell table:style-name="ce3" table:formula="of:=ABS([.AZ27]-[.$A29])&gt;3*[.$C29]" office:value-type="boolean" office:boolean-value="true">
            <text:p>TRUE</text:p>
          </table:table-cell>
          <table:table-cell table:style-name="ce3" table:formula="of:=ABS([.BA27]-[.$A29])&gt;3*[.$C29]" office:value-type="boolean" office:boolean-value="true">
            <text:p>TRUE</text:p>
          </table:table-cell>
          <table:table-cell table:style-name="ce3" table:formula="of:=ABS([.BB27]-[.$A29])&gt;3*[.$C29]" office:value-type="boolean" office:boolean-value="true">
            <text:p>TRUE</text:p>
          </table:table-cell>
          <table:table-cell table:style-name="ce3" table:formula="of:=ABS([.BC27]-[.$A29])&gt;3*[.$C29]" office:value-type="boolean" office:boolean-value="true">
            <text:p>TRUE</text:p>
          </table:table-cell>
          <table:table-cell table:style-name="ce3" table:formula="of:=ABS([.BD27]-[.$A29])&gt;3*[.$C29]" office:value-type="boolean" office:boolean-value="true">
            <text:p>TRUE</text:p>
          </table:table-cell>
          <table:table-cell table:style-name="ce3" table:formula="of:=ABS([.BE27]-[.$A29])&gt;3*[.$C29]" office:value-type="boolean" office:boolean-value="true">
            <text:p>TRUE</text:p>
          </table:table-cell>
          <table:table-cell table:style-name="ce3" table:formula="of:=ABS([.BF27]-[.$A29])&gt;3*[.$C29]" office:value-type="boolean" office:boolean-value="true">
            <text:p>TRUE</text:p>
          </table:table-cell>
          <table:table-cell table:style-name="ce3" table:formula="of:=ABS([.BG27]-[.$A29])&gt;3*[.$C29]" office:value-type="boolean" office:boolean-value="true">
            <text:p>TRUE</text:p>
          </table:table-cell>
          <table:table-cell table:style-name="ce3" table:formula="of:=ABS([.BH27]-[.$A29])&gt;3*[.$C29]" office:value-type="boolean" office:boolean-value="true">
            <text:p>TRUE</text:p>
          </table:table-cell>
          <table:table-cell table:style-name="ce3" table:formula="of:=ABS([.BI27]-[.$A29])&gt;3*[.$C29]" office:value-type="boolean" office:boolean-value="true">
            <text:p>TRUE</text:p>
          </table:table-cell>
          <table:table-cell table:style-name="ce3" table:formula="of:=ABS([.BJ27]-[.$A29])&gt;3*[.$C29]" office:value-type="boolean" office:boolean-value="true">
            <text:p>TRUE</text:p>
          </table:table-cell>
          <table:table-cell table:style-name="ce3" table:formula="of:=ABS([.BK27]-[.$A29])&gt;3*[.$C29]" office:value-type="boolean" office:boolean-value="true">
            <text:p>TRUE</text:p>
          </table:table-cell>
          <table:table-cell table:style-name="ce3" table:formula="of:=ABS([.BL27]-[.$A29])&gt;3*[.$C29]" office:value-type="boolean" office:boolean-value="true">
            <text:p>TRUE</text:p>
          </table:table-cell>
          <table:table-cell table:style-name="ce3" table:formula="of:=ABS([.BM27]-[.$A29])&gt;3*[.$C29]" office:value-type="boolean" office:boolean-value="true">
            <text:p>TRUE</text:p>
          </table:table-cell>
          <table:table-cell table:style-name="ce3" table:formula="of:=ABS([.BN27]-[.$A29])&gt;3*[.$C29]" office:value-type="boolean" office:boolean-value="true">
            <text:p>TRUE</text:p>
          </table:table-cell>
          <table:table-cell table:style-name="ce3" table:formula="of:=ABS([.BO27]-[.$A29])&gt;3*[.$C29]" office:value-type="boolean" office:boolean-value="true">
            <text:p>TRUE</text:p>
          </table:table-cell>
          <table:table-cell table:style-name="ce3" table:formula="of:=ABS([.BP27]-[.$A29])&gt;3*[.$C29]" office:value-type="boolean" office:boolean-value="true">
            <text:p>TRUE</text:p>
          </table:table-cell>
          <table:table-cell table:style-name="ce3" table:formula="of:=ABS([.BQ27]-[.$A29])&gt;3*[.$C29]" office:value-type="boolean" office:boolean-value="true">
            <text:p>TRUE</text:p>
          </table:table-cell>
          <table:table-cell table:style-name="ce3" table:formula="of:=ABS([.BR27]-[.$A29])&gt;3*[.$C29]" office:value-type="boolean" office:boolean-value="true">
            <text:p>TRUE</text:p>
          </table:table-cell>
          <table:table-cell table:number-columns-repeated="95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number-columns-repeated="109"/>
          <table:table-cell table:style-name="Default" table:number-columns-repeated="2"/>
          <table:table-cell table:number-columns-repeated="912"/>
        </table:table-row>
        <table:table-row table:style-name="ro2">
          <table:table-cell table:number-columns-repeated="110"/>
          <table:table-cell table:style-name="Default" table:number-columns-repeated="2"/>
          <table:table-cell table:number-columns-repeated="912"/>
        </table:table-row>
        <table:table-row table:style-name="ro2">
          <table:table-cell table:number-columns-repeated="20"/>
          <table:table-cell table:style-name="Default"/>
          <table:table-cell table:number-columns-repeated="89"/>
          <table:table-cell table:style-name="Default" table:number-columns-repeated="2"/>
          <table:table-cell table:number-columns-repeated="912"/>
        </table:table-row>
        <table:table-row table:style-name="ro2" table:number-rows-repeated="4">
          <table:table-cell table:number-columns-repeated="110"/>
          <table:table-cell table:style-name="Default" table:number-columns-repeated="2"/>
          <table:table-cell table:number-columns-repeated="9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1.904</text:p>
          </table:table-cell>
          <table:table-cell office:value-type="float" office:value="2.999">
            <text:p>2.999</text:p>
          </table:table-cell>
          <table:table-cell office:value-type="float" office:value="1.895">
            <text:p>1.895</text:p>
          </table:table-cell>
          <table:table-cell office:value-type="float" office:value="1.808">
            <text:p>1.808</text:p>
          </table:table-cell>
          <table:table-cell office:value-type="float" office:value="1.6">
            <text:p>1.6</text:p>
          </table:table-cell>
          <table:table-cell office:value-type="float" office:value="1.951">
            <text:p>1.951</text:p>
          </table:table-cell>
          <table:table-cell office:value-type="float" office:value="3.17">
            <text:p>3.17</text:p>
          </table:table-cell>
          <table:table-cell office:value-type="float" office:value="2.767">
            <text:p>2.767</text:p>
          </table:table-cell>
          <table:table-cell office:value-type="float" office:value="2.547">
            <text:p>2.547</text:p>
          </table:table-cell>
          <table:table-cell office:value-type="float" office:value="3.021">
            <text:p>3.021</text:p>
          </table:table-cell>
          <table:table-cell office:value-type="float" office:value="2.536">
            <text:p>2.536</text:p>
          </table:table-cell>
          <table:table-cell office:value-type="float" office:value="2.867">
            <text:p>2.867</text:p>
          </table:table-cell>
          <table:table-cell office:value-type="float" office:value="1.542">
            <text:p>1.542</text:p>
          </table:table-cell>
          <table:table-cell office:value-type="float" office:value="2.519">
            <text:p>2.519</text:p>
          </table:table-cell>
          <table:table-cell office:value-type="float" office:value="3.489">
            <text:p>3.489</text:p>
          </table:table-cell>
          <table:table-cell table:number-columns-repeated="100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1_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table:number-columns-repeated="2"/>
          <table:table-cell table:style-name="ce5" table:number-columns-repeated="24"/>
          <table:table-cell office:value-type="string">
            <text:p>stř. Hod.</text:p>
          </table:table-cell>
          <table:table-cell table:style-name="ce6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formula="of:=AVERAGE([.B2:.Z2])" office:value-type="float" office:value="371.32">
            <text:p>371,32</text:p>
          </table:table-cell>
          <table:table-cell table:style-name="ce6" table:formula="of:=VAR([.B2:.Z2])" office:value-type="float" office:value="5343.39333333333">
            <text:p>5343,393</text:p>
          </table:table-cell>
          <table:table-cell table:formula="of:=SQRT([.AB2])" office:value-type="float" office:value="73.0985179968331">
            <text:p>73,0985179968</text:p>
          </table:table-cell>
          <table:table-cell table:formula="of:=COUNT([.B2:.Z2])" office:value-type="float" office:value="25">
            <text:p>25</text:p>
          </table:table-cell>
        </table:table-row>
        <table:table-row table:style-name="ro2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formula="of:=AVERAGE([.B3:.Z3])" office:value-type="float" office:value="400.28">
            <text:p>400,28</text:p>
          </table:table-cell>
          <table:table-cell table:style-name="ce6" table:formula="of:=VAR([.B3:.Z3])" office:value-type="float" office:value="8601.87666666667">
            <text:p>8601,877</text:p>
          </table:table-cell>
          <table:table-cell table:formula="of:=SQRT([.AB3])" office:value-type="float" office:value="92.7463027115727">
            <text:p>92,7463027116</text:p>
          </table:table-cell>
          <table:table-cell table:formula="of:=COUNT([.B3:.Z3])" office:value-type="float" office:value="25">
            <text:p>25</text:p>
          </table:table-cell>
        </table:table-row>
        <table:table-row table:style-name="ro2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formula="of:=AVERAGE([.B4:.Z4])" office:value-type="float" office:value="368.52">
            <text:p>368,52</text:p>
          </table:table-cell>
          <table:table-cell table:style-name="ce6" table:formula="of:=VAR([.B4:.Z4])" office:value-type="float" office:value="5090.26">
            <text:p>5090,260</text:p>
          </table:table-cell>
          <table:table-cell table:formula="of:=SQRT([.AB4])" office:value-type="float" office:value="71.3460580550881">
            <text:p>71,3460580551</text:p>
          </table:table-cell>
          <table:table-cell table:formula="of:=COUNT([.B4:.Z4])" office:value-type="float" office:value="25">
            <text:p>25</text:p>
          </table:table-cell>
        </table:table-row>
        <table:table-row table:style-name="ro2">
          <table:table-cell office:value-type="string">
            <text:p>IV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formula="of:=AVERAGE([.B5:.Z5])" office:value-type="float" office:value="588.6">
            <text:p>588,60</text:p>
          </table:table-cell>
          <table:table-cell table:style-name="ce6" table:formula="of:=VAR([.B5:.Z5])" office:value-type="float" office:value="16405.0947368421">
            <text:p>16405,095</text:p>
          </table:table-cell>
          <table:table-cell table:formula="of:=SQRT([.AB5])" office:value-type="float" office:value="128.082374809503">
            <text:p>128,0823748095</text:p>
          </table:table-cell>
          <table:table-cell table:formula="of:=COUNT([.B5:.Z5])" office:value-type="float" office:value="20">
            <text:p>20</text:p>
          </table:table-cell>
        </table:table-row>
        <table:table-row table:style-name="ro2" table:number-rows-repeated="2">
          <table:table-cell table:number-columns-repeated="30"/>
        </table:table-row>
        <table:table-row table:style-name="ro2">
          <table:table-cell office:value-type="string">
            <text:p>Q-Q</text:p>
          </table:table-cell>
          <table:table-cell table:number-columns-repeated="29"/>
        </table:table-row>
        <table:table-row table:style-name="ro2">
          <table:table-cell office:value-type="string">
            <text:p>data value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formula="of:=AVERAGE([.B9:.Z9])" office:value-type="float" office:value="371.32">
            <text:p>371,32</text:p>
          </table:table-cell>
          <table:table-cell table:style-name="ce6" table:formula="of:=VAR([.B9:.Z9])" office:value-type="float" office:value="5343.39333333333">
            <text:p>5343,393</text:p>
          </table:table-cell>
          <table:table-cell table:formula="of:=SQRT([.AB9])" office:value-type="float" office:value="73.0985179968331">
            <text:p>73,0985179968</text:p>
          </table:table-cell>
          <table:table-cell table:formula="of:=COUNT([.B9:.Z9])" office:value-type="float" office:value="25">
            <text:p>25</text:p>
          </table:table-cell>
        </table:table-row>
        <table:table-row table:style-name="ro2">
          <table:table-cell office:value-type="string">
            <text:p>std. Value</text:p>
          </table:table-cell>
          <table:table-cell table:style-name="ce4" table:formula="of:=([.B9]-[.$AA9])/[.$AC9]" office:value-type="float" office:value="-1.9332813287148">
            <text:p>-1,93</text:p>
          </table:table-cell>
          <table:table-cell table:style-name="ce4" table:formula="of:=([.C9]-[.$AA9])/[.$AC9]" office:value-type="float" office:value="-1.79647964963789">
            <text:p>-1,80</text:p>
          </table:table-cell>
          <table:table-cell table:style-name="ce4" table:formula="of:=([.D9]-[.$AA9])/[.$AC9]" office:value-type="float" office:value="-1.46815561985333">
            <text:p>-1,47</text:p>
          </table:table-cell>
          <table:table-cell table:style-name="ce4" table:formula="of:=([.E9]-[.$AA9])/[.$AC9]" office:value-type="float" office:value="-1.30399360496104">
            <text:p>-1,30</text:p>
          </table:table-cell>
          <table:table-cell table:style-name="ce4" table:formula="of:=([.F9]-[.$AA9])/[.$AC9]" office:value-type="float" office:value="-1.13983159006876">
            <text:p>-1,14</text:p>
          </table:table-cell>
          <table:table-cell table:style-name="ce4" table:formula="of:=([.G9]-[.$AA9])/[.$AC9]" office:value-type="float" office:value="-0.948309239361093">
            <text:p>-0,95</text:p>
          </table:table-cell>
          <table:table-cell table:style-name="ce4" table:formula="of:=([.H9]-[.$AA9])/[.$AC9]" office:value-type="float" office:value="-0.838867896099571">
            <text:p>-0,84</text:p>
          </table:table-cell>
          <table:table-cell table:style-name="ce4" table:formula="of:=([.I9]-[.$AA9])/[.$AC9]" office:value-type="float" office:value="-0.633665377484216">
            <text:p>-0,63</text:p>
          </table:table-cell>
          <table:table-cell table:style-name="ce4" table:formula="of:=([.J9]-[.$AA9])/[.$AC9]" office:value-type="float" office:value="-0.291661179791958">
            <text:p>-0,29</text:p>
          </table:table-cell>
          <table:table-cell table:style-name="ce4" table:formula="of:=([.K9]-[.$AA9])/[.$AC9]" office:value-type="float" office:value="0.0503430179003005">
            <text:p>0,05</text:p>
          </table:table-cell>
          <table:table-cell table:style-name="ce4" table:formula="of:=([.L9]-[.$AA9])/[.$AC9]" office:value-type="float" office:value="0.187144696977204">
            <text:p>0,19</text:p>
          </table:table-cell>
          <table:table-cell table:style-name="ce4" table:formula="of:=([.M9]-[.$AA9])/[.$AC9]" office:value-type="float" office:value="0.255545536515655">
            <text:p>0,26</text:p>
          </table:table-cell>
          <table:table-cell table:style-name="ce4" table:formula="of:=([.N9]-[.$AA9])/[.$AC9]" office:value-type="float" office:value="0.296586040238726">
            <text:p>0,30</text:p>
          </table:table-cell>
          <table:table-cell table:style-name="ce4" table:formula="of:=([.O9]-[.$AA9])/[.$AC9]" office:value-type="float" office:value="0.337626543961797">
            <text:p>0,34</text:p>
          </table:table-cell>
          <table:table-cell table:style-name="ce4" table:formula="of:=([.P9]-[.$AA9])/[.$AC9]" office:value-type="float" office:value="0.378667047684868">
            <text:p>0,38</text:p>
          </table:table-cell>
          <table:table-cell table:style-name="ce4" table:formula="of:=([.Q9]-[.$AA9])/[.$AC9]" office:value-type="float" office:value="0.44706788722332">
            <text:p>0,45</text:p>
          </table:table-cell>
          <table:table-cell table:style-name="ce4" table:formula="of:=([.R9]-[.$AA9])/[.$AC9]" office:value-type="float" office:value="0.515468726761772">
            <text:p>0,52</text:p>
          </table:table-cell>
          <table:table-cell table:style-name="ce4" table:formula="of:=([.S9]-[.$AA9])/[.$AC9]" office:value-type="float" office:value="0.542829062577152">
            <text:p>0,54</text:p>
          </table:table-cell>
          <table:table-cell table:style-name="ce4" table:formula="of:=([.T9]-[.$AA9])/[.$AC9]" office:value-type="float" office:value="0.570189398392533">
            <text:p>0,57</text:p>
          </table:table-cell>
          <table:table-cell table:style-name="ce4" table:formula="of:=([.U9]-[.$AA9])/[.$AC9]" office:value-type="float" office:value="0.748031581192507">
            <text:p>0,75</text:p>
          </table:table-cell>
          <table:table-cell table:style-name="ce4" table:formula="of:=([.V9]-[.$AA9])/[.$AC9]" office:value-type="float" office:value="0.830112588638649">
            <text:p>0,83</text:p>
          </table:table-cell>
          <table:table-cell table:style-name="ce4" table:formula="of:=([.W9]-[.$AA9])/[.$AC9]" office:value-type="float" office:value="0.939553931900172">
            <text:p>0,94</text:p>
          </table:table-cell>
          <table:table-cell table:style-name="ce4" table:formula="of:=([.X9]-[.$AA9])/[.$AC9]" office:value-type="float" office:value="1.21315729005398">
            <text:p>1,21</text:p>
          </table:table-cell>
          <table:table-cell table:style-name="ce4" table:formula="of:=([.Y9]-[.$AA9])/[.$AC9]" office:value-type="float" office:value="1.40467964076164">
            <text:p>1,40</text:p>
          </table:table-cell>
          <table:table-cell table:style-name="ce4" table:formula="of:=([.Z9]-[.$AA9])/[.$AC9]" office:value-type="float" office:value="1.63724249519238">
            <text:p>1,64</text:p>
          </table:table-cell>
          <table:table-cell table:number-columns-repeated="4"/>
        </table:table-row>
        <table:table-row table:style-name="ro2">
          <table:table-cell office:value-type="string">
            <text:p>normQ</text:p>
          </table:table-cell>
          <table:table-cell table:formula="of:=LEGACY.NORMSDIST([.B10:.B10])" office:value-type="float" office:value="0.0266007753159015">
            <text:p>0,0266007753</text:p>
          </table:table-cell>
          <table:table-cell table:formula="of:=LEGACY.NORMSDIST([.C10:.C10])" office:value-type="float" office:value="0.0362091331943126">
            <text:p>0,0362091332</text:p>
          </table:table-cell>
          <table:table-cell table:formula="of:=LEGACY.NORMSDIST([.D10:.D10])" office:value-type="float" office:value="0.0710309781229972">
            <text:p>0,0710309781</text:p>
          </table:table-cell>
          <table:table-cell table:formula="of:=LEGACY.NORMSDIST([.E10:.E10])" office:value-type="float" office:value="0.0961178814071084">
            <text:p>0,0961178814</text:p>
          </table:table-cell>
          <table:table-cell table:formula="of:=LEGACY.NORMSDIST([.F10:.F10])" office:value-type="float" office:value="0.12717823503101">
            <text:p>0,127178235</text:p>
          </table:table-cell>
          <table:table-cell table:formula="of:=LEGACY.NORMSDIST([.G10:.G10])" office:value-type="float" office:value="0.171486024319903">
            <text:p>0,1714860243</text:p>
          </table:table-cell>
          <table:table-cell table:formula="of:=LEGACY.NORMSDIST([.H10:.H10])" office:value-type="float" office:value="0.200771722470366">
            <text:p>0,2007717225</text:p>
          </table:table-cell>
          <table:table-cell table:formula="of:=LEGACY.NORMSDIST([.I10:.I10])" office:value-type="float" office:value="0.263149612316731">
            <text:p>0,2631496123</text:p>
          </table:table-cell>
          <table:table-cell table:formula="of:=LEGACY.NORMSDIST([.J10:.J10])" office:value-type="float" office:value="0.385272846649386">
            <text:p>0,3852728466</text:p>
          </table:table-cell>
          <table:table-cell table:formula="of:=LEGACY.NORMSDIST([.K10:.K10])" office:value-type="float" office:value="0.520075478058464">
            <text:p>0,5200754781</text:p>
          </table:table-cell>
          <table:table-cell table:formula="of:=LEGACY.NORMSDIST([.L10:.L10])" office:value-type="float" office:value="0.574226407968446">
            <text:p>0,574226408</text:p>
          </table:table-cell>
          <table:table-cell table:formula="of:=LEGACY.NORMSDIST([.M10:.M10])" office:value-type="float" office:value="0.600849111152347">
            <text:p>0,6008491112</text:p>
          </table:table-cell>
          <table:table-cell table:formula="of:=LEGACY.NORMSDIST([.N10:.N10])" office:value-type="float" office:value="0.616608715068838">
            <text:p>0,6166087151</text:p>
          </table:table-cell>
          <table:table-cell table:formula="of:=LEGACY.NORMSDIST([.O10:.O10])" office:value-type="float" office:value="0.632177681783689">
            <text:p>0,6321776818</text:p>
          </table:table-cell>
          <table:table-cell table:formula="of:=LEGACY.NORMSDIST([.P10:.P10])" office:value-type="float" office:value="0.64753243683091">
            <text:p>0,6475324368</text:p>
          </table:table-cell>
          <table:table-cell table:formula="of:=LEGACY.NORMSDIST([.Q10:.Q10])" office:value-type="float" office:value="0.672586977809021">
            <text:p>0,6725869778</text:p>
          </table:table-cell>
          <table:table-cell table:formula="of:=LEGACY.NORMSDIST([.R10:.R10])" office:value-type="float" office:value="0.696887241203412">
            <text:p>0,6968872412</text:p>
          </table:table-cell>
          <table:table-cell table:formula="of:=LEGACY.NORMSDIST([.S10:.S10])" office:value-type="float" office:value="0.706376249426045">
            <text:p>0,7063762494</text:p>
          </table:table-cell>
          <table:table-cell table:formula="of:=LEGACY.NORMSDIST([.T10:.T10])" office:value-type="float" office:value="0.715725377086186">
            <text:p>0,7157253771</text:p>
          </table:table-cell>
          <table:table-cell table:formula="of:=LEGACY.NORMSDIST([.U10:.U10])" office:value-type="float" office:value="0.772779445652496">
            <text:p>0,7727794457</text:p>
          </table:table-cell>
          <table:table-cell table:formula="of:=LEGACY.NORMSDIST([.V10:.V10])" office:value-type="float" office:value="0.79676243487165">
            <text:p>0,7967624349</text:p>
          </table:table-cell>
          <table:table-cell table:formula="of:=LEGACY.NORMSDIST([.W10:.W10])" office:value-type="float" office:value="0.826276792013895">
            <text:p>0,826276792</text:p>
          </table:table-cell>
          <table:table-cell table:formula="of:=LEGACY.NORMSDIST([.X10:.X10])" office:value-type="float" office:value="0.88746515508751">
            <text:p>0,8874651551</text:p>
          </table:table-cell>
          <table:table-cell table:formula="of:=LEGACY.NORMSDIST([.Y10:.Y10])" office:value-type="float" office:value="0.919941718755754">
            <text:p>0,9199417188</text:p>
          </table:table-cell>
          <table:table-cell table:formula="of:=LEGACY.NORMSDIST([.Z10:.Z10])" office:value-type="float" office:value="0.949210094479732">
            <text:p>0,9492100945</text:p>
          </table:table-cell>
          <table:table-cell table:number-columns-repeated="4"/>
        </table:table-row>
        <table:table-row table:style-name="ro2">
          <table:table-cell office:value-type="string">
            <text:p>dataQ</text:p>
          </table:table-cell>
          <table:table-cell table:formula="of:=(COLUMN([.B9:.B9])-1)/[.$AD9]" office:value-type="float" office:value="0.04">
            <text:p>0,04</text:p>
          </table:table-cell>
          <table:table-cell table:formula="of:=(COLUMN([.C9:.C9])-1)/[.$AD9]" office:value-type="float" office:value="0.08">
            <text:p>0,08</text:p>
          </table:table-cell>
          <table:table-cell table:formula="of:=(COLUMN([.D9:.D9])-1)/[.$AD9]" office:value-type="float" office:value="0.12">
            <text:p>0,12</text:p>
          </table:table-cell>
          <table:table-cell table:formula="of:=(COLUMN([.E9:.E9])-1)/[.$AD9]" office:value-type="float" office:value="0.16">
            <text:p>0,16</text:p>
          </table:table-cell>
          <table:table-cell table:formula="of:=(COLUMN([.F9:.F9])-1)/[.$AD9]" office:value-type="float" office:value="0.2">
            <text:p>0,2</text:p>
          </table:table-cell>
          <table:table-cell table:formula="of:=(COLUMN([.G9:.G9])-1)/[.$AD9]" office:value-type="float" office:value="0.24">
            <text:p>0,24</text:p>
          </table:table-cell>
          <table:table-cell table:formula="of:=(COLUMN([.H9:.H9])-1)/[.$AD9]" office:value-type="float" office:value="0.28">
            <text:p>0,28</text:p>
          </table:table-cell>
          <table:table-cell table:formula="of:=(COLUMN([.I9:.I9])-1)/[.$AD9]" office:value-type="float" office:value="0.32">
            <text:p>0,32</text:p>
          </table:table-cell>
          <table:table-cell table:formula="of:=(COLUMN([.J9:.J9])-1)/[.$AD9]" office:value-type="float" office:value="0.36">
            <text:p>0,36</text:p>
          </table:table-cell>
          <table:table-cell table:formula="of:=(COLUMN([.K9:.K9])-1)/[.$AD9]" office:value-type="float" office:value="0.4">
            <text:p>0,4</text:p>
          </table:table-cell>
          <table:table-cell table:formula="of:=(COLUMN([.L9:.L9])-1)/[.$AD9]" office:value-type="float" office:value="0.44">
            <text:p>0,44</text:p>
          </table:table-cell>
          <table:table-cell table:formula="of:=(COLUMN([.M9:.M9])-1)/[.$AD9]" office:value-type="float" office:value="0.48">
            <text:p>0,48</text:p>
          </table:table-cell>
          <table:table-cell table:formula="of:=(COLUMN([.N9:.N9])-1)/[.$AD9]" office:value-type="float" office:value="0.52">
            <text:p>0,52</text:p>
          </table:table-cell>
          <table:table-cell table:formula="of:=(COLUMN([.O9:.O9])-1)/[.$AD9]" office:value-type="float" office:value="0.56">
            <text:p>0,56</text:p>
          </table:table-cell>
          <table:table-cell table:formula="of:=(COLUMN([.P9:.P9])-1)/[.$AD9]" office:value-type="float" office:value="0.6">
            <text:p>0,6</text:p>
          </table:table-cell>
          <table:table-cell table:formula="of:=(COLUMN([.Q9:.Q9])-1)/[.$AD9]" office:value-type="float" office:value="0.64">
            <text:p>0,64</text:p>
          </table:table-cell>
          <table:table-cell table:formula="of:=(COLUMN([.R9:.R9])-1)/[.$AD9]" office:value-type="float" office:value="0.68">
            <text:p>0,68</text:p>
          </table:table-cell>
          <table:table-cell table:formula="of:=(COLUMN([.S9:.S9])-1)/[.$AD9]" office:value-type="float" office:value="0.72">
            <text:p>0,72</text:p>
          </table:table-cell>
          <table:table-cell table:formula="of:=(COLUMN([.T9:.T9])-1)/[.$AD9]" office:value-type="float" office:value="0.76">
            <text:p>0,76</text:p>
          </table:table-cell>
          <table:table-cell table:formula="of:=(COLUMN([.U9:.U9])-1)/[.$AD9]" office:value-type="float" office:value="0.8">
            <text:p>0,8</text:p>
          </table:table-cell>
          <table:table-cell table:formula="of:=(COLUMN([.V9:.V9])-1)/[.$AD9]" office:value-type="float" office:value="0.84">
            <text:p>0,84</text:p>
          </table:table-cell>
          <table:table-cell table:formula="of:=(COLUMN([.W9:.W9])-1)/[.$AD9]" office:value-type="float" office:value="0.88">
            <text:p>0,88</text:p>
          </table:table-cell>
          <table:table-cell table:formula="of:=(COLUMN([.X9:.X9])-1)/[.$AD9]" office:value-type="float" office:value="0.92">
            <text:p>0,92</text:p>
          </table:table-cell>
          <table:table-cell table:formula="of:=(COLUMN([.Y9:.Y9])-1)/[.$AD9]" office:value-type="float" office:value="0.96">
            <text:p>0,96</text:p>
          </table:table-cell>
          <table:table-cell table:formula="of:=(COLUMN([.Z9:.Z9])-1)/[.$AD9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orm Val</text:p>
          </table:table-cell>
          <table:table-cell table:formula="of:=LEGACY.NORMSINV([.B12:.B12])" office:value-type="float" office:value="-1.75068607125217">
            <text:p>-1,7506860713</text:p>
          </table:table-cell>
          <table:table-cell table:formula="of:=LEGACY.NORMSINV([.C12:.C12])" office:value-type="float" office:value="-1.40507156030963">
            <text:p>-1,4050715603</text:p>
          </table:table-cell>
          <table:table-cell table:formula="of:=LEGACY.NORMSINV([.D12:.D12])" office:value-type="float" office:value="-1.17498679206609">
            <text:p>-1,1749867921</text:p>
          </table:table-cell>
          <table:table-cell table:formula="of:=LEGACY.NORMSINV([.E12:.E12])" office:value-type="float" office:value="-0.994457883209753">
            <text:p>-0,9944578832</text:p>
          </table:table-cell>
          <table:table-cell table:formula="of:=LEGACY.NORMSINV([.F12:.F12])" office:value-type="float" office:value="-0.841621233572914">
            <text:p>-0,8416212336</text:p>
          </table:table-cell>
          <table:table-cell table:formula="of:=LEGACY.NORMSINV([.G12:.G12])" office:value-type="float" office:value="-0.706302562840088">
            <text:p>-0,7063025628</text:p>
          </table:table-cell>
          <table:table-cell table:formula="of:=LEGACY.NORMSINV([.H12:.H12])" office:value-type="float" office:value="-0.582841507271216">
            <text:p>-0,5828415073</text:p>
          </table:table-cell>
          <table:table-cell table:formula="of:=LEGACY.NORMSINV([.I12:.I12])" office:value-type="float" office:value="-0.467698799114508">
            <text:p>-0,4676987991</text:p>
          </table:table-cell>
          <table:table-cell table:formula="of:=LEGACY.NORMSINV([.J12:.J12])" office:value-type="float" office:value="-0.358458793251194">
            <text:p>-0,3584587933</text:p>
          </table:table-cell>
          <table:table-cell table:formula="of:=LEGACY.NORMSINV([.K12:.K12])" office:value-type="float" office:value="-0.2533471031358">
            <text:p>-0,2533471031</text:p>
          </table:table-cell>
          <table:table-cell table:formula="of:=LEGACY.NORMSINV([.L12:.L12])" office:value-type="float" office:value="-0.150969215496777">
            <text:p>-0,1509692155</text:p>
          </table:table-cell>
          <table:table-cell table:formula="of:=LEGACY.NORMSINV([.M12:.M12])" office:value-type="float" office:value="-0.0501535834647337">
            <text:p>-0,0501535835</text:p>
          </table:table-cell>
          <table:table-cell table:formula="of:=LEGACY.NORMSINV([.N12:.N12])" office:value-type="float" office:value="0.0501535834647337">
            <text:p>0,0501535835</text:p>
          </table:table-cell>
          <table:table-cell table:formula="of:=LEGACY.NORMSINV([.O12:.O12])" office:value-type="float" office:value="0.150969215496777">
            <text:p>0,1509692155</text:p>
          </table:table-cell>
          <table:table-cell table:formula="of:=LEGACY.NORMSINV([.P12:.P12])" office:value-type="float" office:value="0.2533471031358">
            <text:p>0,2533471031</text:p>
          </table:table-cell>
          <table:table-cell table:formula="of:=LEGACY.NORMSINV([.Q12:.Q12])" office:value-type="float" office:value="0.358458793251194">
            <text:p>0,3584587933</text:p>
          </table:table-cell>
          <table:table-cell table:formula="of:=LEGACY.NORMSINV([.R12:.R12])" office:value-type="float" office:value="0.467698799114508">
            <text:p>0,4676987991</text:p>
          </table:table-cell>
          <table:table-cell table:formula="of:=LEGACY.NORMSINV([.S12:.S12])" office:value-type="float" office:value="0.582841507271216">
            <text:p>0,5828415073</text:p>
          </table:table-cell>
          <table:table-cell table:formula="of:=LEGACY.NORMSINV([.T12:.T12])" office:value-type="float" office:value="0.706302562840088">
            <text:p>0,7063025628</text:p>
          </table:table-cell>
          <table:table-cell table:formula="of:=LEGACY.NORMSINV([.U12:.U12])" office:value-type="float" office:value="0.841621233572914">
            <text:p>0,8416212336</text:p>
          </table:table-cell>
          <table:table-cell table:formula="of:=LEGACY.NORMSINV([.V12:.V12])" office:value-type="float" office:value="0.994457883209753">
            <text:p>0,9944578832</text:p>
          </table:table-cell>
          <table:table-cell table:formula="of:=LEGACY.NORMSINV([.W12:.W12])" office:value-type="float" office:value="1.17498679206609">
            <text:p>1,1749867921</text:p>
          </table:table-cell>
          <table:table-cell table:formula="of:=LEGACY.NORMSINV([.X12:.X12])" office:value-type="float" office:value="1.40507156030963">
            <text:p>1,4050715603</text:p>
          </table:table-cell>
          <table:table-cell table:formula="of:=LEGACY.NORMSINV([.Y12:.Y12])" office:value-type="float" office:value="1.75068607125217">
            <text:p>1,7506860713</text:p>
          </table:table-cell>
          <table:table-cell table:formula="of:=LEGACY.NORMSINV([.Z12:.Z12])" office:value-type="float" office:value="0">
            <text:p>#VALUE!</text:p>
          </table:table-cell>
          <table:table-cell table:number-columns-repeated="4"/>
        </table:table-row>
        <table:table-row table:style-name="ro2">
          <table:table-cell office:value-type="string">
            <text:p>low</text:p>
          </table:table-cell>
          <table:table-cell table:formula="of:=[.B10]" office:value-type="float" office:value="-1.9332813287148">
            <text:p>-1,9332813287</text:p>
          </table:table-cell>
          <table:table-cell table:formula="of:=[.C10]" office:value-type="float" office:value="-1.79647964963789">
            <text:p>-1,7964796496</text:p>
          </table:table-cell>
          <table:table-cell table:formula="of:=[.D10]" office:value-type="float" office:value="-1.46815561985333">
            <text:p>-1,4681556199</text:p>
          </table:table-cell>
          <table:table-cell table:formula="of:=[.E10]" office:value-type="float" office:value="-1.30399360496104">
            <text:p>-1,303993605</text:p>
          </table:table-cell>
          <table:table-cell table:formula="of:=[.F10]" office:value-type="float" office:value="-1.13983159006876">
            <text:p>-1,1398315901</text:p>
          </table:table-cell>
          <table:table-cell table:formula="of:=[.G10]" office:value-type="float" office:value="-0.948309239361093">
            <text:p>-0,9483092394</text:p>
          </table:table-cell>
          <table:table-cell table:formula="of:=[.H10]" office:value-type="float" office:value="-0.838867896099571">
            <text:p>-0,8388678961</text:p>
          </table:table-cell>
          <table:table-cell table:formula="of:=[.I10]" office:value-type="float" office:value="-0.633665377484216">
            <text:p>-0,6336653775</text:p>
          </table:table-cell>
          <table:table-cell table:formula="of:=[.J10]" office:value-type="float" office:value="-0.291661179791958">
            <text:p>-0,2916611798</text:p>
          </table:table-cell>
          <table:table-cell table:formula="of:=[.K10]" office:value-type="float" office:value="0.0503430179003005">
            <text:p>0,0503430179</text:p>
          </table:table-cell>
          <table:table-cell table:formula="of:=[.L10]" office:value-type="float" office:value="0.187144696977204">
            <text:p>0,187144697</text:p>
          </table:table-cell>
          <table:table-cell table:formula="of:=[.M10]" office:value-type="float" office:value="0.255545536515655">
            <text:p>0,2555455365</text:p>
          </table:table-cell>
          <table:table-cell table:formula="of:=[.N10]" office:value-type="float" office:value="0.296586040238726">
            <text:p>0,2965860402</text:p>
          </table:table-cell>
          <table:table-cell table:formula="of:=[.O10]" office:value-type="float" office:value="0.337626543961797">
            <text:p>0,337626544</text:p>
          </table:table-cell>
          <table:table-cell table:formula="of:=[.P10]" office:value-type="float" office:value="0.378667047684868">
            <text:p>0,3786670477</text:p>
          </table:table-cell>
          <table:table-cell table:formula="of:=[.Q10]" office:value-type="float" office:value="0.44706788722332">
            <text:p>0,4470678872</text:p>
          </table:table-cell>
          <table:table-cell table:formula="of:=[.R10]" office:value-type="float" office:value="0.515468726761772">
            <text:p>0,5154687268</text:p>
          </table:table-cell>
          <table:table-cell table:formula="of:=[.S10]" office:value-type="float" office:value="0.542829062577152">
            <text:p>0,5428290626</text:p>
          </table:table-cell>
          <table:table-cell table:formula="of:=[.T10]" office:value-type="float" office:value="0.570189398392533">
            <text:p>0,5701893984</text:p>
          </table:table-cell>
          <table:table-cell table:formula="of:=[.U10]" office:value-type="float" office:value="0.748031581192507">
            <text:p>0,7480315812</text:p>
          </table:table-cell>
          <table:table-cell table:formula="of:=[.V10]" office:value-type="float" office:value="0.830112588638649">
            <text:p>0,8301125886</text:p>
          </table:table-cell>
          <table:table-cell table:formula="of:=[.W10]" office:value-type="float" office:value="0.939553931900172">
            <text:p>0,9395539319</text:p>
          </table:table-cell>
          <table:table-cell table:formula="of:=[.X10]" office:value-type="float" office:value="1.21315729005398">
            <text:p>1,2131572901</text:p>
          </table:table-cell>
          <table:table-cell table:formula="of:=[.Y10]" office:value-type="float" office:value="1.40467964076164">
            <text:p>1,4046796408</text:p>
          </table:table-cell>
          <table:table-cell table:number-columns-repeated="5"/>
        </table:table-row>
        <table:table-row table:style-name="ro2">
          <table:table-cell office:value-type="string">
            <text:p>high</text:p>
          </table:table-cell>
          <table:table-cell table:formula="of:=[.C10]" office:value-type="float" office:value="-1.79647964963789">
            <text:p>-1,7964796496</text:p>
          </table:table-cell>
          <table:table-cell table:formula="of:=[.D10]" office:value-type="float" office:value="-1.46815561985333">
            <text:p>-1,4681556199</text:p>
          </table:table-cell>
          <table:table-cell table:formula="of:=[.E10]" office:value-type="float" office:value="-1.30399360496104">
            <text:p>-1,303993605</text:p>
          </table:table-cell>
          <table:table-cell table:formula="of:=[.F10]" office:value-type="float" office:value="-1.13983159006876">
            <text:p>-1,1398315901</text:p>
          </table:table-cell>
          <table:table-cell table:formula="of:=[.G10]" office:value-type="float" office:value="-0.948309239361093">
            <text:p>-0,9483092394</text:p>
          </table:table-cell>
          <table:table-cell table:formula="of:=[.H10]" office:value-type="float" office:value="-0.838867896099571">
            <text:p>-0,8388678961</text:p>
          </table:table-cell>
          <table:table-cell table:formula="of:=[.I10]" office:value-type="float" office:value="-0.633665377484216">
            <text:p>-0,6336653775</text:p>
          </table:table-cell>
          <table:table-cell table:formula="of:=[.J10]" office:value-type="float" office:value="-0.291661179791958">
            <text:p>-0,2916611798</text:p>
          </table:table-cell>
          <table:table-cell table:formula="of:=[.K10]" office:value-type="float" office:value="0.0503430179003005">
            <text:p>0,0503430179</text:p>
          </table:table-cell>
          <table:table-cell table:formula="of:=[.L10]" office:value-type="float" office:value="0.187144696977204">
            <text:p>0,187144697</text:p>
          </table:table-cell>
          <table:table-cell table:formula="of:=[.M10]" office:value-type="float" office:value="0.255545536515655">
            <text:p>0,2555455365</text:p>
          </table:table-cell>
          <table:table-cell table:formula="of:=[.N10]" office:value-type="float" office:value="0.296586040238726">
            <text:p>0,2965860402</text:p>
          </table:table-cell>
          <table:table-cell table:formula="of:=[.O10]" office:value-type="float" office:value="0.337626543961797">
            <text:p>0,337626544</text:p>
          </table:table-cell>
          <table:table-cell table:formula="of:=[.P10]" office:value-type="float" office:value="0.378667047684868">
            <text:p>0,3786670477</text:p>
          </table:table-cell>
          <table:table-cell table:formula="of:=[.Q10]" office:value-type="float" office:value="0.44706788722332">
            <text:p>0,4470678872</text:p>
          </table:table-cell>
          <table:table-cell table:formula="of:=[.R10]" office:value-type="float" office:value="0.515468726761772">
            <text:p>0,5154687268</text:p>
          </table:table-cell>
          <table:table-cell table:formula="of:=[.S10]" office:value-type="float" office:value="0.542829062577152">
            <text:p>0,5428290626</text:p>
          </table:table-cell>
          <table:table-cell table:formula="of:=[.T10]" office:value-type="float" office:value="0.570189398392533">
            <text:p>0,5701893984</text:p>
          </table:table-cell>
          <table:table-cell table:formula="of:=[.U10]" office:value-type="float" office:value="0.748031581192507">
            <text:p>0,7480315812</text:p>
          </table:table-cell>
          <table:table-cell table:formula="of:=[.V10]" office:value-type="float" office:value="0.830112588638649">
            <text:p>0,8301125886</text:p>
          </table:table-cell>
          <table:table-cell table:formula="of:=[.W10]" office:value-type="float" office:value="0.939553931900172">
            <text:p>0,9395539319</text:p>
          </table:table-cell>
          <table:table-cell table:formula="of:=[.X10]" office:value-type="float" office:value="1.21315729005398">
            <text:p>1,2131572901</text:p>
          </table:table-cell>
          <table:table-cell table:formula="of:=[.Y10]" office:value-type="float" office:value="1.40467964076164">
            <text:p>1,4046796408</text:p>
          </table:table-cell>
          <table:table-cell table:formula="of:=[.Z10]" office:value-type="float" office:value="1.63724249519238">
            <text:p>1,6372424952</text:p>
          </table:table-cell>
          <table:table-cell table:number-columns-repeated="5"/>
        </table:table-row>
        <table:table-row table:style-name="ro2">
          <table:table-cell table:number-columns-repeated="5"/>
          <table:table-cell>
            <draw:frame table:end-cell-address="List1_2.Q41" table:end-x="0.023cm" table:end-y="0.45cm" draw:z-index="0" draw:style-name="gr1" svg:width="12.382cm" svg:height="11.59cm" svg:x="0.109cm" svg:y="0.106cm">
              <draw:object draw:notify-on-update-of-ranges="List1_2.B13:List1_2.Y13 List1_2.B14:List1_2.Y14 List1_2.B13:List1_2.Y13 List1_2.B15:List1_2.Y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  <table:table-row table:style-name="ro2" table:number-rows-repeated="27">
          <table:table-cell table:number-columns-repeated="30"/>
        </table:table-row>
        <table:table-row table:style-name="ro2">
          <table:table-cell/>
          <table:table-cell table:formula="of:=NORMINV(RAND(); [.$AA$2];[.$AC$2])" office:value-type="float" office:value="198.945490893677">
            <text:p>198,9454908937</text:p>
          </table:table-cell>
          <table:table-cell table:formula="of:=NORMINV(RAND(); [.$AA$2];[.$AC$2])" office:value-type="float" office:value="353.623465333584">
            <text:p>353,6234653336</text:p>
          </table:table-cell>
          <table:table-cell table:formula="of:=NORMINV(RAND(); [.$AA$2];[.$AC$2])" office:value-type="float" office:value="358.107818966734">
            <text:p>358,1078189667</text:p>
          </table:table-cell>
          <table:table-cell table:formula="of:=NORMINV(RAND(); [.$AA$2];[.$AC$2])" office:value-type="float" office:value="340.508003383911">
            <text:p>340,5080033839</text:p>
          </table:table-cell>
          <table:table-cell table:formula="of:=NORMINV(RAND(); [.$AA$2];[.$AC$2])" office:value-type="float" office:value="359.107625734876">
            <text:p>359,1076257349</text:p>
          </table:table-cell>
          <table:table-cell table:formula="of:=NORMINV(RAND(); [.$AA$2];[.$AC$2])" office:value-type="float" office:value="457.534243018625">
            <text:p>457,5342430186</text:p>
          </table:table-cell>
          <table:table-cell table:formula="of:=NORMINV(RAND(); [.$AA$2];[.$AC$2])" office:value-type="float" office:value="440.811194568765">
            <text:p>440,8111945688</text:p>
          </table:table-cell>
          <table:table-cell table:formula="of:=NORMINV(RAND(); [.$AA$2];[.$AC$2])" office:value-type="float" office:value="364.731301666967">
            <text:p>364,731301667</text:p>
          </table:table-cell>
          <table:table-cell table:formula="of:=NORMINV(RAND(); [.$AA$2];[.$AC$2])" office:value-type="float" office:value="441.676545047686">
            <text:p>441,6765450477</text:p>
          </table:table-cell>
          <table:table-cell table:formula="of:=NORMINV(RAND(); [.$AA$2];[.$AC$2])" office:value-type="float" office:value="419.332533994829">
            <text:p>419,3325339948</text:p>
          </table:table-cell>
          <table:table-cell table:formula="of:=NORMINV(RAND(); [.$AA$2];[.$AC$2])" office:value-type="float" office:value="369.219744889728">
            <text:p>369,2197448897</text:p>
          </table:table-cell>
          <table:table-cell table:formula="of:=NORMINV(RAND(); [.$AA$2];[.$AC$2])" office:value-type="float" office:value="327.437711869699">
            <text:p>327,4377118697</text:p>
          </table:table-cell>
          <table:table-cell table:formula="of:=NORMINV(RAND(); [.$AA$2];[.$AC$2])" office:value-type="float" office:value="381.783582363889">
            <text:p>381,7835823639</text:p>
          </table:table-cell>
          <table:table-cell table:formula="of:=NORMINV(RAND(); [.$AA$2];[.$AC$2])" office:value-type="float" office:value="344.662707413538">
            <text:p>344,6627074135</text:p>
          </table:table-cell>
          <table:table-cell table:formula="of:=NORMINV(RAND(); [.$AA$2];[.$AC$2])" office:value-type="float" office:value="303.058982846234">
            <text:p>303,0589828462</text:p>
          </table:table-cell>
          <table:table-cell table:formula="of:=NORMINV(RAND(); [.$AA$2];[.$AC$2])" office:value-type="float" office:value="307.157340191415">
            <text:p>307,1573401914</text:p>
          </table:table-cell>
          <table:table-cell table:formula="of:=NORMINV(RAND(); [.$AA$2];[.$AC$2])" office:value-type="float" office:value="304.557927411235">
            <text:p>304,5579274112</text:p>
          </table:table-cell>
          <table:table-cell table:formula="of:=NORMINV(RAND(); [.$AA$2];[.$AC$2])" office:value-type="float" office:value="279.231602170027">
            <text:p>279,23160217</text:p>
          </table:table-cell>
          <table:table-cell table:formula="of:=NORMINV(RAND(); [.$AA$2];[.$AC$2])" office:value-type="float" office:value="362.623487263903">
            <text:p>362,6234872639</text:p>
          </table:table-cell>
          <table:table-cell table:formula="of:=NORMINV(RAND(); [.$AA$2];[.$AC$2])" office:value-type="float" office:value="297.412315571356">
            <text:p>297,4123155714</text:p>
          </table:table-cell>
          <table:table-cell table:formula="of:=NORMINV(RAND(); [.$AA$2];[.$AC$2])" office:value-type="float" office:value="493.748027803658">
            <text:p>493,7480278037</text:p>
          </table:table-cell>
          <table:table-cell table:formula="of:=NORMINV(RAND(); [.$AA$2];[.$AC$2])" office:value-type="float" office:value="493.634853828291">
            <text:p>493,6348538283</text:p>
          </table:table-cell>
          <table:table-cell table:formula="of:=NORMINV(RAND(); [.$AA$2];[.$AC$2])" office:value-type="float" office:value="411.249249920758">
            <text:p>411,2492499208</text:p>
          </table:table-cell>
          <table:table-cell table:formula="of:=NORMINV(RAND(); [.$AA$2];[.$AC$2])" office:value-type="float" office:value="311.419835691879">
            <text:p>311,4198356919</text:p>
          </table:table-cell>
          <table:table-cell table:formula="of:=NORMINV(RAND(); [.$AA$2];[.$AC$2])" office:value-type="float" office:value="280.849659923126">
            <text:p>280,84965992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2.094575402278">
            <text:p>252,0945754023</text:p>
          </table:table-cell>
          <table:table-cell office:value-type="float" office:value="264.990719798605">
            <text:p>264,9907197986</text:p>
          </table:table-cell>
          <table:table-cell office:value-type="float" office:value="294.729175634188">
            <text:p>294,7291756342</text:p>
          </table:table-cell>
          <table:table-cell office:value-type="float" office:value="295.548821853243">
            <text:p>295,5488218532</text:p>
          </table:table-cell>
          <table:table-cell office:value-type="float" office:value="313.189108507356">
            <text:p>313,1891085074</text:p>
          </table:table-cell>
          <table:table-cell office:value-type="float" office:value="315.652197664496">
            <text:p>315,6521976645</text:p>
          </table:table-cell>
          <table:table-cell office:value-type="float" office:value="321.674727821949">
            <text:p>321,6747278219</text:p>
          </table:table-cell>
          <table:table-cell office:value-type="float" office:value="325.517229770522">
            <text:p>325,5172297705</text:p>
          </table:table-cell>
          <table:table-cell office:value-type="float" office:value="339.798456480414">
            <text:p>339,7984564804</text:p>
          </table:table-cell>
          <table:table-cell office:value-type="float" office:value="340.363230520601">
            <text:p>340,3632305206</text:p>
          </table:table-cell>
          <table:table-cell office:value-type="float" office:value="360.891168938319">
            <text:p>360,8911689383</text:p>
          </table:table-cell>
          <table:table-cell office:value-type="float" office:value="361.132064001596">
            <text:p>361,1320640016</text:p>
          </table:table-cell>
          <table:table-cell office:value-type="float" office:value="362.969654138685">
            <text:p>362,9696541387</text:p>
          </table:table-cell>
          <table:table-cell office:value-type="float" office:value="371.077309780884">
            <text:p>371,0773097809</text:p>
          </table:table-cell>
          <table:table-cell office:value-type="float" office:value="379.631748934401">
            <text:p>379,6317489344</text:p>
          </table:table-cell>
          <table:table-cell office:value-type="float" office:value="385.244676991521">
            <text:p>385,2446769915</text:p>
          </table:table-cell>
          <table:table-cell office:value-type="float" office:value="425.489058462175">
            <text:p>425,4890584622</text:p>
          </table:table-cell>
          <table:table-cell office:value-type="float" office:value="432.647486486874">
            <text:p>432,6474864869</text:p>
          </table:table-cell>
          <table:table-cell office:value-type="float" office:value="437.988045870368">
            <text:p>437,9880458704</text:p>
          </table:table-cell>
          <table:table-cell office:value-type="float" office:value="442.007240457358">
            <text:p>442,0072404574</text:p>
          </table:table-cell>
          <table:table-cell office:value-type="float" office:value="446.673215590127">
            <text:p>446,6732155901</text:p>
          </table:table-cell>
          <table:table-cell office:value-type="float" office:value="462.160555331139">
            <text:p>462,1605553311</text:p>
          </table:table-cell>
          <table:table-cell office:value-type="float" office:value="472.574679993072">
            <text:p>472,5746799931</text:p>
          </table:table-cell>
          <table:table-cell office:value-type="float" office:value="511.840347173363">
            <text:p>511,8403471734</text:p>
          </table:table-cell>
          <table:table-cell office:value-type="float" office:value="513.831375961034">
            <text:p>513,8313759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2.018183122923">
            <text:p>212,0181831229</text:p>
          </table:table-cell>
          <table:table-cell office:value-type="float" office:value="230.787885112967">
            <text:p>230,787885113</text:p>
          </table:table-cell>
          <table:table-cell office:value-type="float" office:value="286.875010186397">
            <text:p>286,8750101864</text:p>
          </table:table-cell>
          <table:table-cell office:value-type="float" office:value="298.089404577151">
            <text:p>298,0894045772</text:p>
          </table:table-cell>
          <table:table-cell office:value-type="float" office:value="298.732266360355">
            <text:p>298,7322663604</text:p>
          </table:table-cell>
          <table:table-cell office:value-type="float" office:value="301.615654548201">
            <text:p>301,6156545482</text:p>
          </table:table-cell>
          <table:table-cell office:value-type="float" office:value="304.999831760017">
            <text:p>304,99983176</text:p>
          </table:table-cell>
          <table:table-cell office:value-type="float" office:value="318.339517464735">
            <text:p>318,3395174647</text:p>
          </table:table-cell>
          <table:table-cell office:value-type="float" office:value="321.082300057905">
            <text:p>321,0823000579</text:p>
          </table:table-cell>
          <table:table-cell office:value-type="float" office:value="332.392959986703">
            <text:p>332,3929599867</text:p>
          </table:table-cell>
          <table:table-cell office:value-type="float" office:value="336.547253203315">
            <text:p>336,5472532033</text:p>
          </table:table-cell>
          <table:table-cell office:value-type="float" office:value="338.570279430773">
            <text:p>338,5702794308</text:p>
          </table:table-cell>
          <table:table-cell office:value-type="float" office:value="349.348640707295">
            <text:p>349,3486407073</text:p>
          </table:table-cell>
          <table:table-cell office:value-type="float" office:value="350.645483488766">
            <text:p>350,6454834888</text:p>
          </table:table-cell>
          <table:table-cell office:value-type="float" office:value="367.389432958844">
            <text:p>367,3894329588</text:p>
          </table:table-cell>
          <table:table-cell office:value-type="float" office:value="375.716479011904">
            <text:p>375,7164790119</text:p>
          </table:table-cell>
          <table:table-cell office:value-type="float" office:value="398.637342191812">
            <text:p>398,6373421918</text:p>
          </table:table-cell>
          <table:table-cell office:value-type="float" office:value="404.114786082903">
            <text:p>404,1147860829</text:p>
          </table:table-cell>
          <table:table-cell office:value-type="float" office:value="404.620800648371">
            <text:p>404,6208006484</text:p>
          </table:table-cell>
          <table:table-cell office:value-type="float" office:value="405.712186844167">
            <text:p>405,7121868442</text:p>
          </table:table-cell>
          <table:table-cell office:value-type="float" office:value="405.932133113791">
            <text:p>405,9321331138</text:p>
          </table:table-cell>
          <table:table-cell office:value-type="float" office:value="421.179957707706">
            <text:p>421,1799577077</text:p>
          </table:table-cell>
          <table:table-cell office:value-type="float" office:value="435.89250673117">
            <text:p>435,8925067312</text:p>
          </table:table-cell>
          <table:table-cell office:value-type="float" office:value="437.117227960203">
            <text:p>437,1172279602</text:p>
          </table:table-cell>
          <table:table-cell office:value-type="float" office:value="486.733165697375">
            <text:p>486,7331656974</text:p>
          </table:table-cell>
          <table:table-cell table:number-columns-repeated="4"/>
        </table:table-row>
        <table:table-row table:style-name="ro2" table:number-rows-repeated="1048529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List1" table:style-name="ta1" table:print="false">
        <table:table-column table:style-name="co11" table:default-cell-style-name="Default"/>
        <table:table-column table:style-name="co12" table:number-columns-repeated="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number-columns-repeated="995" table:default-cell-style-name="Default"/>
        <table:table-row table:style-name="ro2">
          <table:table-cell table:number-columns-repeated="2"/>
          <table:table-cell table:style-name="ce5" table:number-columns-repeated="24"/>
          <table:table-cell table:style-name="ce4" office:value-type="string">
            <text:p>stř. Hod.</text:p>
          </table:table-cell>
          <table:table-cell table:style-name="ce6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table:number-columns-repeated="994"/>
        </table:table-row>
        <table:table-row table:style-name="ro2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4" table:formula="of:=AVERAGE([.B2:.Z2])" office:value-type="float" office:value="371.32">
            <text:p>371,32</text:p>
          </table:table-cell>
          <table:table-cell table:style-name="ce6" table:formula="of:=VAR([.B2:.Z2])" office:value-type="float" office:value="5343.39333333333">
            <text:p>5343,393</text:p>
          </table:table-cell>
          <table:table-cell table:formula="of:=SQRT([.AB2])" office:value-type="float" office:value="73.0985179968331">
            <text:p>73,0985179968</text:p>
          </table:table-cell>
          <table:table-cell table:formula="of:=COUNT([.B2:.Z2])"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4" table:formula="of:=AVERAGE([.B3:.Z3])" office:value-type="float" office:value="400.28">
            <text:p>400,28</text:p>
          </table:table-cell>
          <table:table-cell table:style-name="ce6" table:formula="of:=VAR([.B3:.Z3])" office:value-type="float" office:value="8601.87666666667">
            <text:p>8601,877</text:p>
          </table:table-cell>
          <table:table-cell table:formula="of:=SQRT([.AB3])" office:value-type="float" office:value="92.7463027115727">
            <text:p>92,7463027116</text:p>
          </table:table-cell>
          <table:table-cell table:formula="of:=COUNT([.B3:.Z3])"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4" table:formula="of:=AVERAGE([.B4:.Z4])" office:value-type="float" office:value="368.52">
            <text:p>368,52</text:p>
          </table:table-cell>
          <table:table-cell table:style-name="ce6" table:formula="of:=VAR([.B4:.Z4])" office:value-type="float" office:value="5090.26">
            <text:p>5090,260</text:p>
          </table:table-cell>
          <table:table-cell table:formula="of:=SQRT([.AB4])" office:value-type="float" office:value="71.3460580550881">
            <text:p>71,3460580551</text:p>
          </table:table-cell>
          <table:table-cell table:formula="of:=COUNT([.B4:.Z4])"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string">
            <text:p>IV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4" table:formula="of:=AVERAGE([.B5:.Z5])" office:value-type="float" office:value="588.6">
            <text:p>588,60</text:p>
          </table:table-cell>
          <table:table-cell table:style-name="ce6" table:formula="of:=VAR([.B5:.Z5])" office:value-type="float" office:value="16405.0947368421">
            <text:p>16405,095</text:p>
          </table:table-cell>
          <table:table-cell table:formula="of:=SQRT([.AB5])" office:value-type="float" office:value="128.082374809503">
            <text:p>128,0823748095</text:p>
          </table:table-cell>
          <table:table-cell table:formula="of:=COUNT([.B5:.Z5])" office:value-type="float" office:value="20">
            <text:p>2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st dobre shody pro II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4" table:formula="of:=AVERAGE([.B8:.Z8])" office:value-type="float" office:value="400.28">
            <text:p>400,28</text:p>
          </table:table-cell>
          <table:table-cell table:style-name="ce6" table:formula="of:=VAR([.B8:.Z8])" office:value-type="float" office:value="8601.87666666667">
            <text:p>8601,877</text:p>
          </table:table-cell>
          <table:table-cell table:formula="of:=SQRT([.AB8])" office:value-type="float" office:value="92.7463027115727">
            <text:p>92,7463027116</text:p>
          </table:table-cell>
          <table:table-cell table:formula="of:=COUNT([.B8:.Z8])"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string">
            <text:p>interval:</text:p>
          </table:table-cell>
          <table:table-cell table:formula="of:=MIN([.B8:.Z8])" office:value-type="float" office:value="218">
            <text:p>218</text:p>
          </table:table-cell>
          <table:table-cell table:formula="of:=MAX([.B8:.Z8])" office:value-type="float" office:value="537">
            <text:p>537</text:p>
          </table:table-cell>
          <table:table-cell table:number-columns-repeated="1021"/>
        </table:table-row>
        <table:table-row table:style-name="ro2">
          <table:table-cell office:value-type="string">
            <text:p>počet trid(sturges)</text:p>
          </table:table-cell>
          <table:table-cell table:number-columns-repeated="2"/>
          <table:table-cell table:formula="of:=1+3.3*LOG(25;10)" office:value-type="float" office:value="5.61320202861772">
            <text:p>5,613202028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sirka:</text:p>
          </table:table-cell>
          <table:table-cell table:formula="of:=([.$C$9]-[.$B$8])/[.$F$10]" office:value-type="float" office:value="63.8">
            <text:p>63,8</text:p>
          </table:table-cell>
          <table:table-cell table:number-columns-repeated="4"/>
          <table:table-cell office:value-type="string">
            <text:p>rel. c.</text:p>
          </table:table-cell>
          <table:table-cell office:value-type="string">
            <text:p>teor.</text:p>
          </table:table-cell>
          <table:table-cell/>
          <table:table-cell office:value-type="string">
            <text:p>diff sqr</text:p>
          </table:table-cell>
          <table:table-cell table:number-columns-repeated="1007"/>
        </table:table-row>
        <table:table-row table:style-name="ro2">
          <table:table-cell office:value-type="string">
            <text:p>tridy:</text:p>
          </table:table-cell>
          <table:table-cell office:value-type="float" office:value="0">
            <text:p>0</text:p>
          </table:table-cell>
          <table:table-cell table:formula="of:=[.$B11]*[.$I$10]+[.$B$9]" office:value-type="float" office:value="218">
            <text:p>218</text:p>
          </table:table-cell>
          <table:table-cell table:formula="of:=([.$B11]+1)*[.$I$10]+[.$B$9]" office:value-type="float" office:value="281.8">
            <text:p>281,8</text:p>
          </table:table-cell>
          <table:table-cell/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table:number-columns-repeated="4"/>
          <table:table-cell table:formula="of:=COUNT([.F11:.M11])" office:value-type="float" office:value="4">
            <text:p>4</text:p>
          </table:table-cell>
          <table:table-cell table:formula="of:=(NORMDIST([.D11];[.$AA$2];[.$AC$2];1)-NORMDIST([.C11];[.$AA$2];[.$AC$2];1))*[.$AD$8]" office:value-type="float" office:value="2.30941611066811">
            <text:p>2,3094161107</text:p>
          </table:table-cell>
          <table:table-cell/>
          <table:table-cell table:formula="of:=([.O11]-[.N11])^2/[.N11]" office:value-type="float" office:value="0.714518471717131">
            <text:p>0,7145184717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le tridy, nedobry test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$B12]*[.$I$10]+[.$B$9]" office:value-type="float" office:value="281.8">
            <text:p>281,8</text:p>
          </table:table-cell>
          <table:table-cell table:formula="of:=([.$B12]+1)*[.$I$10]+[.$B$9]" office:value-type="float" office:value="345.6">
            <text:p>345,6</text:p>
          </table:table-cell>
          <table:table-cell/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table:number-columns-repeated="5"/>
          <table:table-cell table:formula="of:=COUNT([.F12:.M12])" office:value-type="float" office:value="3">
            <text:p>3</text:p>
          </table:table-cell>
          <table:table-cell table:formula="of:=(NORMDIST([.D12];[.$AA$2];[.$AC$2];1)-NORMDIST([.C12];[.$AA$2];[.$AC$2];1))*[.$AD$8]" office:value-type="float" office:value="6.30300228991253">
            <text:p>6,3030022899</text:p>
          </table:table-cell>
          <table:table-cell/>
          <table:table-cell table:formula="of:=([.O12]-[.N12])^2/[.N12]" office:value-type="float" office:value="3.63660804238913">
            <text:p>3,6366080424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$B13]*[.$I$10]+[.$B$9]" office:value-type="float" office:value="345.6">
            <text:p>345,6</text:p>
          </table:table-cell>
          <table:table-cell table:formula="of:=([.$B13]+1)*[.$I$10]+[.$B$9]" office:value-type="float" office:value="409.4">
            <text:p>409,4</text:p>
          </table:table-cell>
          <table:table-cell/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table:number-columns-repeated="4"/>
          <table:table-cell table:formula="of:=COUNT([.F13:.M13])" office:value-type="float" office:value="4">
            <text:p>4</text:p>
          </table:table-cell>
          <table:table-cell table:formula="of:=(NORMDIST([.D13];[.$AA$2];[.$AC$2];1)-NORMDIST([.C13];[.$AA$2];[.$AC$2];1))*[.$AD$8]" office:value-type="float" office:value="8.40805205102108">
            <text:p>8,408052051</text:p>
          </table:table-cell>
          <table:table-cell/>
          <table:table-cell table:formula="of:=([.O13]-[.N13])^2/[.N13]" office:value-type="float" office:value="4.85773072112779">
            <text:p>4,8577307211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$B14]*[.$I$10]+[.$B$9]" office:value-type="float" office:value="409.4">
            <text:p>409,4</text:p>
          </table:table-cell>
          <table:table-cell table:formula="of:=([.$B14]+1)*[.$I$10]+[.$B$9]" office:value-type="float" office:value="473.2">
            <text:p>473,2</text:p>
          </table:table-cell>
          <table:table-cell/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table:formula="of:=COUNT([.F14:.M14])" office:value-type="float" office:value="8">
            <text:p>8</text:p>
          </table:table-cell>
          <table:table-cell table:formula="of:=(NORMDIST([.D14];[.$AA$2];[.$AC$2];1)-NORMDIST([.C14];[.$AA$2];[.$AC$2];1))*[.$AD$8]" office:value-type="float" office:value="5.48763157912911">
            <text:p>5,4876315791</text:p>
          </table:table-cell>
          <table:table-cell/>
          <table:table-cell table:formula="of:=([.O14]-[.N14])^2/[.N14]" office:value-type="float" office:value="0.788999385273663">
            <text:p>0,788999385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$B15]*[.$I$10]+[.$B$9]" office:value-type="float" office:value="473.2">
            <text:p>473,2</text:p>
          </table:table-cell>
          <table:table-cell table:formula="of:=([.$B15]+1)*[.$I$10]+[.$B$9]" office:value-type="float" office:value="537">
            <text:p>537</text:p>
          </table:table-cell>
          <table:table-cell/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number-columns-repeated="2"/>
          <table:table-cell table:formula="of:=COUNT([.F15:.M15])" office:value-type="float" office:value="6">
            <text:p>6</text:p>
          </table:table-cell>
          <table:table-cell table:formula="of:=(NORMDIST([.D15];[.$AA$2];[.$AC$2];1)-NORMDIST([.C15];[.$AA$2];[.$AC$2];1))*[.$AD$8]" office:value-type="float" office:value="1.74973188557762">
            <text:p>1,7497318856</text:p>
          </table:table-cell>
          <table:table-cell/>
          <table:table-cell table:formula="of:=([.O15]-[.N15])^2/[.N15]" office:value-type="float" office:value="3.0107965074126">
            <text:p>3,0107965074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Q11:.Q15])" office:value-type="float" office:value="13.0086531279203">
            <text:p>13,0086531279</text:p>
          </table:table-cell>
          <table:table-cell table:number-columns-repeated="1007"/>
        </table:table-row>
        <table:table-row table:style-name="ro2">
          <table:table-cell table:number-columns-repeated="13"/>
          <table:table-cell office:value-type="string">
            <text:p>chi. Crit.</text:p>
          </table:table-cell>
          <table:table-cell table:number-columns-repeated="2"/>
          <table:table-cell table:style-name="ce7" table:formula="of:=LEGACY.CHIINV(0.05;4)" office:value-type="float" office:value="9.48772903678116">
            <text:p>9,4877290368</text:p>
          </table:table-cell>
          <table:table-cell/>
          <table:table-cell office:value-type="string">
            <text:p>zamitame</text:p>
          </table:table-cell>
          <table:table-cell table:number-columns-repeated="1005"/>
        </table:table-row>
      </table:table>
      <table:table table:name="List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number-columns-repeated="2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number-columns-repeated="995" table:default-cell-style-name="Default"/>
        <table:table-row table:style-name="ro2">
          <table:table-cell/>
          <table:table-cell office:value-type="string">
            <text:p>kolmogorov</text:p>
          </table:table-cell>
          <table:table-cell table:number-columns-repeated="1022"/>
        </table:table-row>
        <table:table-row table:style-name="ro2">
          <table:table-cell table:number-columns-repeated="26"/>
          <table:table-cell table:style-name="ce4" office:value-type="string">
            <text:p>stř. Hod.</text:p>
          </table:table-cell>
          <table:table-cell table:style-name="ce6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table:number-columns-repeated="994"/>
        </table:table-row>
        <table:table-row table:style-name="ro2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4" table:formula="of:=AVERAGE([.B3:.Z3])" office:value-type="float" office:value="368.52">
            <text:p>368,52</text:p>
          </table:table-cell>
          <table:table-cell table:style-name="ce6" table:formula="of:=VAR([.B3:.Z3])" office:value-type="float" office:value="5090.26">
            <text:p>5090,260</text:p>
          </table:table-cell>
          <table:table-cell table:formula="of:=SQRT([.AB3])" office:value-type="float" office:value="71.3460580550881">
            <text:p>71,3460580551</text:p>
          </table:table-cell>
          <table:table-cell table:formula="of:=COUNT([.B3:.Z3])"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string">
            <text:p>F(i)</text:p>
          </table:table-cell>
          <table:table-cell table:formula="of:=1/[.$AD$3]" office:value-type="float" office:value="0.04">
            <text:p>0,04</text:p>
          </table:table-cell>
          <table:table-cell table:formula="of:=[.B4]+1/[.$AD$3]" office:value-type="float" office:value="0.08">
            <text:p>0,08</text:p>
          </table:table-cell>
          <table:table-cell table:formula="of:=[.C4]+1/[.$AD$3]" office:value-type="float" office:value="0.12">
            <text:p>0,12</text:p>
          </table:table-cell>
          <table:table-cell table:formula="of:=[.D4]+1/[.$AD$3]" office:value-type="float" office:value="0.16">
            <text:p>0,16</text:p>
          </table:table-cell>
          <table:table-cell table:formula="of:=[.E4]+1/[.$AD$3]" office:value-type="float" office:value="0.2">
            <text:p>0,2</text:p>
          </table:table-cell>
          <table:table-cell table:formula="of:=[.F4]+1/[.$AD$3]" office:value-type="float" office:value="0.24">
            <text:p>0,24</text:p>
          </table:table-cell>
          <table:table-cell table:formula="of:=[.G4]+1/[.$AD$3]" office:value-type="float" office:value="0.28">
            <text:p>0,28</text:p>
          </table:table-cell>
          <table:table-cell table:formula="of:=[.H4]+1/[.$AD$3]" office:value-type="float" office:value="0.32">
            <text:p>0,32</text:p>
          </table:table-cell>
          <table:table-cell table:formula="of:=[.I4]+1/[.$AD$3]" office:value-type="float" office:value="0.36">
            <text:p>0,36</text:p>
          </table:table-cell>
          <table:table-cell table:formula="of:=[.J4]+1/[.$AD$3]" office:value-type="float" office:value="0.4">
            <text:p>0,4</text:p>
          </table:table-cell>
          <table:table-cell table:formula="of:=[.K4]+1/[.$AD$3]" office:value-type="float" office:value="0.44">
            <text:p>0,44</text:p>
          </table:table-cell>
          <table:table-cell table:formula="of:=[.L4]+1/[.$AD$3]" office:value-type="float" office:value="0.48">
            <text:p>0,48</text:p>
          </table:table-cell>
          <table:table-cell table:formula="of:=[.M4]+1/[.$AD$3]" office:value-type="float" office:value="0.52">
            <text:p>0,52</text:p>
          </table:table-cell>
          <table:table-cell table:formula="of:=[.N4]+1/[.$AD$3]" office:value-type="float" office:value="0.56">
            <text:p>0,56</text:p>
          </table:table-cell>
          <table:table-cell table:formula="of:=[.O4]+1/[.$AD$3]" office:value-type="float" office:value="0.6">
            <text:p>0,6</text:p>
          </table:table-cell>
          <table:table-cell table:formula="of:=[.P4]+1/[.$AD$3]" office:value-type="float" office:value="0.64">
            <text:p>0,64</text:p>
          </table:table-cell>
          <table:table-cell table:formula="of:=[.Q4]+1/[.$AD$3]" office:value-type="float" office:value="0.68">
            <text:p>0,68</text:p>
          </table:table-cell>
          <table:table-cell table:formula="of:=[.R4]+1/[.$AD$3]" office:value-type="float" office:value="0.72">
            <text:p>0,72</text:p>
          </table:table-cell>
          <table:table-cell table:formula="of:=[.S4]+1/[.$AD$3]" office:value-type="float" office:value="0.76">
            <text:p>0,76</text:p>
          </table:table-cell>
          <table:table-cell table:formula="of:=[.T4]+1/[.$AD$3]" office:value-type="float" office:value="0.8">
            <text:p>0,8</text:p>
          </table:table-cell>
          <table:table-cell table:formula="of:=[.U4]+1/[.$AD$3]" office:value-type="float" office:value="0.84">
            <text:p>0,84</text:p>
          </table:table-cell>
          <table:table-cell table:formula="of:=[.V4]+1/[.$AD$3]" office:value-type="float" office:value="0.88">
            <text:p>0,88</text:p>
          </table:table-cell>
          <table:table-cell table:formula="of:=[.W4]+1/[.$AD$3]" office:value-type="float" office:value="0.92">
            <text:p>0,92</text:p>
          </table:table-cell>
          <table:table-cell table:formula="of:=[.X4]+1/[.$AD$3]" office:value-type="float" office:value="0.96">
            <text:p>0,96</text:p>
          </table:table-cell>
          <table:table-cell table:formula="of:=[.Y4]+1/[.$AD$3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Z-sour</text:p>
          </table:table-cell>
          <table:table-cell table:formula="of:=([.B3]-[.$AA$3])/[.$AC$3]" office:value-type="float" office:value="-1.80136090911661">
            <text:p>-1,8013609091</text:p>
          </table:table-cell>
          <table:table-cell table:formula="of:=([.C3]-[.$AA$3])/[.$AC$3]" office:value-type="float" office:value="-1.61915042188882">
            <text:p>-1,6191504219</text:p>
          </table:table-cell>
          <table:table-cell table:formula="of:=([.D3]-[.$AA$3])/[.$AC$3]" office:value-type="float" office:value="-1.36685897803495">
            <text:p>-1,366858978</text:p>
          </table:table-cell>
          <table:table-cell table:formula="of:=([.E3]-[.$AA$3])/[.$AC$3]" office:value-type="float" office:value="-1.1285837255063">
            <text:p>-1,1285837255</text:p>
          </table:table-cell>
          <table:table-cell table:formula="of:=([.F3]-[.$AA$3])/[.$AC$3]" office:value-type="float" office:value="-0.932357046953291">
            <text:p>-0,932357047</text:p>
          </table:table-cell>
          <table:table-cell table:formula="of:=([.G3]-[.$AA$3])/[.$AC$3]" office:value-type="float" office:value="-0.806211325026357">
            <text:p>-0,806211325</text:p>
          </table:table-cell>
          <table:table-cell table:formula="of:=([.H3]-[.$AA$3])/[.$AC$3]" office:value-type="float" office:value="-0.624000837798565">
            <text:p>-0,6240008378</text:p>
          </table:table-cell>
          <table:table-cell table:formula="of:=([.I3]-[.$AA$3])/[.$AC$3]" office:value-type="float" office:value="-0.441790350570772">
            <text:p>-0,4417903506</text:p>
          </table:table-cell>
          <table:table-cell table:formula="of:=([.J3]-[.$AA$3])/[.$AC$3]" office:value-type="float" office:value="-0.287612245993408">
            <text:p>-0,287612246</text:p>
          </table:table-cell>
          <table:table-cell table:formula="of:=([.K3]-[.$AA$3])/[.$AC$3]" office:value-type="float" office:value="-0.217531289367334">
            <text:p>-0,2175312894</text:p>
          </table:table-cell>
          <table:table-cell table:formula="of:=([.L3]-[.$AA$3])/[.$AC$3]" office:value-type="float" office:value="-0.14745033274126">
            <text:p>-0,1474503327</text:p>
          </table:table-cell>
          <table:table-cell table:formula="of:=([.M3]-[.$AA$3])/[.$AC$3]" office:value-type="float" office:value="0.0347601544865331">
            <text:p>0,0347601545</text:p>
          </table:table-cell>
          <table:table-cell table:formula="of:=([.N3]-[.$AA$3])/[.$AC$3]" office:value-type="float" office:value="0.0768087284621776">
            <text:p>0,0768087285</text:p>
          </table:table-cell>
          <table:table-cell table:formula="of:=([.O3]-[.$AA$3])/[.$AC$3]" office:value-type="float" office:value="0.245003024364756">
            <text:p>0,2450030244</text:p>
          </table:table-cell>
          <table:table-cell table:formula="of:=([.P3]-[.$AA$3])/[.$AC$3]" office:value-type="float" office:value="0.245003024364756">
            <text:p>0,2450030244</text:p>
          </table:table-cell>
          <table:table-cell table:formula="of:=([.Q3]-[.$AA$3])/[.$AC$3]" office:value-type="float" office:value="0.2870515983404">
            <text:p>0,2870515983</text:p>
          </table:table-cell>
          <table:table-cell table:formula="of:=([.R3]-[.$AA$3])/[.$AC$3]" office:value-type="float" office:value="0.31508398099083">
            <text:p>0,315083981</text:p>
          </table:table-cell>
          <table:table-cell table:formula="of:=([.S3]-[.$AA$3])/[.$AC$3]" office:value-type="float" office:value="0.357132554966474">
            <text:p>0,357132555</text:p>
          </table:table-cell>
          <table:table-cell table:formula="of:=([.T3]-[.$AA$3])/[.$AC$3]" office:value-type="float" office:value="0.483278276893408">
            <text:p>0,4832782769</text:p>
          </table:table-cell>
          <table:table-cell table:formula="of:=([.U3]-[.$AA$3])/[.$AC$3]" office:value-type="float" office:value="0.567375424844697">
            <text:p>0,5673754248</text:p>
          </table:table-cell>
          <table:table-cell table:formula="of:=([.V3]-[.$AA$3])/[.$AC$3]" office:value-type="float" office:value="0.637456381470771">
            <text:p>0,6374563815</text:p>
          </table:table-cell>
          <table:table-cell table:formula="of:=([.W3]-[.$AA$3])/[.$AC$3]" office:value-type="float" office:value="0.903764016649853">
            <text:p>0,9037640166</text:p>
          </table:table-cell>
          <table:table-cell table:formula="of:=([.X3]-[.$AA$3])/[.$AC$3]" office:value-type="float" office:value="1.08597450387765">
            <text:p>1,0859745039</text:p>
          </table:table-cell>
          <table:table-cell table:formula="of:=([.Y3]-[.$AA$3])/[.$AC$3]" office:value-type="float" office:value="1.43637928700802">
            <text:p>1,436379287</text:p>
          </table:table-cell>
          <table:table-cell table:formula="of:=([.Z3]-[.$AA$3])/[.$AC$3]" office:value-type="float" office:value="2.69783650627735">
            <text:p>2,6978365063</text:p>
          </table:table-cell>
          <table:table-cell table:number-columns-repeated="998"/>
        </table:table-row>
        <table:table-row table:style-name="ro2">
          <table:table-cell office:value-type="string">
            <text:p>F(x)</text:p>
          </table:table-cell>
          <table:table-cell table:formula="of:=LEGACY.NORMSDIST([.B5])" office:value-type="float" office:value="0.0358230066478052">
            <text:p>0,0358230066</text:p>
          </table:table-cell>
          <table:table-cell table:formula="of:=LEGACY.NORMSDIST([.C5])" office:value-type="float" office:value="0.0527074511168454">
            <text:p>0,0527074511</text:p>
          </table:table-cell>
          <table:table-cell table:formula="of:=LEGACY.NORMSDIST([.D5])" office:value-type="float" office:value="0.0858347561013339">
            <text:p>0,0858347561</text:p>
          </table:table-cell>
          <table:table-cell table:formula="of:=LEGACY.NORMSDIST([.E5])" office:value-type="float" office:value="0.129536739609757">
            <text:p>0,1295367396</text:p>
          </table:table-cell>
          <table:table-cell table:formula="of:=LEGACY.NORMSDIST([.F5])" office:value-type="float" office:value="0.175576017505554">
            <text:p>0,1755760175</text:p>
          </table:table-cell>
          <table:table-cell table:formula="of:=LEGACY.NORMSDIST([.G5])" office:value-type="float" office:value="0.210060504907901">
            <text:p>0,2100605049</text:p>
          </table:table-cell>
          <table:table-cell table:formula="of:=LEGACY.NORMSDIST([.H5])" office:value-type="float" office:value="0.266313517429737">
            <text:p>0,2663135174</text:p>
          </table:table-cell>
          <table:table-cell table:formula="of:=LEGACY.NORMSDIST([.I5])" office:value-type="float" office:value="0.329320460915887">
            <text:p>0,3293204609</text:p>
          </table:table-cell>
          <table:table-cell table:formula="of:=LEGACY.NORMSDIST([.J5])" office:value-type="float" office:value="0.386821784928698">
            <text:p>0,3868217849</text:p>
          </table:table-cell>
          <table:table-cell table:formula="of:=LEGACY.NORMSDIST([.K5])" office:value-type="float" office:value="0.41389716267773">
            <text:p>0,4138971627</text:p>
          </table:table-cell>
          <table:table-cell table:formula="of:=LEGACY.NORMSDIST([.L5])" office:value-type="float" office:value="0.441388289930927">
            <text:p>0,4413882899</text:p>
          </table:table-cell>
          <table:table-cell table:formula="of:=LEGACY.NORMSDIST([.M5])" office:value-type="float" office:value="0.513864503235039">
            <text:p>0,5138645032</text:p>
          </table:table-cell>
          <table:table-cell table:formula="of:=LEGACY.NORMSDIST([.N5])" office:value-type="float" office:value="0.530612146527251">
            <text:p>0,5306121465</text:p>
          </table:table-cell>
          <table:table-cell table:formula="of:=LEGACY.NORMSDIST([.O5])" office:value-type="float" office:value="0.596772955193575">
            <text:p>0,5967729552</text:p>
          </table:table-cell>
          <table:table-cell table:formula="of:=LEGACY.NORMSDIST([.P5])" office:value-type="float" office:value="0.596772955193575">
            <text:p>0,5967729552</text:p>
          </table:table-cell>
          <table:table-cell table:formula="of:=LEGACY.NORMSDIST([.Q5])" office:value-type="float" office:value="0.612963593943636">
            <text:p>0,6129635939</text:p>
          </table:table-cell>
          <table:table-cell table:formula="of:=LEGACY.NORMSDIST([.R5])" office:value-type="float" office:value="0.62365105457727">
            <text:p>0,6236510546</text:p>
          </table:table-cell>
          <table:table-cell table:formula="of:=LEGACY.NORMSDIST([.S5])" office:value-type="float" office:value="0.639503713000611">
            <text:p>0,639503713</text:p>
          </table:table-cell>
          <table:table-cell table:formula="of:=LEGACY.NORMSDIST([.T5])" office:value-type="float" office:value="0.685550918926007">
            <text:p>0,6855509189</text:p>
          </table:table-cell>
          <table:table-cell table:formula="of:=LEGACY.NORMSDIST([.U5])" office:value-type="float" office:value="0.714770428631241">
            <text:p>0,7147704286</text:p>
          </table:table-cell>
          <table:table-cell table:formula="of:=LEGACY.NORMSDIST([.V5])" office:value-type="float" office:value="0.738086193427988">
            <text:p>0,7380861934</text:p>
          </table:table-cell>
          <table:table-cell table:formula="of:=LEGACY.NORMSDIST([.W5])" office:value-type="float" office:value="0.816939727087454">
            <text:p>0,8169397271</text:p>
          </table:table-cell>
          <table:table-cell table:formula="of:=LEGACY.NORMSDIST([.X5])" office:value-type="float" office:value="0.861254863766614">
            <text:p>0,8612548638</text:p>
          </table:table-cell>
          <table:table-cell table:formula="of:=LEGACY.NORMSDIST([.Y5])" office:value-type="float" office:value="0.924552778107288">
            <text:p>0,9245527781</text:p>
          </table:table-cell>
          <table:table-cell table:formula="of:=LEGACY.NORMSDIST([.Z5])" office:value-type="float" office:value="0.996510414609778">
            <text:p>0,9965104146</text:p>
          </table:table-cell>
          <table:table-cell table:number-columns-repeated="998"/>
        </table:table-row>
        <table:table-row table:style-name="ro2">
          <table:table-cell office:value-type="string">
            <text:p>abs diff</text:p>
          </table:table-cell>
          <table:table-cell table:formula="of:=ABS([.B6]-[.B4])" office:value-type="float" office:value="0.00417699335219484">
            <text:p>0,0041769934</text:p>
          </table:table-cell>
          <table:table-cell table:formula="of:=ABS([.C6]-[.C4])" office:value-type="float" office:value="0.0272925488831546">
            <text:p>0,0272925489</text:p>
          </table:table-cell>
          <table:table-cell table:formula="of:=ABS([.D6]-[.D4])" office:value-type="float" office:value="0.0341652438986661">
            <text:p>0,0341652439</text:p>
          </table:table-cell>
          <table:table-cell table:formula="of:=ABS([.E6]-[.E4])" office:value-type="float" office:value="0.0304632603902435">
            <text:p>0,0304632604</text:p>
          </table:table-cell>
          <table:table-cell table:formula="of:=ABS([.F6]-[.F4])" office:value-type="float" office:value="0.0244239824944462">
            <text:p>0,0244239825</text:p>
          </table:table-cell>
          <table:table-cell table:formula="of:=ABS([.G6]-[.G4])" office:value-type="float" office:value="0.0299394950920987">
            <text:p>0,0299394951</text:p>
          </table:table-cell>
          <table:table-cell table:formula="of:=ABS([.H6]-[.H4])" office:value-type="float" office:value="0.0136864825702632">
            <text:p>0,0136864826</text:p>
          </table:table-cell>
          <table:table-cell table:formula="of:=ABS([.I6]-[.I4])" office:value-type="float" office:value="0.00932046091588745">
            <text:p>0,0093204609</text:p>
          </table:table-cell>
          <table:table-cell table:formula="of:=ABS([.J6]-[.J4])" office:value-type="float" office:value="0.026821784928698">
            <text:p>0,0268217849</text:p>
          </table:table-cell>
          <table:table-cell table:formula="of:=ABS([.K6]-[.K4])" office:value-type="float" office:value="0.0138971626777296">
            <text:p>0,0138971627</text:p>
          </table:table-cell>
          <table:table-cell table:formula="of:=ABS([.L6]-[.L4])" office:value-type="float" office:value="0.00138828993092666">
            <text:p>0,0013882899</text:p>
          </table:table-cell>
          <table:table-cell table:formula="of:=ABS([.M6]-[.M4])" office:value-type="float" office:value="0.0338645032350386">
            <text:p>0,0338645032</text:p>
          </table:table-cell>
          <table:table-cell table:formula="of:=ABS([.N6]-[.N4])" office:value-type="float" office:value="0.0106121465272511">
            <text:p>0,0106121465</text:p>
          </table:table-cell>
          <table:table-cell table:formula="of:=ABS([.O6]-[.O4])" office:value-type="float" office:value="0.036772955193575">
            <text:p>0,0367729552</text:p>
          </table:table-cell>
          <table:table-cell table:formula="of:=ABS([.P6]-[.P4])" office:value-type="float" office:value="0.00322704480642499">
            <text:p>0,0032270448</text:p>
          </table:table-cell>
          <table:table-cell table:formula="of:=ABS([.Q6]-[.Q4])" office:value-type="float" office:value="0.0270364060563645">
            <text:p>0,0270364061</text:p>
          </table:table-cell>
          <table:table-cell table:formula="of:=ABS([.R6]-[.R4])" office:value-type="float" office:value="0.0563489454227301">
            <text:p>0,0563489454</text:p>
          </table:table-cell>
          <table:table-cell table:formula="of:=ABS([.S6]-[.S4])" office:value-type="float" office:value="0.0804962869993894">
            <text:p>0,080496287</text:p>
          </table:table-cell>
          <table:table-cell table:formula="of:=ABS([.T6]-[.T4])" office:value-type="float" office:value="0.0744490810739934">
            <text:p>0,0744490811</text:p>
          </table:table-cell>
          <table:table-cell table:formula="of:=ABS([.U6]-[.U4])" office:value-type="float" office:value="0.0852295713687593">
            <text:p>0,0852295714</text:p>
          </table:table-cell>
          <table:table-cell table:formula="of:=ABS([.V6]-[.V4])" office:value-type="float" office:value="0.101913806572012">
            <text:p>0,1019138066</text:p>
          </table:table-cell>
          <table:table-cell table:formula="of:=ABS([.W6]-[.W4])" office:value-type="float" office:value="0.0630602729125457">
            <text:p>0,0630602729</text:p>
          </table:table-cell>
          <table:table-cell table:formula="of:=ABS([.X6]-[.X4])" office:value-type="float" office:value="0.0587451362333867">
            <text:p>0,0587451362</text:p>
          </table:table-cell>
          <table:table-cell table:formula="of:=ABS([.Y6]-[.Y4])" office:value-type="float" office:value="0.0354472218927121">
            <text:p>0,0354472219</text:p>
          </table:table-cell>
          <table:table-cell table:formula="of:=ABS([.Z6]-[.Z4])" office:value-type="float" office:value="0.00348958539022182">
            <text:p>0,0034895854</text:p>
          </table:table-cell>
          <table:table-cell table:formula="of:=MAX([.B7:.Z7])" office:value-type="float" office:value="0.101913806572012">
            <text:p>0,1019138066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office:value-type="string">
            <text:p>Kolmogorov krit. 25, 0.05:</text:p>
          </table:table-cell>
          <table:table-cell table:number-columns-repeated="3"/>
          <table:table-cell office:value-type="float" office:value="0.264">
            <text:p>0,26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6"/>
          <table:table-cell office:value-type="string">
            <text:p>nezamitame normalitu</text:p>
          </table:table-cell>
          <table:table-cell table:number-columns-repeated="997"/>
        </table:table-row>
        <table:table-row table:style-name="ro2">
          <table:table-cell table:number-columns-repeated="22"/>
          <table:table-cell office:value-type="string">
            <text:p>Liliefors:</text:p>
          </table:table-cell>
          <table:table-cell table:number-columns-repeated="3"/>
          <table:table-cell office:value-type="float" office:value="0.1726">
            <text:p>0,1726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>
            <text:p>nezamitneme normalitu</text:p>
          </table:table-cell>
          <table:table-cell table:number-columns-repeated="997"/>
        </table:table-row>
      </table:table>
      <table:table table:name="List3" table:style-name="ta1" table:print="false">
        <table:table-column table:style-name="co15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20" table:default-cell-style-name="Default"/>
        <table:table-column table:style-name="co12" table:number-columns-repeated="15" table:default-cell-style-name="Default"/>
        <table:table-column table:style-name="co21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2" table:number-columns-repeated="996" table:default-cell-style-name="Default"/>
        <table:table-row table:style-name="ro2">
          <table:table-cell/>
          <table:table-cell office:value-type="string">
            <text:p>sikmost spicato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4" table:formula="of:=AVERAGE([.B3:.Z3])" office:value-type="float" office:value="588.6">
            <text:p>588,60</text:p>
          </table:table-cell>
          <table:table-cell table:style-name="ce6" table:formula="of:=VAR([.B3:.Z3])" office:value-type="float" office:value="16405.0947368421">
            <text:p>16405,095</text:p>
          </table:table-cell>
          <table:table-cell table:formula="of:=SQRT([.AB3])" office:value-type="float" office:value="128.082374809503">
            <text:p>128,0823748095</text:p>
          </table:table-cell>
          <table:table-cell table:formula="of:=COUNT([.B3:.Z3])"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string">
            <text:p>sikmost</text:p>
          </table:table-cell>
          <table:table-cell table:formula="of:=SKEW([.B3:.U3])" office:value-type="float" office:value="-0.129681864174314">
            <text:p>-0,1296818642</text:p>
          </table:table-cell>
          <table:table-cell/>
          <table:table-cell office:value-type="string">
            <text:p>manual:</text:p>
          </table:table-cell>
          <table:table-cell/>
          <table:table-cell table:formula="of:=[.V8]*[.AD3]/([.AD3]-1)/([.AD3]-2)" office:value-type="float" office:value="-0.129681864174314">
            <text:p>-0,1296818642</text:p>
          </table:table-cell>
          <table:table-cell table:number-columns-repeated="1018"/>
        </table:table-row>
        <table:table-row table:style-name="ro2">
          <table:table-cell office:value-type="string">
            <text:p>spicatost</text:p>
          </table:table-cell>
          <table:table-cell table:formula="of:=KURT([.B3:.U3])" office:value-type="float" office:value="-1.13289170814322">
            <text:p>-1,1328917081</text:p>
          </table:table-cell>
          <table:table-cell table:number-columns-repeated="3"/>
          <table:table-cell table:formula="of:=([.$AD$3]+1)*[.$AD$3]/([.$AD$3]-1)/([.$AD$3]-2)/([.$AD$3]-3)*[.$V$7]-3*([.$AD$3]-1)*([.$AD$3]-1)/([.$AD$3]-2)/([.$AD$3]-3)" office:value-type="float" office:value="-1.13289170814321">
            <text:p>-1,132891708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(([.B3]-[.$AA$3])/[.$AC$3])^4" office:value-type="float" office:value="7.8806381199262">
            <text:p>7,8806381199</text:p>
          </table:table-cell>
          <table:table-cell table:formula="of:=(([.C3]-[.$AA$3])/[.$AC$3])^4" office:value-type="float" office:value="4.90381524889583">
            <text:p>4,9038152489</text:p>
          </table:table-cell>
          <table:table-cell table:formula="of:=(([.D3]-[.$AA$3])/[.$AC$3])^4" office:value-type="float" office:value="3.61414282810294">
            <text:p>3,6141428281</text:p>
          </table:table-cell>
          <table:table-cell table:formula="of:=(([.E3]-[.$AA$3])/[.$AC$3])^4" office:value-type="float" office:value="1.21961499166088">
            <text:p>1,2196149917</text:p>
          </table:table-cell>
          <table:table-cell table:formula="of:=(([.F3]-[.$AA$3])/[.$AC$3])^4" office:value-type="float" office:value="0.954503086998707">
            <text:p>0,954503087</text:p>
          </table:table-cell>
          <table:table-cell table:formula="of:=(([.G3]-[.$AA$3])/[.$AC$3])^4" office:value-type="float" office:value="0.285197628248721">
            <text:p>0,2851976282</text:p>
          </table:table-cell>
          <table:table-cell table:formula="of:=(([.H3]-[.$AA$3])/[.$AC$3])^4" office:value-type="float" office:value="0.0409008607999286">
            <text:p>0,0409008608</text:p>
          </table:table-cell>
          <table:table-cell table:formula="of:=(([.I3]-[.$AA$3])/[.$AC$3])^4" office:value-type="float" office:value="0.0160657825771228">
            <text:p>0,0160657826</text:p>
          </table:table-cell>
          <table:table-cell table:formula="of:=(([.J3]-[.$AA$3])/[.$AC$3])^4" office:value-type="float" office:value="0.00419674821950059">
            <text:p>0,0041967482</text:p>
          </table:table-cell>
          <table:table-cell table:formula="of:=(([.K3]-[.$AA$3])/[.$AC$3])^4" office:value-type="float" office:value="0.0000000243513164913473">
            <text:p>2,43513164913473E-008</text:p>
          </table:table-cell>
          <table:table-cell table:formula="of:=(([.L3]-[.$AA$3])/[.$AC$3])^4" office:value-type="float" office:value="0.000935480174331543">
            <text:p>0,0009354802</text:p>
          </table:table-cell>
          <table:table-cell table:formula="of:=(([.M3]-[.$AA$3])/[.$AC$3])^4" office:value-type="float" office:value="0.0131826108715644">
            <text:p>0,0131826109</text:p>
          </table:table-cell>
          <table:table-cell table:formula="of:=(([.N3]-[.$AA$3])/[.$AC$3])^4" office:value-type="float" office:value="0.0280135186833882">
            <text:p>0,0280135187</text:p>
          </table:table-cell>
          <table:table-cell table:formula="of:=(([.O3]-[.$AA$3])/[.$AC$3])^4" office:value-type="float" office:value="0.052809979529077">
            <text:p>0,0528099795</text:p>
          </table:table-cell>
          <table:table-cell table:formula="of:=(([.P3]-[.$AA$3])/[.$AC$3])^4" office:value-type="float" office:value="0.348355689727005">
            <text:p>0,3483556897</text:p>
          </table:table-cell>
          <table:table-cell table:formula="of:=(([.Q3]-[.$AA$3])/[.$AC$3])^4" office:value-type="float" office:value="0.834004100310261">
            <text:p>0,8340041003</text:p>
          </table:table-cell>
          <table:table-cell table:formula="of:=(([.R3]-[.$AA$3])/[.$AC$3])^4" office:value-type="float" office:value="1.61551608891452">
            <text:p>1,6155160889</text:p>
          </table:table-cell>
          <table:table-cell table:formula="of:=(([.S3]-[.$AA$3])/[.$AC$3])^4" office:value-type="float" office:value="2.22325618650857">
            <text:p>2,2232561865</text:p>
          </table:table-cell>
          <table:table-cell table:formula="of:=(([.T3]-[.$AA$3])/[.$AC$3])^4" office:value-type="float" office:value="3.28240042757633">
            <text:p>3,2824004276</text:p>
          </table:table-cell>
          <table:table-cell table:formula="of:=(([.U3]-[.$AA$3])/[.$AC$3])^4" office:value-type="float" office:value="5.99284966662702">
            <text:p>5,9928496666</text:p>
          </table:table-cell>
          <table:table-cell table:formula="of:=SUM([.B7:.U7])" office:value-type="float" office:value="33.3103990687032">
            <text:p>33,3103990687</text:p>
          </table:table-cell>
          <table:table-cell table:number-columns-repeated="1002"/>
        </table:table-row>
        <table:table-row table:style-name="ro2">
          <table:table-cell/>
          <table:table-cell table:formula="of:=(([.B3]-[.$AA$3])/[.$AC$3])^3" office:value-type="float" office:value="-4.70349881367404">
            <text:p>-4,7034988137</text:p>
          </table:table-cell>
          <table:table-cell table:formula="of:=(([.C3]-[.$AA$3])/[.$AC$3])^3" office:value-type="float" office:value="-3.29534261650385">
            <text:p>-3,2953426165</text:p>
          </table:table-cell>
          <table:table-cell table:formula="of:=(([.D3]-[.$AA$3])/[.$AC$3])^3" office:value-type="float" office:value="-2.62122308224326">
            <text:p>-2,6212230822</text:p>
          </table:table-cell>
          <table:table-cell table:formula="of:=(([.E3]-[.$AA$3])/[.$AC$3])^3" office:value-type="float" office:value="-1.16055857715601">
            <text:p>-1,1605585772</text:p>
          </table:table-cell>
          <table:table-cell table:formula="of:=(([.F3]-[.$AA$3])/[.$AC$3])^3" office:value-type="float" office:value="-0.965679479824616">
            <text:p>-0,9656794798</text:p>
          </table:table-cell>
          <table:table-cell table:formula="of:=(([.G3]-[.$AA$3])/[.$AC$3])^3" office:value-type="float" office:value="-0.390264845257842">
            <text:p>-0,3902648453</text:p>
          </table:table-cell>
          <table:table-cell table:formula="of:=(([.H3]-[.$AA$3])/[.$AC$3])^3" office:value-type="float" office:value="-0.090949294843885">
            <text:p>-0,0909492948</text:p>
          </table:table-cell>
          <table:table-cell table:formula="of:=(([.I3]-[.$AA$3])/[.$AC$3])^3" office:value-type="float" office:value="-0.0451259558256805">
            <text:p>-0,0451259558</text:p>
          </table:table-cell>
          <table:table-cell table:formula="of:=(([.J3]-[.$AA$3])/[.$AC$3])^3" office:value-type="float" office:value="-0.0164886343077052">
            <text:p>-0,0164886343</text:p>
          </table:table-cell>
          <table:table-cell table:formula="of:=(([.K3]-[.$AA$3])/[.$AC$3])^3" office:value-type="float" office:value="-0.00000194935902871847">
            <text:p>-1,94935902871847E-006</text:p>
          </table:table-cell>
          <table:table-cell table:formula="of:=(([.L3]-[.$AA$3])/[.$AC$3])^3" office:value-type="float" office:value="0.00534904117480323">
            <text:p>0,0053490412</text:p>
          </table:table-cell>
          <table:table-cell table:formula="of:=(([.M3]-[.$AA$3])/[.$AC$3])^3" office:value-type="float" office:value="0.0389046107516023">
            <text:p>0,0389046108</text:p>
          </table:table-cell>
          <table:table-cell table:formula="of:=(([.N3]-[.$AA$3])/[.$AC$3])^3" office:value-type="float" office:value="0.0684740076286021">
            <text:p>0,0684740076</text:p>
          </table:table-cell>
          <table:table-cell table:formula="of:=(([.O3]-[.$AA$3])/[.$AC$3])^3" office:value-type="float" office:value="0.110163315826147">
            <text:p>0,1101633158</text:p>
          </table:table-cell>
          <table:table-cell table:formula="of:=(([.P3]-[.$AA$3])/[.$AC$3])^3" office:value-type="float" office:value="0.453437235961761">
            <text:p>0,453437236</text:p>
          </table:table-cell>
          <table:table-cell table:formula="of:=(([.Q3]-[.$AA$3])/[.$AC$3])^3" office:value-type="float" office:value="0.872722432750012">
            <text:p>0,8727224328</text:p>
          </table:table-cell>
          <table:table-cell table:formula="of:=(([.R3]-[.$AA$3])/[.$AC$3])^3" office:value-type="float" office:value="1.43295801392751">
            <text:p>1,4329580139</text:p>
          </table:table-cell>
          <table:table-cell table:formula="of:=(([.S3]-[.$AA$3])/[.$AC$3])^3" office:value-type="float" office:value="1.82071567888707">
            <text:p>1,8207156789</text:p>
          </table:table-cell>
          <table:table-cell table:formula="of:=(([.T3]-[.$AA$3])/[.$AC$3])^3" office:value-type="float" office:value="2.43861741206326">
            <text:p>2,4386174121</text:p>
          </table:table-cell>
          <table:table-cell table:formula="of:=(([.U3]-[.$AA$3])/[.$AC$3])^3" office:value-type="float" office:value="3.83023162264436">
            <text:p>3,8302316226</text:p>
          </table:table-cell>
          <table:table-cell table:formula="of:=SUM([.B8:.U8])" office:value-type="float" office:value="-2.21755987738078">
            <text:p>-2,2175598774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formula="of:=[.$V$7]/[.$AB$3]/[.$AB$3]/([.$AD$3]-1)/([.$AD$3]-1)-3" office:value-type="float" office:value="-2.99999999965714">
            <text:p>-2,999999999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([.$AD$3]+1)*[.$AD$3]/([.$AD$3]-1)/([.$AD$3]-2)/([.$AD$3]-3)*[.$V$7]/[.$AB$3]/[.$AB$3]-3*([.$AD$3]-1)*([.$AD$3]-1)/([.$AD$3]-2)/([.$AD$3]-3)" office:value-type="float" office:value="-3.53921567733329">
            <text:p>-3,5392156773</text:p>
          </table:table-cell>
          <table:table-cell table:number-columns-repeated="1018"/>
        </table:table-row>
      </table:table>
      <table:table table:name="anova" table:style-name="ta1" table:print="false"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0" table:number-columns-repeated="16" table:default-cell-style-name="Default"/>
        <table:table-column table:style-name="co31" table:number-columns-repeated="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number-columns-repeated="991" table:default-cell-style-name="Default"/>
        <table:table-row table:style-name="ro2">
          <table:table-cell table:number-columns-repeated="2"/>
          <table:table-cell table:style-name="ce5" table:number-columns-repeated="24"/>
          <table:table-cell table:style-name="ce4"/>
          <table:table-cell table:style-name="ce6"/>
          <table:table-cell table:number-columns-repeated="996"/>
        </table:table-row>
        <table:table-row table:style-name="ro2">
          <table:table-cell table:number-columns-repeated="26"/>
          <table:table-cell table:style-name="ce4"/>
          <table:table-cell table:style-name="ce6"/>
          <table:table-cell table:number-columns-repeated="996"/>
        </table:table-row>
        <table:table-row table:style-name="ro2">
          <table:table-cell table:number-columns-repeated="26"/>
          <table:table-cell table:style-name="ce4"/>
          <table:table-cell table:style-name="ce6"/>
          <table:table-cell table:number-columns-repeated="996"/>
        </table:table-row>
        <table:table-row table:style-name="ro2">
          <table:table-cell table:number-columns-repeated="26"/>
          <table:table-cell table:style-name="ce4"/>
          <table:table-cell table:style-name="ce6"/>
          <table:table-cell table:number-columns-repeated="996"/>
        </table:table-row>
        <table:table-row table:style-name="ro2">
          <table:table-cell table:number-columns-repeated="26"/>
          <table:table-cell table:style-name="ce4"/>
          <table:table-cell table:style-name="ce6"/>
          <table:table-cell table:number-columns-repeated="996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7"/>
          <table:table-cell table:style-name="ce9"/>
          <table:table-cell/>
          <table:table-cell table:style-name="ce9" table:number-columns-repeated="3"/>
          <table:table-cell table:number-columns-repeated="992"/>
        </table:table-row>
        <table:table-row table:style-name="ro2">
          <table:table-cell table:number-columns-repeated="27"/>
          <table:table-cell table:style-name="ce9" table:number-columns-repeated="2"/>
          <table:table-cell table:style-name="ce9"/>
          <table:table-cell table:number-columns-repeated="994"/>
        </table:table-row>
        <table:table-row table:style-name="ro2">
          <table:table-cell table:number-columns-repeated="27"/>
          <table:table-cell table:style-name="ce9" table:number-columns-repeated="2"/>
          <table:table-cell table:number-columns-repeated="995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ANOVA</text:p>
          </table:table-cell>
          <table:table-cell table:number-columns-repeated="26"/>
          <table:table-cell table:formula="of:=[.B1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.286">
            <text:p>1.286</text:p>
          </table:table-cell>
          <table:table-cell table:style-name="ce2" office:value-type="float" office:value="1.918">
            <text:p>1.918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2.126">
            <text:p>2.126</text:p>
          </table:table-cell>
          <table:table-cell table:style-name="ce2" office:value-type="float" office:value="2.257">
            <text:p>2.257</text:p>
          </table:table-cell>
          <table:table-cell table:style-name="ce2" office:value-type="float" office:value="2.071">
            <text:p>2.071</text:p>
          </table:table-cell>
          <table:table-cell table:style-name="ce2" office:value-type="float" office:value="2.212">
            <text:p>2.212</text:p>
          </table:table-cell>
          <table:table-cell table:style-name="ce2" office:value-type="float" office:value="1.943">
            <text:p>1.943</text:p>
          </table:table-cell>
          <table:table-cell table:style-name="ce2" office:value-type="float" office:value="2.561">
            <text:p>2.561</text:p>
          </table:table-cell>
          <table:table-cell table:style-name="ce2" office:value-type="float" office:value="2.004">
            <text:p>2.004</text:p>
          </table:table-cell>
          <table:table-cell table:style-name="ce2" office:value-type="float" office:value="2.43">
            <text:p>2.43</text:p>
          </table:table-cell>
          <table:table-cell table:style-name="ce2" office:value-type="float" office:value="1.744">
            <text:p>1.744</text:p>
          </table:table-cell>
          <table:table-cell table:style-name="ce2" office:value-type="float" office:value="2.092">
            <text:p>2.092</text:p>
          </table:table-cell>
          <table:table-cell table:style-name="ce2" office:value-type="float" office:value="2.244">
            <text:p>2.244</text:p>
          </table:table-cell>
          <table:table-cell table:style-name="ce2" office:value-type="float" office:value="1.427">
            <text:p>1.427</text:p>
          </table:table-cell>
          <table:table-cell table:style-name="ce2" office:value-type="float" office:value="1.269">
            <text:p>1.269</text:p>
          </table:table-cell>
          <table:table-cell table:style-name="ce2" office:value-type="float" office:value="2.163">
            <text:p>2.163</text:p>
          </table:table-cell>
          <table:table-cell table:style-name="ce2" office:value-type="float" office:value="1.853">
            <text:p>1.853</text:p>
          </table:table-cell>
          <table:table-cell table:style-name="ce2" office:value-type="float" office:value="1.852">
            <text:p>1.852</text:p>
          </table:table-cell>
          <table:table-cell table:style-name="ce2" office:value-type="float" office:value="1.813">
            <text:p>1.813</text:p>
          </table:table-cell>
          <table:table-cell table:style-name="ce2" office:value-type="float" office:value="1.921">
            <text:p>1.921</text:p>
          </table:table-cell>
          <table:table-cell table:style-name="ce2" office:value-type="float" office:value="3.046">
            <text:p>3.046</text:p>
          </table:table-cell>
          <table:table-cell table:style-name="ce2" office:value-type="float" office:value="1.126">
            <text:p>1.126</text:p>
          </table:table-cell>
          <table:table-cell table:style-name="ce2" office:value-type="float" office:value="2.157">
            <text:p>2.157</text:p>
          </table:table-cell>
          <table:table-cell table:style-name="ce2" office:value-type="float" office:value="1.678">
            <text:p>1.678</text:p>
          </table:table-cell>
          <table:table-cell table:style-name="ce2" office:value-type="float" office:value="2.022">
            <text:p>2.022</text:p>
          </table:table-cell>
          <table:table-cell table:style-name="ce2" office:value-type="float" office:value="1.831">
            <text:p>1.831</text:p>
          </table:table-cell>
          <table:table-cell table:style-name="ce2" office:value-type="float" office:value="1.959">
            <text:p>1.959</text:p>
          </table:table-cell>
          <table:table-cell table:style-name="ce2" office:value-type="float" office:value="1.782">
            <text:p>1.782</text:p>
          </table:table-cell>
          <table:table-cell table:style-name="ce2" office:value-type="float" office:value="2.214">
            <text:p>2.214</text:p>
          </table:table-cell>
          <table:table-cell table:style-name="ce2" office:value-type="float" office:value="2.067">
            <text:p>2.067</text:p>
          </table:table-cell>
          <table:table-cell table:style-name="ce2" office:value-type="float" office:value="1.513">
            <text:p>1.513</text:p>
          </table:table-cell>
          <table:table-cell table:style-name="ce2" office:value-type="float" office:value="1.816">
            <text:p>1.816</text:p>
          </table:table-cell>
          <table:table-cell table:style-name="ce2" office:value-type="float" office:value="1.929">
            <text:p>1.929</text:p>
          </table:table-cell>
          <table:table-cell table:style-name="ce2" office:value-type="float" office:value="2.638">
            <text:p>2.638</text:p>
          </table:table-cell>
          <table:table-cell table:style-name="ce2" office:value-type="float" office:value="2.092">
            <text:p>2.092</text:p>
          </table:table-cell>
          <table:table-cell table:style-name="ce2" office:value-type="float" office:value="2.157">
            <text:p>2.157</text:p>
          </table:table-cell>
          <table:table-cell table:style-name="ce2" office:value-type="float" office:value="1.78">
            <text:p>1.78</text:p>
          </table:table-cell>
          <table:table-cell table:style-name="ce2" office:value-type="float" office:value="2.431">
            <text:p>2.431</text:p>
          </table:table-cell>
          <table:table-cell table:style-name="ce2" office:value-type="float" office:value="1.962">
            <text:p>1.962</text:p>
          </table:table-cell>
          <table:table-cell table:style-name="ce2" office:value-type="float" office:value="1.711">
            <text:p>1.711</text:p>
          </table:table-cell>
          <table:table-cell table:style-name="ce2" office:value-type="float" office:value="2.783">
            <text:p>2.783</text:p>
          </table:table-cell>
          <table:table-cell table:style-name="ce2" office:value-type="float" office:value="2.27">
            <text:p>2.27</text:p>
          </table:table-cell>
          <table:table-cell table:style-name="ce2" office:value-type="float" office:value="1.618">
            <text:p>1.618</text:p>
          </table:table-cell>
          <table:table-cell table:style-name="ce2" office:value-type="float" office:value="1.675">
            <text:p>1.675</text:p>
          </table:table-cell>
          <table:table-cell table:style-name="ce2" office:value-type="float" office:value="2.136">
            <text:p>2.136</text:p>
          </table:table-cell>
          <table:table-cell table:style-name="ce2" office:value-type="float" office:value="2.484">
            <text:p>2.484</text:p>
          </table:table-cell>
          <table:table-cell table:style-name="ce2" office:value-type="float" office:value="2.722">
            <text:p>2.722</text:p>
          </table:table-cell>
          <table:table-cell table:style-name="ce2" office:value-type="float" office:value="1.699">
            <text:p>1.699</text:p>
          </table:table-cell>
          <table:table-cell table:style-name="ce2" office:value-type="float" office:value="2.054">
            <text:p>2.054</text:p>
          </table:table-cell>
          <table:table-cell table:style-name="ce2" office:value-type="float" office:value="1.654">
            <text:p>1.654</text:p>
          </table:table-cell>
          <table:table-cell table:style-name="ce2"/>
          <table:table-cell table:style-name="ce2" office:value-type="float" office:value="2.25">
            <text:p>2.25</text:p>
          </table:table-cell>
          <table:table-cell table:style-name="ce2" office:value-type="float" office:value="1.719">
            <text:p>1.719</text:p>
          </table:table-cell>
          <table:table-cell table:style-name="ce2" office:value-type="float" office:value="2.268">
            <text:p>2.268</text:p>
          </table:table-cell>
          <table:table-cell table:style-name="ce2" office:value-type="float" office:value="2.088">
            <text:p>2.088</text:p>
          </table:table-cell>
          <table:table-cell table:style-name="ce2" office:value-type="float" office:value="1.677">
            <text:p>1.677</text:p>
          </table:table-cell>
          <table:table-cell table:style-name="ce2" office:value-type="float" office:value="1.322">
            <text:p>1.322</text:p>
          </table:table-cell>
          <table:table-cell table:style-name="ce2" office:value-type="float" office:value="2.667">
            <text:p>2.667</text:p>
          </table:table-cell>
          <table:table-cell table:style-name="ce2" office:value-type="float" office:value="1.556">
            <text:p>1.556</text:p>
          </table:table-cell>
          <table:table-cell table:style-name="ce2" office:value-type="float" office:value="2.786">
            <text:p>2.786</text:p>
          </table:table-cell>
          <table:table-cell table:style-name="ce2" office:value-type="float" office:value="2.071">
            <text:p>2.071</text:p>
          </table:table-cell>
          <table:table-cell table:style-name="ce2" office:value-type="float" office:value="1.306">
            <text:p>1.306</text:p>
          </table:table-cell>
          <table:table-cell table:style-name="ce2" office:value-type="float" office:value="1.619">
            <text:p>1.619</text:p>
          </table:table-cell>
          <table:table-cell table:style-name="ce2" office:value-type="float" office:value="1.226">
            <text:p>1.226</text:p>
          </table:table-cell>
          <table:table-cell table:style-name="ce2" office:value-type="float" office:value="1.489">
            <text:p>1.489</text:p>
          </table:table-cell>
          <table:table-cell table:style-name="ce2" office:value-type="float" office:value="1.233">
            <text:p>1.233</text:p>
          </table:table-cell>
          <table:table-cell table:style-name="ce2" office:value-type="float" office:value="1.758">
            <text:p>1.758</text:p>
          </table:table-cell>
          <table:table-cell table:style-name="ce2" office:value-type="float" office:value="2.441">
            <text:p>2.441</text:p>
          </table:table-cell>
          <table:table-cell table:style-name="ce2" table:number-columns-repeated="41"/>
          <table:table-cell table:number-columns-repeated="2"/>
          <table:table-cell table:style-name="ce2" table:number-columns-repeated="912"/>
        </table:table-row>
        <table:table-row table:style-name="ro2">
          <table:table-cell table:style-name="ce2" office:value-type="float" office:value="2.2507">
            <text:p>2.2507</text:p>
          </table:table-cell>
          <table:table-cell table:style-name="ce2" office:value-type="float" office:value="1.801">
            <text:p>1.801</text:p>
          </table:table-cell>
          <table:table-cell table:style-name="ce2" office:value-type="float" office:value="1.4752">
            <text:p>1.4752</text:p>
          </table:table-cell>
          <table:table-cell table:style-name="ce2" office:value-type="float" office:value="2.8191">
            <text:p>2.8191</text:p>
          </table:table-cell>
          <table:table-cell table:style-name="ce2" office:value-type="float" office:value="1.9323">
            <text:p>1.9323</text:p>
          </table:table-cell>
          <table:table-cell table:style-name="ce2" office:value-type="float" office:value="1.6276">
            <text:p>1.6276</text:p>
          </table:table-cell>
          <table:table-cell table:style-name="ce2" office:value-type="float" office:value="1.7975">
            <text:p>1.7975</text:p>
          </table:table-cell>
          <table:table-cell table:style-name="ce2" office:value-type="float" office:value="1.8126">
            <text:p>1.8126</text:p>
          </table:table-cell>
          <table:table-cell table:style-name="ce2" office:value-type="float" office:value="2.0359">
            <text:p>2.0359</text:p>
          </table:table-cell>
          <table:table-cell table:style-name="ce2" office:value-type="float" office:value="1.8552">
            <text:p>1.8552</text:p>
          </table:table-cell>
          <table:table-cell table:style-name="ce2" office:value-type="float" office:value="2.3863">
            <text:p>2.3863</text:p>
          </table:table-cell>
          <table:table-cell table:style-name="ce2" office:value-type="float" office:value="2.4303">
            <text:p>2.4303</text:p>
          </table:table-cell>
          <table:table-cell table:style-name="ce2" office:value-type="float" office:value="1.5213">
            <text:p>1.5213</text:p>
          </table:table-cell>
          <table:table-cell table:style-name="ce2" office:value-type="float" office:value="1.8589">
            <text:p>1.8589</text:p>
          </table:table-cell>
          <table:table-cell table:style-name="ce2" office:value-type="float" office:value="2.0749">
            <text:p>2.0749</text:p>
          </table:table-cell>
          <table:table-cell table:style-name="ce2" office:value-type="float" office:value="1.9728">
            <text:p>1.9728</text:p>
          </table:table-cell>
          <table:table-cell table:style-name="ce2" office:value-type="float" office:value="2.2391">
            <text:p>2.2391</text:p>
          </table:table-cell>
          <table:table-cell table:style-name="ce2" office:value-type="float" office:value="1.9006">
            <text:p>1.9006</text:p>
          </table:table-cell>
          <table:table-cell table:style-name="ce2" office:value-type="float" office:value="2.3337">
            <text:p>2.3337</text:p>
          </table:table-cell>
          <table:table-cell table:style-name="ce2"/>
          <table:table-cell/>
          <table:table-cell table:style-name="ce2" table:number-columns-repeated="89"/>
          <table:table-cell table:number-columns-repeated="2"/>
          <table:table-cell table:style-name="ce2" table:number-columns-repeated="912"/>
        </table:table-row>
        <table:table-row table:style-name="ro2">
          <table:table-cell table:style-name="ce2" office:value-type="float" office:value="1.857">
            <text:p>1.857</text:p>
          </table:table-cell>
          <table:table-cell table:style-name="ce2" office:value-type="float" office:value="1.287">
            <text:p>1.287</text:p>
          </table:table-cell>
          <table:table-cell table:style-name="ce2" office:value-type="float" office:value="2.481">
            <text:p>2.481</text:p>
          </table:table-cell>
          <table:table-cell table:style-name="ce2" office:value-type="float" office:value="2.253">
            <text:p>2.253</text:p>
          </table:table-cell>
          <table:table-cell table:style-name="ce2" office:value-type="float" office:value="2.249">
            <text:p>2.249</text:p>
          </table:table-cell>
          <table:table-cell table:style-name="ce2" office:value-type="float" office:value="2.246">
            <text:p>2.246</text:p>
          </table:table-cell>
          <table:table-cell table:style-name="ce2" office:value-type="float" office:value="1.663">
            <text:p>1.663</text:p>
          </table:table-cell>
          <table:table-cell table:style-name="ce2" office:value-type="float" office:value="2.292">
            <text:p>2.292</text:p>
          </table:table-cell>
          <table:table-cell table:style-name="ce2" office:value-type="float" office:value="2.182">
            <text:p>2.182</text:p>
          </table:table-cell>
          <table:table-cell table:style-name="ce2" office:value-type="float" office:value="2.586">
            <text:p>2.586</text:p>
          </table:table-cell>
          <table:table-cell table:style-name="ce2" office:value-type="float" office:value="2.128">
            <text:p>2.128</text:p>
          </table:table-cell>
          <table:table-cell table:style-name="ce2" office:value-type="float" office:value="1.151">
            <text:p>1.151</text:p>
          </table:table-cell>
          <table:table-cell table:style-name="ce2" office:value-type="float" office:value="1.657">
            <text:p>1.657</text:p>
          </table:table-cell>
          <table:table-cell table:style-name="ce2" office:value-type="float" office:value="1.645">
            <text:p>1.645</text:p>
          </table:table-cell>
          <table:table-cell table:style-name="ce2" office:value-type="float" office:value="1.954">
            <text:p>1.954</text:p>
          </table:table-cell>
          <table:table-cell table:style-name="ce2" table:number-columns-repeated="95"/>
          <table:table-cell table:number-columns-repeated="2"/>
          <table:table-cell table:style-name="ce2" table:number-columns-repeated="912"/>
        </table:table-row>
        <table:table-row table:style-name="ro2">
          <table:table-cell table:style-name="ce2" office:value-type="float" office:value="1.904">
            <text:p>1.904</text:p>
          </table:table-cell>
          <table:table-cell table:style-name="ce2" office:value-type="float" office:value="2.999">
            <text:p>2.999</text:p>
          </table:table-cell>
          <table:table-cell table:style-name="ce2" office:value-type="float" office:value="1.895">
            <text:p>1.895</text:p>
          </table:table-cell>
          <table:table-cell table:style-name="ce2" office:value-type="float" office:value="1.808">
            <text:p>1.808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951">
            <text:p>1.951</text:p>
          </table:table-cell>
          <table:table-cell table:style-name="ce2" office:value-type="float" office:value="3.17">
            <text:p>3.17</text:p>
          </table:table-cell>
          <table:table-cell table:style-name="ce2" office:value-type="float" office:value="2.767">
            <text:p>2.767</text:p>
          </table:table-cell>
          <table:table-cell table:style-name="ce2" office:value-type="float" office:value="2.547">
            <text:p>2.547</text:p>
          </table:table-cell>
          <table:table-cell table:style-name="ce2" office:value-type="float" office:value="3.021">
            <text:p>3.021</text:p>
          </table:table-cell>
          <table:table-cell table:style-name="ce2" office:value-type="float" office:value="2.536">
            <text:p>2.536</text:p>
          </table:table-cell>
          <table:table-cell table:style-name="ce2" office:value-type="float" office:value="2.867">
            <text:p>2.867</text:p>
          </table:table-cell>
          <table:table-cell table:style-name="ce2" office:value-type="float" office:value="1.542">
            <text:p>1.542</text:p>
          </table:table-cell>
          <table:table-cell table:style-name="ce2" office:value-type="float" office:value="2.519">
            <text:p>2.519</text:p>
          </table:table-cell>
          <table:table-cell table:style-name="ce2" office:value-type="float" office:value="3.489">
            <text:p>3.489</text:p>
          </table:table-cell>
          <table:table-cell table:style-name="ce2" table:number-columns-repeated="1009"/>
        </table:table-row>
        <table:table-row table:style-name="ro2">
          <table:table-cell table:number-columns-repeated="26"/>
          <table:table-cell table:style-name="ce9" table:number-columns-repeated="2"/>
          <table:table-cell table:number-columns-repeated="996"/>
        </table:table-row>
        <table:table-row table:style-name="ro1">
          <table:table-cell table:style-name="ce4" office:value-type="string">
            <text:p>stř. Hod.</text:p>
          </table:table-cell>
          <table:table-cell table:style-name="ce6" office:value-type="string">
            <text:p>rozptyl</text:p>
          </table:table-cell>
          <table:table-cell office:value-type="string">
            <text:p>odchylka</text:p>
          </table:table-cell>
          <table:table-cell office:value-type="string">
            <text:p>n</text:p>
          </table:table-cell>
          <table:table-cell office:value-type="string">
            <text:p>AX_i^2*n_i</text:p>
          </table:table-cell>
          <table:table-cell office:value-type="string">
            <text:p>SS_i *(n_i-1)</text:p>
          </table:table-cell>
          <table:table-cell table:number-columns-repeated="20"/>
          <table:table-cell table:style-name="ce9" table:number-columns-repeated="2"/>
          <table:table-cell table:number-columns-repeated="996"/>
        </table:table-row>
        <table:table-row table:style-name="ro2">
          <table:table-cell table:formula="of:=AVERAGE([.A18:.BR18])" office:value-type="float" office:value="1.97086764705882">
            <text:p>1,9708676471</text:p>
          </table:table-cell>
          <table:table-cell table:style-name="ce8" table:formula="of:=VAR([.A18:.BR18])" office:value-type="float" office:value="0.175784653863038">
            <text:p>0,1757846539</text:p>
          </table:table-cell>
          <table:table-cell table:formula="of:=SQRT([.B24])" office:value-type="float" office:value="0.4192668051051">
            <text:p>0,4192668051</text:p>
          </table:table-cell>
          <table:table-cell table:formula="of:=COUNT([.A18:.BR18])" office:value-type="float" office:value="68">
            <text:p>68</text:p>
          </table:table-cell>
          <table:table-cell table:formula="of:=[.A24]^2*[.D24]" office:value-type="float" office:value="264.133711191176">
            <text:p>264,1337111912</text:p>
          </table:table-cell>
          <table:table-cell table:formula="of:=[.B24]*([.D24]-1)" office:value-type="float" office:value="11.7775718088235">
            <text:p>11,7775718088</text:p>
          </table:table-cell>
          <table:table-cell table:number-columns-repeated="20"/>
          <table:table-cell table:style-name="ce9" table:number-columns-repeated="2"/>
          <table:table-cell table:number-columns-repeated="996"/>
        </table:table-row>
        <table:table-row table:style-name="ro2">
          <table:table-cell table:formula="of:=AVERAGE([.A19:.BR19])" office:value-type="float" office:value="2.00657894736842">
            <text:p>2,0065789474</text:p>
          </table:table-cell>
          <table:table-cell table:style-name="ce8" table:formula="of:=VAR([.A19:.BR19])" office:value-type="float" office:value="0.114323237309942">
            <text:p>0,1143232373</text:p>
          </table:table-cell>
          <table:table-cell table:formula="of:=SQRT([.B25])" office:value-type="float" office:value="0.338117194638104">
            <text:p>0,3381171946</text:p>
          </table:table-cell>
          <table:table-cell table:formula="of:=COUNT([.A19:.BR19])" office:value-type="float" office:value="19">
            <text:p>19</text:p>
          </table:table-cell>
          <table:table-cell table:formula="of:=[.A25]^2*[.D25]" office:value-type="float" office:value="76.500822368421">
            <text:p>76,5008223684</text:p>
          </table:table-cell>
          <table:table-cell table:formula="of:=[.B25]*([.D25]-1)" office:value-type="float" office:value="2.05781827157895">
            <text:p>2,0578182716</text:p>
          </table:table-cell>
          <table:table-cell table:number-columns-repeated="20"/>
          <table:table-cell table:style-name="ce9" table:number-columns-repeated="2"/>
          <table:table-cell table:number-columns-repeated="996"/>
        </table:table-row>
        <table:table-row table:style-name="ro2">
          <table:table-cell table:formula="of:=AVERAGE([.A20:.BR20])" office:value-type="float" office:value="1.9754">
            <text:p>1,9754</text:p>
          </table:table-cell>
          <table:table-cell table:style-name="ce8" table:formula="of:=VAR([.A20:.BR20])" office:value-type="float" office:value="0.178282542857143">
            <text:p>0,1782825429</text:p>
          </table:table-cell>
          <table:table-cell table:formula="of:=SQRT([.B26])" office:value-type="float" office:value="0.422235174822211">
            <text:p>0,4222351748</text:p>
          </table:table-cell>
          <table:table-cell table:formula="of:=COUNT([.A20:.BR20])" office:value-type="float" office:value="15">
            <text:p>15</text:p>
          </table:table-cell>
          <table:table-cell table:formula="of:=[.A26]^2*[.D26]" office:value-type="float" office:value="58.5330774">
            <text:p>58,5330774</text:p>
          </table:table-cell>
          <table:table-cell table:formula="of:=[.B26]*([.D26]-1)" office:value-type="float" office:value="2.4959556">
            <text:p>2,4959556</text:p>
          </table:table-cell>
          <table:table-cell table:number-columns-repeated="20"/>
          <table:table-cell table:style-name="ce9" table:number-columns-repeated="2"/>
          <table:table-cell table:number-columns-repeated="996"/>
        </table:table-row>
        <table:table-row table:style-name="ro2">
          <table:table-cell table:formula="of:=AVERAGE([.A21:.BR21])" office:value-type="float" office:value="2.441">
            <text:p>2,441</text:p>
          </table:table-cell>
          <table:table-cell table:style-name="ce8" table:formula="of:=VAR([.A21:.BR21])" office:value-type="float" office:value="0.381025857142857">
            <text:p>0,3810258571</text:p>
          </table:table-cell>
          <table:table-cell table:formula="of:=SQRT([.B27])" office:value-type="float" office:value="0.617272919495791">
            <text:p>0,6172729195</text:p>
          </table:table-cell>
          <table:table-cell table:formula="of:=COUNT([.A21:.BR21])" office:value-type="float" office:value="15">
            <text:p>15</text:p>
          </table:table-cell>
          <table:table-cell table:formula="of:=[.A27]^2*[.D27]" office:value-type="float" office:value="89.3772150000001">
            <text:p>89,377215</text:p>
          </table:table-cell>
          <table:table-cell table:formula="of:=[.B27]*([.D27]-1)" office:value-type="float" office:value="5.334362">
            <text:p>5,334362</text:p>
          </table:table-cell>
          <table:table-cell table:number-columns-repeated="20"/>
          <table:table-cell table:style-name="ce9" table:number-columns-repeated="2"/>
          <table:table-cell table:number-columns-repeated="996"/>
        </table:table-row>
        <table:table-row table:style-name="ro2">
          <table:table-cell table:number-columns-repeated="3"/>
          <table:table-cell table:formula="of:=SUM([.D24:.D27])" office:value-type="float" office:value="117">
            <text:p>117</text:p>
          </table:table-cell>
          <table:table-cell table:formula="of:=SUM([.E24:.E27])" office:value-type="float" office:value="488.544825959597">
            <text:p>488,5448259596</text:p>
          </table:table-cell>
          <table:table-cell table:formula="of:=SUM([.F24:.F27])" office:value-type="float" office:value="21.6657076804025">
            <text:p>21,6657076804</text:p>
          </table:table-cell>
          <table:table-cell table:formula="of:=SUM([.G24:.G27])/[.D28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skupiny</text:p>
          </table:table-cell>
          <table:table-cell table:style-name="ce9" table:formula="of:=[.E28]-[.D28]*[.G28]^2" office:value-type="float" office:value="488.544825959597">
            <text:p>488,5448259596</text:p>
          </table:table-cell>
          <table:table-cell office:value-type="float" office:value="3">
            <text:p>3</text:p>
          </table:table-cell>
          <table:table-cell table:style-name="ce9" table:formula="of:=[.B31]/[.C31]" office:value-type="float" office:value="162.848275319866">
            <text:p>162,8482753199</text:p>
          </table:table-cell>
          <table:table-cell table:style-name="ce9" table:formula="of:=[.D31]/[.D32]" office:value-type="float" office:value="849.353982920672">
            <text:p>849,3539829207</text:p>
          </table:table-cell>
          <table:table-cell table:style-name="ce9" table:formula="of:=LEGACY.FINV(0.05;3;91)" office:value-type="float" office:value="2.70470343454726">
            <text:p>2,7047034345</text:p>
          </table:table-cell>
          <table:table-cell table:number-columns-repeated="1018"/>
        </table:table-row>
        <table:table-row table:style-name="ro1">
          <table:table-cell office:value-type="string">
            <text:p>error</text:p>
          </table:table-cell>
          <table:table-cell table:style-name="ce9" table:formula="of:=[.F28]" office:value-type="float" office:value="21.6657076804025">
            <text:p>21,6657076804</text:p>
          </table:table-cell>
          <table:table-cell table:style-name="ce9" table:formula="of:=[.D28]-4" office:value-type="float" office:value="113">
            <text:p>113</text:p>
          </table:table-cell>
          <table:table-cell table:style-name="ce9" table:formula="of:=[.B32]/[.C32]" office:value-type="float" office:value="0.191731926375243">
            <text:p>0,1917319264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style-name="ce9" table:formula="of:=[.B31]+[.B32]" office:value-type="float" office:value="510.21053364">
            <text:p>510,21053364</text:p>
          </table:table-cell>
          <table:table-cell table:style-name="ce9" table:formula="of:=[.D28]-1"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string">
            <text:p>total(expl.)</text:p>
          </table:table-cell>
          <table:table-cell table:formula="of:=VAR([.#REF!24:.#REF!27])*([.D28]-1)" office:value-type="float" office:value="0">
            <text:p>#REF!</text:p>
          </table:table-cell>
          <table:table-cell table:number-columns-repeated="3"/>
          <table:table-cell office:value-type="string">
            <text:p>zamita shodu str. Hodno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avg</text:p>
          </table:table-cell>
          <table:table-cell table:formula="of:=AVERAGE([.#REF!24:.#REF!27])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[.#REF!34]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ost hoc</text:p>
          </table:table-cell>
          <table:table-cell office:value-type="string">
            <text:p>diference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formula="of:=ABS([.A24]-[.A25])" office:value-type="float" office:value="0.0357113003095977">
            <text:p>0,0357113003</text:p>
          </table:table-cell>
          <table:table-cell table:formula="of:=ABS([.A24]-[.A26])" office:value-type="float" office:value="0.00453235294117671">
            <text:p>0,0045323529</text:p>
          </table:table-cell>
          <table:table-cell table:style-name="ce10" table:formula="of:=ABS([.A24]-[.A27])" office:value-type="float" office:value="0.470132352941178">
            <text:p>0,4701323529</text:p>
          </table:table-cell>
          <table:table-cell/>
          <table:table-cell office:value-type="string">
            <text:p>kriticke hodnoty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ABS([.A25]-[.A26])" office:value-type="float" office:value="0.031178947368421">
            <text:p>0,0311789474</text:p>
          </table:table-cell>
          <table:table-cell table:style-name="ce10" table:formula="of:=ABS([.A25]-[.A27])" office:value-type="float" office:value="0.43442105263158">
            <text:p>0,4344210526</text:p>
          </table:table-cell>
          <table:table-cell table:number-columns-repeated="3"/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table:style-name="ce10" office:value-type="float" office:value="0.001">
            <text:p>0,00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10" table:formula="of:=ABS([.A26]-[.A27])" office:value-type="float" office:value="0.465600000000001">
            <text:p>0,4656</text:p>
          </table:table-cell>
          <table:table-cell/>
          <table:table-cell office:value-type="string">
            <text:p>student</text:p>
          </table:table-cell>
          <table:table-cell office:value-type="string">
            <text:p>bonferoni</text:p>
          </table:table-cell>
          <table:table-cell table:formula="of:=TINV([.H43]/6;91)" office:value-type="float" office:value="2.69715615411054">
            <text:p>2,6971561541</text:p>
          </table:table-cell>
          <table:table-cell table:formula="of:=TINV([.I43]/6;91)" office:value-type="float" office:value="3.24061753792631">
            <text:p>3,2406175379</text:p>
          </table:table-cell>
          <table:table-cell table:style-name="ce10" table:formula="of:=TINV([.J43]/6;91)" office:value-type="float" office:value="3.92777851990528">
            <text:p>3,92777851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fisher</text:p>
          </table:table-cell>
          <table:table-cell office:value-type="string">
            <text:p>schuffle</text:p>
          </table:table-cell>
          <table:table-cell table:formula="of:=SQRT(LEGACY.FINV([.H43:.H43];3;91)*3)" office:value-type="float" office:value="2.84852774317573">
            <text:p>2,8485277432</text:p>
          </table:table-cell>
          <table:table-cell table:formula="of:=SQRT(LEGACY.FINV([.I43:.I43];3;91)*3)" office:value-type="float" office:value="3.46600740027481">
            <text:p>3,4660074003</text:p>
          </table:table-cell>
          <table:table-cell table:style-name="ce10" table:formula="of:=SQRT(LEGACY.FINV([.J43:.J43];3;91)*3)" office:value-type="float" office:value="4.20790665796968">
            <text:p>4,207906658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atistiky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formula="of:=[.B42]/SQRT(1/25+1/25)/SQRT([.$D$32])" office:value-type="float" office:value="0.288345682209893">
            <text:p>0,2883456822</text:p>
          </table:table-cell>
          <table:table-cell table:formula="of:=[.C42]/SQRT(1/25+1/25)/SQRT([.$D$32])" office:value-type="float" office:value="0.0365958223170154">
            <text:p>0,0365958223</text:p>
          </table:table-cell>
          <table:table-cell table:formula="of:=[.D42]/SQRT(1/25+1/25)/SQRT([.$D$32])" office:value-type="float" office:value="3.7960150670104">
            <text:p>3,796015067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[.C43]/SQRT(1/25+1/25)/SQRT([.$D$32])" office:value-type="float" office:value="0.251749859892878">
            <text:p>0,2517498599</text:p>
          </table:table-cell>
          <table:table-cell table:formula="of:=[.D43]/SQRT(1/25+1/25)/SQRT([.$D$32])" office:value-type="float" office:value="3.50766938480051">
            <text:p>3,5076693848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D44]/SQRT(1/25+1/25)/SQRT([.$D$32])" office:value-type="float" office:value="3.75941924469339">
            <text:p>3,759419244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 testy na shodu rozptylu oproti 1. vzorku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d1</text:p>
          </table:table-cell>
          <table:table-cell office:value-type="string">
            <text:p>dx</text:p>
          </table:table-cell>
          <table:table-cell office:value-type="string">
            <text:p>F0.025</text:p>
          </table:table-cell>
          <table:table-cell office:value-type="string">
            <text:p>F0.975</text:p>
          </table:table-cell>
          <table:table-cell table:number-columns-repeated="1018"/>
        </table:table-row>
        <table:table-row table:style-name="ro2">
          <table:table-cell office:value-type="string">
            <text:p>S1/S2</text:p>
          </table:table-cell>
          <table:table-cell table:formula="of:=[.B24]/[.B25]" office:value-type="float" office:value="1.53761088296046">
            <text:p>1,537610883</text:p>
          </table:table-cell>
          <table:table-cell table:formula="of:=[.D$24]-1" office:value-type="float" office:value="67">
            <text:p>67</text:p>
          </table:table-cell>
          <table:table-cell table:formula="of:=[.D25]-1" office:value-type="float" office:value="18">
            <text:p>18</text:p>
          </table:table-cell>
          <table:table-cell table:formula="of:=LEGACY.FINV(0.025;[.$C54];[.$D54])" office:value-type="float" office:value="2.3079663295889">
            <text:p>2,3079663296</text:p>
          </table:table-cell>
          <table:table-cell table:formula="of:=LEGACY.FINV(0.975;[.$C54];[.$D54])" office:value-type="float" office:value="0.510318474291395">
            <text:p>0,5103184743</text:p>
          </table:table-cell>
          <table:table-cell table:formula="of:=FTEST([.A18:.BQ18];[.A19:.S19])" office:value-type="float" office:value="0.308781589798252">
            <text:p>0,3087815898</text:p>
          </table:table-cell>
          <table:table-cell office:value-type="string">
            <text:p><text:s/></text:p>
          </table:table-cell>
          <table:table-cell office:value-type="string">
            <text:p>H0</text:p>
          </table:table-cell>
          <table:table-cell table:number-columns-repeated="1015"/>
        </table:table-row>
        <table:table-row table:style-name="ro2">
          <table:table-cell office:value-type="string">
            <text:p>S1/S3</text:p>
          </table:table-cell>
          <table:table-cell table:formula="of:=[.B24]/[.B26]" office:value-type="float" office:value="0.98598915544913">
            <text:p>0,9859891554</text:p>
          </table:table-cell>
          <table:table-cell table:formula="of:=[.D$24]-1" office:value-type="float" office:value="67">
            <text:p>67</text:p>
          </table:table-cell>
          <table:table-cell table:formula="of:=[.D26]-1" office:value-type="float" office:value="14">
            <text:p>14</text:p>
          </table:table-cell>
          <table:table-cell table:formula="of:=LEGACY.FINV(0.025;[.$C55];[.$D55])" office:value-type="float" office:value="2.60133668062913">
            <text:p>2,6013366806</text:p>
          </table:table-cell>
          <table:table-cell table:formula="of:=LEGACY.FINV(0.975;[.$C55];[.$D55])" office:value-type="float" office:value="0.483461074007426">
            <text:p>0,483461074</text:p>
          </table:table-cell>
          <table:table-cell table:formula="of:=FTEST([.A19:.BQ19];[.A20:.S20])" office:value-type="float" office:value="0.371510089796507">
            <text:p>0,3715100898</text:p>
          </table:table-cell>
          <table:table-cell/>
          <table:table-cell office:value-type="string">
            <text:p>H0</text:p>
          </table:table-cell>
          <table:table-cell table:number-columns-repeated="1015"/>
        </table:table-row>
        <table:table-row table:style-name="ro2">
          <table:table-cell office:value-type="string">
            <text:p>S1/S4</text:p>
          </table:table-cell>
          <table:table-cell table:formula="of:=[.B24]/[.B27]" office:value-type="float" office:value="0.461345734331965">
            <text:p>0,4613457343</text:p>
          </table:table-cell>
          <table:table-cell table:formula="of:=[.D$24]-1" office:value-type="float" office:value="67">
            <text:p>67</text:p>
          </table:table-cell>
          <table:table-cell table:formula="of:=[.D27]-1" office:value-type="float" office:value="14">
            <text:p>14</text:p>
          </table:table-cell>
          <table:table-cell table:formula="of:=LEGACY.FINV(0.025;[.$C56];[.$D56])" office:value-type="float" office:value="2.60133668062913">
            <text:p>2,6013366806</text:p>
          </table:table-cell>
          <table:table-cell table:formula="of:=LEGACY.FINV(0.975;[.$C56];[.$D56])" office:value-type="float" office:value="0.483461074007426">
            <text:p>0,483461074</text:p>
          </table:table-cell>
          <table:table-cell table:formula="of:=FTEST([.A20:.BQ20];[.A21:.S21])" office:value-type="float" office:value="0.167644571757256">
            <text:p>0,1676445718</text:p>
          </table:table-cell>
          <table:table-cell/>
          <table:table-cell office:value-type="string">
            <text:p>H1</text:p>
          </table:table-cell>
          <table:table-cell table:number-columns-repeated="1015"/>
        </table:table-row>
      </table:table>
      <table:table table:name="List7" table:style-name="ta1" table:print="false">
        <table:table-column table:style-name="co10" table:number-columns-repeated="10" table:default-cell-style-name="Default"/>
        <table:table-row table:style-name="ro2">
          <table:table-cell office:value-type="string">
            <text:p>post hoc</text:p>
          </table:table-cell>
          <table:table-cell office:value-type="string">
            <text:p>diference</text:p>
          </table:table-cell>
          <table:table-cell table:number-columns-repeated="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formula="of:=ABS([anova.AA2]-[anova.AA3])" office:value-type="float" office:value="0">
            <text:p>0</text:p>
          </table:table-cell>
          <table:table-cell table:formula="of:=ABS([anova.AA2]-[anova.AA4])" office:value-type="float" office:value="0">
            <text:p>0</text:p>
          </table:table-cell>
          <table:table-cell table:style-name="ce10" table:formula="of:=ABS([anova.AA2]-[anova.AA5])" office:value-type="float" office:value="0">
            <text:p>0</text:p>
          </table:table-cell>
          <table:table-cell/>
          <table:table-cell office:value-type="string">
            <text:p>kriticke hodnoty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ABS([anova.AA3]-[anova.AA4])" office:value-type="float" office:value="0">
            <text:p>0</text:p>
          </table:table-cell>
          <table:table-cell table:style-name="ce10" table:formula="of:=ABS([anova.AA3]-[anova.AA5])" office:value-type="float" office:value="0">
            <text:p>0</text:p>
          </table:table-cell>
          <table:table-cell table:number-columns-repeated="3"/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table:style-name="ce10" office:value-type="float" office:value="0.001">
            <text:p>0,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10" table:formula="of:=ABS([anova.AA4]-[anova.AA5])" office:value-type="float" office:value="0">
            <text:p>0</text:p>
          </table:table-cell>
          <table:table-cell/>
          <table:table-cell office:value-type="string">
            <text:p>student</text:p>
          </table:table-cell>
          <table:table-cell office:value-type="string">
            <text:p>bonferoni</text:p>
          </table:table-cell>
          <table:table-cell table:formula="of:=TINV([.H4]/6;91)" office:value-type="float" office:value="2.69715615411054">
            <text:p>2,6971561541</text:p>
          </table:table-cell>
          <table:table-cell table:formula="of:=TINV([.I4]/6;91)" office:value-type="float" office:value="3.24061753792631">
            <text:p>3,2406175379</text:p>
          </table:table-cell>
          <table:table-cell table:style-name="ce10" table:formula="of:=TINV([.J4]/6;91)" office:value-type="float" office:value="3.92777851990528">
            <text:p>3,9277785199</text:p>
          </table:table-cell>
        </table:table-row>
        <table:table-row table:style-name="ro2">
          <table:table-cell table:number-columns-repeated="5"/>
          <table:table-cell office:value-type="string">
            <text:p>fisher</text:p>
          </table:table-cell>
          <table:table-cell office:value-type="string">
            <text:p>schuffle</text:p>
          </table:table-cell>
          <table:table-cell table:formula="of:=SQRT(LEGACY.FINV([.H4:.H4];3;91)*3)" office:value-type="float" office:value="2.84852774317573">
            <text:p>2,8485277432</text:p>
          </table:table-cell>
          <table:table-cell table:formula="of:=SQRT(LEGACY.FINV([.I4:.I4];3;91)*3)" office:value-type="float" office:value="3.46600740027481">
            <text:p>3,4660074003</text:p>
          </table:table-cell>
          <table:table-cell table:style-name="ce10" table:formula="of:=SQRT(LEGACY.FINV([.J4:.J4];3;91)*3)" office:value-type="float" office:value="4.20790665796968">
            <text:p>4,207906658</text:p>
          </table:table-cell>
        </table:table-row>
        <table:table-row table:style-name="ro2">
          <table:table-cell/>
          <table:table-cell office:value-type="string">
            <text:p>statistiky</text:p>
          </table:table-cell>
          <table:table-cell table:number-columns-repeated="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formula="of:=[.B3]/SQRT(1/25+1/25)/SQRT([anova.$AD$10])" office:value-type="float" office:value="0">
            <text:p>#DIV/0!</text:p>
          </table:table-cell>
          <table:table-cell table:formula="of:=[.C3]/SQRT(1/25+1/25)/SQRT([anova.$AD$10])" office:value-type="float" office:value="0">
            <text:p>#DIV/0!</text:p>
          </table:table-cell>
          <table:table-cell table:formula="of:=[.D3]/SQRT(1/25+1/20)/SQRT([anova.$AD$10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[.C4]/SQRT(1/25+1/25)/SQRT([anova.$AD$10])" office:value-type="float" office:value="0">
            <text:p>#DIV/0!</text:p>
          </table:table-cell>
          <table:table-cell table:formula="of:=[.D4]/SQRT(1/25+1/20)/SQRT([anova.$AD$10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[.D5]/SQRT(1/25+1/20)/SQRT([anova.$AD$10])" office:value-type="float" office:value="0">
            <text:p>#DIV/0!</text:p>
          </table:table-cell>
          <table:table-cell table:number-columns-repeated="6"/>
        </table:table-row>
      </table:table>
      <table:table table:name="List8" table:style-name="ta1" table:print="false">
        <table:table-column table:style-name="co10" table:default-cell-style-name="Default"/>
        <table:table-column table:style-name="co35" table:default-cell-style-name="Default"/>
        <table:table-column table:style-name="co36" table:number-columns-repeated="24" table:default-cell-style-name="Default"/>
        <table:table-column table:style-name="co10" table:number-columns-repeated="4" table:default-cell-style-name="Default"/>
        <table:table-row table:style-name="ro2">
          <table:table-cell office:value-type="string">
            <text:p>dvou vyberove testy oproti prvnimu vzorku</text:p>
          </table:table-cell>
          <table:table-cell table:number-columns-repeated="29"/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Vzorek 1, 2</text:p>
          </table:table-cell>
          <table:table-cell table:number-columns-repeated="29"/>
        </table:table-row>
        <table:table-row table:style-name="ro2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4" table:formula="of:=AVERAGE([.B4:.Z4])" office:value-type="float" office:value="371.32">
            <text:p>371,32</text:p>
          </table:table-cell>
          <table:table-cell table:style-name="ce6" table:formula="of:=VAR([.B4:.Z4])" office:value-type="float" office:value="5343.39333333333">
            <text:p>5343,393</text:p>
          </table:table-cell>
          <table:table-cell table:formula="of:=SQRT([.AB4])" office:value-type="float" office:value="73.0985179968331">
            <text:p>73,0985179968</text:p>
          </table:table-cell>
          <table:table-cell table:formula="of:=COUNT([.B4:.Z4])" office:value-type="float" office:value="25">
            <text:p>25</text:p>
          </table:table-cell>
        </table:table-row>
        <table:table-row table:style-name="ro2">
          <table:table-cell office:value-type="string">
            <text:p>II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4" table:formula="of:=AVERAGE([.B5:.Z5])" office:value-type="float" office:value="400.28">
            <text:p>400,28</text:p>
          </table:table-cell>
          <table:table-cell table:style-name="ce6" table:formula="of:=VAR([.B5:.Z5])" office:value-type="float" office:value="8601.87666666667">
            <text:p>8601,877</text:p>
          </table:table-cell>
          <table:table-cell table:formula="of:=SQRT([.AB5])" office:value-type="float" office:value="92.7463027115727">
            <text:p>92,7463027116</text:p>
          </table:table-cell>
          <table:table-cell table:formula="of:=COUNT([.B5:.Z5])" office:value-type="float" office:value="25">
            <text:p>25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statistika:</text:p>
          </table:table-cell>
          <table:table-cell table:formula="of:=ABS([.AA4]-[.AA5])/SQRT([.AB4]*[.AD4]+[.AB5]*[.AD5])*SQRT([.AD4]*[.AD5]*([.AD4]+[.AD5]-2)/([.AD4]+[.AD5]))" office:value-type="float" office:value="1.20140854009969">
            <text:p>1,2014085401</text:p>
          </table:table-cell>
          <table:table-cell/>
          <table:table-cell office:value-type="string">
            <text:p>T-krit:</text:p>
          </table:table-cell>
          <table:table-cell/>
          <table:table-cell table:formula="of:=TINV(0.01;48)" office:value-type="float" office:value="2.68220402695022">
            <text:p>2,682204027</text:p>
          </table:table-cell>
          <table:table-cell/>
          <table:table-cell office:value-type="string">
            <text:p>nezamitame shodu strednich hodnot</text:p>
          </table:table-cell>
          <table:table-cell table:number-columns-repeated="22"/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Vzorek 1, 2</text:p>
          </table:table-cell>
          <table:table-cell table:number-columns-repeated="29"/>
        </table:table-row>
        <table:table-row table:style-name="ro2">
          <table:table-cell office:value-type="string">
            <text:p>I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50">
            <text:p>350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13">
            <text:p>413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table:style-name="ce4" table:formula="of:=AVERAGE([.B10:.Z10])" office:value-type="float" office:value="371.32">
            <text:p>371,32</text:p>
          </table:table-cell>
          <table:table-cell table:style-name="ce6" table:formula="of:=VAR([.B10:.Z10])" office:value-type="float" office:value="5343.39333333333">
            <text:p>5343,393</text:p>
          </table:table-cell>
          <table:table-cell table:formula="of:=SQRT([.AB10])" office:value-type="float" office:value="73.0985179968331">
            <text:p>73,0985179968</text:p>
          </table:table-cell>
          <table:table-cell table:formula="of:=COUNT([.B10:.Z10])" office:value-type="float" office:value="25">
            <text:p>25</text:p>
          </table:table-cell>
        </table:table-row>
        <table:table-row table:style-name="ro2">
          <table:table-cell office:value-type="string">
            <text:p>III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561">
            <text:p>561</text:p>
          </table:table-cell>
          <table:table-cell table:style-name="ce4" table:formula="of:=AVERAGE([.B11:.Z11])" office:value-type="float" office:value="368.52">
            <text:p>368,52</text:p>
          </table:table-cell>
          <table:table-cell table:style-name="ce6" table:formula="of:=VAR([.B11:.Z11])" office:value-type="float" office:value="5090.26">
            <text:p>5090,260</text:p>
          </table:table-cell>
          <table:table-cell table:formula="of:=SQRT([.AB11])" office:value-type="float" office:value="71.3460580550881">
            <text:p>71,3460580551</text:p>
          </table:table-cell>
          <table:table-cell table:formula="of:=COUNT([.B11:.Z11])" office:value-type="float" office:value="25">
            <text:p>25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statistika:</text:p>
          </table:table-cell>
          <table:table-cell table:formula="of:=ABS([.AA10]-[.AA11])/SQRT([.AB10]*[.AD10]+[.AB11]*[.AD11])*SQRT([.AD10]*[.AD11]*([.AD10]+[.AD11]-2)/([.AD10]+[.AD11]))" office:value-type="float" office:value="0.134290549460213">
            <text:p>0,1342905495</text:p>
          </table:table-cell>
          <table:table-cell/>
          <table:table-cell office:value-type="string">
            <text:p>T-krit:</text:p>
          </table:table-cell>
          <table:table-cell/>
          <table:table-cell table:formula="of:=TINV(0.025;[.AD10:.AD10]+[.AD11]-2)" office:value-type="float" office:value="2.31389913195133">
            <text:p>2,313899132</text:p>
          </table:table-cell>
          <table:table-cell/>
          <table:table-cell office:value-type="string">
            <text:p>nezamitame shodu strednich hodnot</text:p>
          </table:table-cell>
          <table:table-cell table:number-columns-repeated="22"/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Vzorek 1, 2</text:p>
          </table:table-cell>
          <table:table-cell table:number-columns-repeated="29"/>
        </table:table-row>
        <table:table-row table:style-name="ro2">
          <table:table-cell office:value-type="string">
            <text:p>I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 office:value-type="float" office:value="587">
            <text:p>587</text:p>
          </table:table-cell>
          <table:table-cell office:value-type="float" office:value="611">
            <text:p>611</text:p>
          </table:table-cell>
          <table:table-cell office:value-type="float" office:value="632">
            <text:p>632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89">
            <text:p>789</text:p>
          </table:table-cell>
          <table:table-cell table:number-columns-repeated="5"/>
          <table:table-cell table:style-name="ce4" table:formula="of:=AVERAGE([.B16:.Z16])" office:value-type="float" office:value="588.6">
            <text:p>588,60</text:p>
          </table:table-cell>
          <table:table-cell table:style-name="ce6" table:formula="of:=VAR([.B16:.Z16])" office:value-type="float" office:value="16405.0947368421">
            <text:p>16405,095</text:p>
          </table:table-cell>
          <table:table-cell table:formula="of:=SQRT([.AB16])" office:value-type="float" office:value="128.082374809503">
            <text:p>128,0823748095</text:p>
          </table:table-cell>
          <table:table-cell table:formula="of:=COUNT([.B16:.Z16])" office:value-type="float" office:value="20">
            <text:p>20</text:p>
          </table:table-cell>
        </table:table-row>
        <table:table-row table:style-name="ro2">
          <table:table-cell office:value-type="string">
            <text:p>IV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table:style-name="ce4" table:formula="of:=AVERAGE([.B17:.Z17])" office:value-type="float" office:value="400.28">
            <text:p>400,28</text:p>
          </table:table-cell>
          <table:table-cell table:style-name="ce6" table:formula="of:=VAR([.B17:.Z17])" office:value-type="float" office:value="8601.87666666667">
            <text:p>8601,877</text:p>
          </table:table-cell>
          <table:table-cell table:formula="of:=SQRT([.AB17])" office:value-type="float" office:value="92.7463027115727">
            <text:p>92,7463027116</text:p>
          </table:table-cell>
          <table:table-cell table:formula="of:=COUNT([.B17:.Z17])" office:value-type="float" office:value="25">
            <text:p>25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office:value-type="string">
            <text:p>statistika:</text:p>
          </table:table-cell>
          <table:table-cell table:formula="of:=ABS([.AA16]-[.AA17])/SQRT([.AB16]*[.AD16]+[.AB17]*[.AD17])*SQRT([.AD16]*[.AD17]*([.AD16]+[.AD17]-2)/([.AD16]+[.AD17]))" office:value-type="float" office:value="5.5853449704316">
            <text:p>5,5853449704</text:p>
          </table:table-cell>
          <table:table-cell/>
          <table:table-cell office:value-type="string">
            <text:p>T-krit:</text:p>
          </table:table-cell>
          <table:table-cell/>
          <table:table-cell table:formula="of:=TINV(0.025;[.AD16:.AD16]+[.AD17]-2)" office:value-type="float" office:value="2.32261846134238">
            <text:p>2,3226184613</text:p>
          </table:table-cell>
          <table:table-cell/>
          <table:table-cell office:value-type="string">
            <text:p>zamitame shodu strednich hodnot</text:p>
          </table:table-cell>
          <table:table-cell table:number-columns-repeated="22"/>
        </table:table-row>
        <table:table-row table:style-name="ro2">
          <table:table-cell table:number-columns-repeated="30"/>
        </table:table-row>
        <table:table-row table:style-name="ro2">
          <table:table-cell/>
          <table:table-cell office:value-type="string">
            <text:p>? 7.16</text:p>
          </table:table-cell>
          <table:table-cell table:number-columns-repeated="28"/>
        </table:table-row>
      </table:table>
      <table:database-ranges>
        <table:database-range table:target-range-address="List1_2.B46:List1_2.Z4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  </number:text>
    </number:number-style>
    <number:number-style style:name="N118P1" style:volatile="true">
      <number:text>-</number:text>
      <number:number number:decimal-places="0" number:min-integer-digits="1" number:grouping="true"/>
      <number:text>      </number:text>
    </number:number-style>
    <number:number-style style:name="N118P2" style:volatile="true">
      <number:text> -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Kč </number:text>
    </number:number-style>
    <number:number-style style:name="N122P1" style:volatile="true">
      <number:text>-</number:text>
      <number:number number:decimal-places="0" number:min-integer-digits="1" number:grouping="true"/>
      <number:text> Kč </number:text>
    </number:number-style>
    <number:number-style style:name="N122P2" style:volatile="true">
      <number:text> - Kč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  </number:text>
    </number:number-style>
    <number:number-style style:name="N126P1" style:volatile="true">
      <number:text>-</number:text>
      <number:number number:decimal-places="2" number:min-integer-digits="1" number:grouping="true"/>
      <number:text>      </number:text>
    </number:number-style>
    <number:number-style style:name="N126P2" style:volatile="true">
      <number:text> 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Kč </number:text>
    </number:number-style>
    <number:number-style style:name="N130P1" style:volatile="true">
      <number:text>-</number:text>
      <number:number number:decimal-places="2" number:min-integer-digits="1" number:grouping="true"/>
      <number:text> Kč </number:text>
    </number:number-style>
    <number:number-style style:name="N130P2" style:volatile="true">
      <number:text> -</number:text>
      <number:number number: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0 200" svg:d="m100 0c0 55-45 100-100 100s-100-45-100-100 45-100 100-100 100 45 100 100z"/>
    <draw:marker draw:name="Styl_20_šipky_20_2" draw:display-name="Styl šipky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.12.2011</text:date>, <text:time>00:32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5T20:29:24</meta:creation-date>
    <dc:date>2011-12-01T00:32:44</dc:date>
    <meta:editing-duration>PT13H07M52S</meta:editing-duration>
    <meta:editing-cycles>12</meta:editing-cycles>
    <meta:generator>OpenOffice.org/3.2$Unix OpenOffice.org_project/320m19$Build-9505</meta:generator>
    <meta:document-statistic meta:table-count="8" meta:cell-count="2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83cm" svg:height="11.591cm" xlink:href=".." chart:class="chart:scatter" chart:style-name="ch1">
        <chart:plot-area chart:style-name="ch2" table:cell-range-address="List1_2.B13:List1_2.Y15" svg:x="0.242cm" svg:y="0.258cm" svg:width="11.463cm" svg:height="10.774cm"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st1_2.B14:List1_2.Y14" chart:class="chart:scatter">
            <chart:domain table:cell-range-address="List1_2.B13:List1_2.Y13"/>
            <chart:data-point chart:repeated="24"/>
          </chart:series>
          <chart:series chart:style-name="ch6" chart:values-cell-range-address="List1_2.B15:List1_2.Y15" chart:class="chart:scatte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 text:id="">Řádek 13</text:p>
              </table:table-cell>
              <table:table-cell office:value-type="float" office:value="-1.75068607125217">
                <text:p text:id="List1_2.B13:List1_2.Y13">-1.75068607125217</text:p>
              </table:table-cell>
              <table:table-cell office:value-type="float" office:value="-1.40507156030963">
                <text:p>-1.40507156030963</text:p>
              </table:table-cell>
              <table:table-cell office:value-type="float" office:value="-1.17498679206609">
                <text:p>-1.17498679206609</text:p>
              </table:table-cell>
              <table:table-cell office:value-type="float" office:value="-0.994457883209753">
                <text:p>-0.994457883209753</text:p>
              </table:table-cell>
              <table:table-cell office:value-type="float" office:value="-0.841621233572914">
                <text:p>-0.841621233572914</text:p>
              </table:table-cell>
              <table:table-cell office:value-type="float" office:value="-0.706302562840088">
                <text:p>-0.706302562840088</text:p>
              </table:table-cell>
              <table:table-cell office:value-type="float" office:value="-0.582841507271216">
                <text:p>-0.582841507271216</text:p>
              </table:table-cell>
              <table:table-cell office:value-type="float" office:value="-0.467698799114508">
                <text:p>-0.467698799114508</text:p>
              </table:table-cell>
              <table:table-cell office:value-type="float" office:value="-0.358458793251194">
                <text:p>-0.358458793251194</text:p>
              </table:table-cell>
              <table:table-cell office:value-type="float" office:value="-0.2533471031358">
                <text:p>-0.2533471031358</text:p>
              </table:table-cell>
              <table:table-cell office:value-type="float" office:value="-0.150969215496777">
                <text:p>-0.150969215496777</text:p>
              </table:table-cell>
              <table:table-cell office:value-type="float" office:value="-0.0501535834647337">
                <text:p>-0.0501535834647337</text:p>
              </table:table-cell>
              <table:table-cell office:value-type="float" office:value="0.0501535834647337">
                <text:p>0.0501535834647337</text:p>
              </table:table-cell>
              <table:table-cell office:value-type="float" office:value="0.150969215496777">
                <text:p>0.150969215496777</text:p>
              </table:table-cell>
              <table:table-cell office:value-type="float" office:value="0.2533471031358">
                <text:p>0.2533471031358</text:p>
              </table:table-cell>
              <table:table-cell office:value-type="float" office:value="0.358458793251194">
                <text:p>0.358458793251194</text:p>
              </table:table-cell>
              <table:table-cell office:value-type="float" office:value="0.467698799114508">
                <text:p>0.467698799114508</text:p>
              </table:table-cell>
              <table:table-cell office:value-type="float" office:value="0.582841507271216">
                <text:p>0.582841507271216</text:p>
              </table:table-cell>
              <table:table-cell office:value-type="float" office:value="0.706302562840088">
                <text:p>0.706302562840088</text:p>
              </table:table-cell>
              <table:table-cell office:value-type="float" office:value="0.841621233572914">
                <text:p>0.841621233572914</text:p>
              </table:table-cell>
              <table:table-cell office:value-type="float" office:value="0.994457883209753">
                <text:p>0.994457883209753</text:p>
              </table:table-cell>
              <table:table-cell office:value-type="float" office:value="1.17498679206609">
                <text:p>1.17498679206609</text:p>
              </table:table-cell>
              <table:table-cell office:value-type="float" office:value="1.40507156030963">
                <text:p>1.40507156030963</text:p>
              </table:table-cell>
              <table:table-cell office:value-type="float" office:value="1.75068607125217">
                <text:p>1.75068607125217</text:p>
              </table:table-cell>
            </table:table-row>
            <table:table-row>
              <table:table-cell office:value-type="string">
                <text:p text:id="">Řádek 14</text:p>
              </table:table-cell>
              <table:table-cell office:value-type="float" office:value="-1.9332813287148">
                <text:p text:id="List1_2.B14:List1_2.Y14">-1.9332813287148</text:p>
              </table:table-cell>
              <table:table-cell office:value-type="float" office:value="-1.79647964963789">
                <text:p>-1.79647964963789</text:p>
              </table:table-cell>
              <table:table-cell office:value-type="float" office:value="-1.46815561985333">
                <text:p>-1.46815561985333</text:p>
              </table:table-cell>
              <table:table-cell office:value-type="float" office:value="-1.30399360496104">
                <text:p>-1.30399360496104</text:p>
              </table:table-cell>
              <table:table-cell office:value-type="float" office:value="-1.13983159006876">
                <text:p>-1.13983159006876</text:p>
              </table:table-cell>
              <table:table-cell office:value-type="float" office:value="-0.948309239361093">
                <text:p>-0.948309239361093</text:p>
              </table:table-cell>
              <table:table-cell office:value-type="float" office:value="-0.838867896099571">
                <text:p>-0.838867896099571</text:p>
              </table:table-cell>
              <table:table-cell office:value-type="float" office:value="-0.633665377484216">
                <text:p>-0.633665377484216</text:p>
              </table:table-cell>
              <table:table-cell office:value-type="float" office:value="-0.291661179791958">
                <text:p>-0.291661179791958</text:p>
              </table:table-cell>
              <table:table-cell office:value-type="float" office:value="0.0503430179003005">
                <text:p>0.0503430179003005</text:p>
              </table:table-cell>
              <table:table-cell office:value-type="float" office:value="0.187144696977204">
                <text:p>0.187144696977204</text:p>
              </table:table-cell>
              <table:table-cell office:value-type="float" office:value="0.255545536515655">
                <text:p>0.255545536515655</text:p>
              </table:table-cell>
              <table:table-cell office:value-type="float" office:value="0.296586040238726">
                <text:p>0.296586040238726</text:p>
              </table:table-cell>
              <table:table-cell office:value-type="float" office:value="0.337626543961797">
                <text:p>0.337626543961797</text:p>
              </table:table-cell>
              <table:table-cell office:value-type="float" office:value="0.378667047684868">
                <text:p>0.378667047684868</text:p>
              </table:table-cell>
              <table:table-cell office:value-type="float" office:value="0.44706788722332">
                <text:p>0.44706788722332</text:p>
              </table:table-cell>
              <table:table-cell office:value-type="float" office:value="0.515468726761772">
                <text:p>0.515468726761772</text:p>
              </table:table-cell>
              <table:table-cell office:value-type="float" office:value="0.542829062577152">
                <text:p>0.542829062577152</text:p>
              </table:table-cell>
              <table:table-cell office:value-type="float" office:value="0.570189398392533">
                <text:p>0.570189398392533</text:p>
              </table:table-cell>
              <table:table-cell office:value-type="float" office:value="0.748031581192507">
                <text:p>0.748031581192507</text:p>
              </table:table-cell>
              <table:table-cell office:value-type="float" office:value="0.830112588638649">
                <text:p>0.830112588638649</text:p>
              </table:table-cell>
              <table:table-cell office:value-type="float" office:value="0.939553931900172">
                <text:p>0.939553931900172</text:p>
              </table:table-cell>
              <table:table-cell office:value-type="float" office:value="1.21315729005398">
                <text:p>1.21315729005398</text:p>
              </table:table-cell>
              <table:table-cell office:value-type="float" office:value="1.40467964076164">
                <text:p>1.40467964076164</text:p>
              </table:table-cell>
            </table:table-row>
            <table:table-row>
              <table:table-cell office:value-type="string">
                <text:p text:id="">Řádek 15</text:p>
              </table:table-cell>
              <table:table-cell office:value-type="float" office:value="-1.79647964963789">
                <text:p text:id="List1_2.B15:List1_2.Y15">-1.79647964963789</text:p>
              </table:table-cell>
              <table:table-cell office:value-type="float" office:value="-1.46815561985333">
                <text:p>-1.46815561985333</text:p>
              </table:table-cell>
              <table:table-cell office:value-type="float" office:value="-1.30399360496104">
                <text:p>-1.30399360496104</text:p>
              </table:table-cell>
              <table:table-cell office:value-type="float" office:value="-1.13983159006876">
                <text:p>-1.13983159006876</text:p>
              </table:table-cell>
              <table:table-cell office:value-type="float" office:value="-0.948309239361093">
                <text:p>-0.948309239361093</text:p>
              </table:table-cell>
              <table:table-cell office:value-type="float" office:value="-0.838867896099571">
                <text:p>-0.838867896099571</text:p>
              </table:table-cell>
              <table:table-cell office:value-type="float" office:value="-0.633665377484216">
                <text:p>-0.633665377484216</text:p>
              </table:table-cell>
              <table:table-cell office:value-type="float" office:value="-0.291661179791958">
                <text:p>-0.291661179791958</text:p>
              </table:table-cell>
              <table:table-cell office:value-type="float" office:value="0.0503430179003005">
                <text:p>0.0503430179003005</text:p>
              </table:table-cell>
              <table:table-cell office:value-type="float" office:value="0.187144696977204">
                <text:p>0.187144696977204</text:p>
              </table:table-cell>
              <table:table-cell office:value-type="float" office:value="0.255545536515655">
                <text:p>0.255545536515655</text:p>
              </table:table-cell>
              <table:table-cell office:value-type="float" office:value="0.296586040238726">
                <text:p>0.296586040238726</text:p>
              </table:table-cell>
              <table:table-cell office:value-type="float" office:value="0.337626543961797">
                <text:p>0.337626543961797</text:p>
              </table:table-cell>
              <table:table-cell office:value-type="float" office:value="0.378667047684868">
                <text:p>0.378667047684868</text:p>
              </table:table-cell>
              <table:table-cell office:value-type="float" office:value="0.44706788722332">
                <text:p>0.44706788722332</text:p>
              </table:table-cell>
              <table:table-cell office:value-type="float" office:value="0.515468726761772">
                <text:p>0.515468726761772</text:p>
              </table:table-cell>
              <table:table-cell office:value-type="float" office:value="0.542829062577152">
                <text:p>0.542829062577152</text:p>
              </table:table-cell>
              <table:table-cell office:value-type="float" office:value="0.570189398392533">
                <text:p>0.570189398392533</text:p>
              </table:table-cell>
              <table:table-cell office:value-type="float" office:value="0.748031581192507">
                <text:p>0.748031581192507</text:p>
              </table:table-cell>
              <table:table-cell office:value-type="float" office:value="0.830112588638649">
                <text:p>0.830112588638649</text:p>
              </table:table-cell>
              <table:table-cell office:value-type="float" office:value="0.939553931900172">
                <text:p>0.939553931900172</text:p>
              </table:table-cell>
              <table:table-cell office:value-type="float" office:value="1.21315729005398">
                <text:p>1.21315729005398</text:p>
              </table:table-cell>
              <table:table-cell office:value-type="float" office:value="1.40467964076164">
                <text:p>1.40467964076164</text:p>
              </table:table-cell>
              <table:table-cell office:value-type="float" office:value="1.63724249519238">
                <text:p>1.63724249519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